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2.20133333333333cm"/>
    </style:style>
    <style:style style:name="co2" style:family="table-column">
      <style:table-column-properties fo:break-before="auto" style:column-width="17.4625cm"/>
    </style:style>
    <style:style style:name="co3" style:family="table-column">
      <style:table-column-properties fo:break-before="auto" style:column-width="24.4475cm"/>
    </style:style>
    <style:style style:name="ro1" style:family="table-row">
      <style:table-row-properties style:row-height="27pt" style:use-optimal-row-height="false" fo:break-before="auto"/>
    </style:style>
    <style:style style:name="ro2" style:family="table-row">
      <style:table-row-properties style:row-height="187.2pt" style:use-optimal-row-height="true" fo:break-before="auto"/>
    </style:style>
    <style:style style:name="ro3" style:family="table-row">
      <style:table-row-properties style:row-height="73.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lernkarten_teil_1" table:style-name="ta1">
        <table:table-column table:style-name="co1" table:default-cell-style-name="ce1"/>
        <table:table-column table:style-name="co2" table:default-cell-style-name="ce2"/>
        <table:table-column table:style-name="co3" table:default-cell-style-name="ce2"/>
        <table:table-column table:style-name="co1" table:number-columns-repeated="16381" table:default-cell-style-name="ce1"/>
        <table:table-row table:style-name="ro1">
          <table:table-cell office:value-type="string" table:style-name="ce1">
            <text:p>sira</text:p>
          </table:table-cell>
          <table:table-cell office:value-type="string" table:style-name="ce2">
            <text:p>frage</text:p>
          </table:table-cell>
          <table:table-cell office:value-type="string" table:style-name="ce2">
            <text:p>antwort</text:p>
          </table:table-cell>
          <table:table-cell table:number-columns-repeated="16381"/>
        </table:table-row>
        <table:table-row table:style-name="ro2">
          <table:table-cell office:value-type="float" office:value="1" table:style-name="ce1">
            <text:p>1</text:p>
          </table:table-cell>
          <table:table-cell office:value-type="string" table:style-name="ce2">
            <text:p>1) IT-Berufe Gestreckte Abschlussprüfung Teil 1<text:s/></text:p>
            <text:p/>
            <text:p>Einrichten eines IT-gestützten Arbeitsplatzes<text:s/></text:p>
            <text:p>INHALT<text:s/></text:p>
            <text:p>Planen, Vorbereiten und Durchführen von Arbeitsaufgaben 1-23<text:s/></text:p>
            <text:p>Informieren und Beraten von Kunden und Kundinnen 24-46<text:s/></text:p>
            <text:p>Beurteilen marktgängiger IT-Systeme und Lösungen 47-104<text:s/></text:p>
            <text:p>Entwickeln, Erstellen und Betreuen von IT-Lösungen 105-168<text:s/></text:p>
            <text:p>Qualitätssichernde Maßnahmen 169-175<text:s/></text:p>
            <text:p>IT-Sicherheit und Datenschutz, Ergonomie 176-198<text:s/></text:p>
            <text:p>Auftragsabschluss und Leistungserbringung 199-227</text:p>
            <text:p/>
            <text:p>1) Mit welchen Werkzeugen kann man ein Projekt planen und überwachen?</text:p>
          </table:table-cell>
          <table:table-cell office:value-type="string" table:style-name="ce2">
            <text:p>Zum Beispiel mithilfe eines Netzplans, eines Gantt-Diagramms oder eines Projektstrukturplans können Projekte gemanagt und überwacht werden.</text:p>
          </table:table-cell>
          <table:table-cell table:number-columns-repeated="16381"/>
        </table:table-row>
        <table:table-row table:style-name="ro3">
          <table:table-cell office:value-type="float" office:value="2" table:style-name="ce1">
            <text:p>2</text:p>
          </table:table-cell>
          <table:table-cell office:value-type="string" table:style-name="ce2">
            <text:p>2) Was ist ein Netzplan?</text:p>
          </table:table-cell>
          <table:table-cell office:value-type="string" table:style-name="ce2">
            <text:p>Die richtige Antwort: Der Netzplan findet Anwendung bei der Terminplanung von Projekten und stellt im Projektmanagement die Dauer von Aktivitäten im Projekt dar, sowohl ihre zeitliche Anordnung als auch logische Abhängigkeiten zwischen den Aktivitäten werden grafisch dargestellt. Kritische Pfade und Pufferzeiten der einzelnen Aktivitäten sowie Gesamtpufferzeiten sind erkennbar.</text:p>
          </table:table-cell>
          <table:table-cell table:number-columns-repeated="16381"/>
        </table:table-row>
        <table:table-row table:style-name="ro3">
          <table:table-cell office:value-type="float" office:value="3" table:style-name="ce1">
            <text:p>3</text:p>
          </table:table-cell>
          <table:table-cell office:value-type="string" table:style-name="ce2">
            <text:p>3) Was ist ein Gantt-Diagramm?</text:p>
          </table:table-cell>
          <table:table-cell office:value-type="string" table:style-name="ce2">
            <text:p>Die richtige Antwort: In einem Gantt-Diagramm werden alle Aktivitäten eines Projektes mit Hilfe einer Zeitachse dargestellt. Die Zeitachse wird horizontal in der ersten Zeile des Diagramms dargestellt. Alle Aktivitäten werden dann in den darunter hegenden Zeilen in der ersten Spalte benannt und zeitlich mit einem waagerechten Balken dargestellt. An der Länge der Balken kann die Dauer, der Beginn und das Ende der Aktivität erkannt werden. Sich überschneidende Aktivitäten werden durch überlappende Balken dargestellt. Eine Visualisierung des kritischen Pfades ist möglich. Abhängigkeiten zwischen den einzelnen Aktivitäten werden mithilfe von Pfeilen verdeutlicht. Vorteil für kleine und mittlere Projekte sehr übersichtliche Darstellung der Aktivitäten Nachteil bei einer großen Anzahl von Aktivitäten wird die Darstellung schnell unübersichtlich</text:p>
          </table:table-cell>
          <table:table-cell table:number-columns-repeated="16381"/>
        </table:table-row>
        <table:table-row table:style-name="ro3">
          <table:table-cell office:value-type="float" office:value="4" table:style-name="ce1">
            <text:p>4</text:p>
          </table:table-cell>
          <table:table-cell office:value-type="string" table:style-name="ce2">
            <text:p>4) Was versteht man unter dem Top-Down-Ansatz beim Projektstrukturplan?</text:p>
          </table:table-cell>
          <table:table-cell office:value-type="string" table:style-name="ce2">
            <text:p>Die richtige Antwort: Der Top-Down-Ansatz des Projektstrukturplans verfolgt das Ziel, dass der Weg vom Ganzen zum Detail führt. Dazu wird das Gesamtprojekts in mehrere Teilaufgaben zerlegt. Schritte zur Erreichung dieses Ziels sind: Benennung des Gesamtprojekts Zerlegung des Gesamtprojekts in Arbeitspakete oder Teilaufgaben Benennung der Teilaufgaben weitere Zerlegung der Teilschritte, bis Arbeitspakete vorliegen Der Top-Down-Ansatz wird immer dann gewählt, wenn bereits Erfahrungen vorliegen mit ähnlichen Projekten oder die Inhalte des zu planenden Projektes aus vorherigen Projekten bereits bekannt sind.</text:p>
          </table:table-cell>
          <table:table-cell table:number-columns-repeated="16381"/>
        </table:table-row>
        <table:table-row table:style-name="ro3">
          <table:table-cell office:value-type="float" office:value="5" table:style-name="ce1">
            <text:p>5</text:p>
          </table:table-cell>
          <table:table-cell office:value-type="string" table:style-name="ce2">
            <text:p>5) Was versteht man unter dem Begriff Bottom-Up-Ansatz beim Projektstrukturplan?</text:p>
          </table:table-cell>
          <table:table-cell office:value-type="string" table:style-name="ce2">
            <text:p>Die richtige Antwort: Der Bottom-Up-Ansatz des Projektstrukturplans verfolgt das Ziel, dass der Weg vom Detail zum Ganzen führt. Die Grundidee ist, dass abgegrenzte, detaillierte Teilprobleme gelöst werden, um dann mit deren Hilfe größere, darüber liegende Probleme zu lösen. Bei sehr innovativen Lösungen kommt dieser Ansatz zum Einsatz. Folgende Punkte sind dabei zu berücksichtigen: Festlegung der auszuführenden Aufgaben Klärung der Beziehungen der Teilaufgaben in der Baumstruktur Errichtung einer Baumstruktur, um Aufbau und Zusammensetzung zu erkennen Überprüfung auf Vollständigkeit und Einmaligkeit aller Teilaufgaben</text:p>
          </table:table-cell>
          <table:table-cell table:number-columns-repeated="16381"/>
        </table:table-row>
        <table:table-row table:style-name="ro3">
          <table:table-cell office:value-type="float" office:value="6" table:style-name="ce1">
            <text:p>6</text:p>
          </table:table-cell>
          <table:table-cell office:value-type="string" table:style-name="ce2">
            <text:p>6) Was versteht man unter dem 4-Phasen-Modell beim Projektmanagement?</text:p>
          </table:table-cell>
          <table:table-cell office:value-type="string" table:style-name="ce2">
            <text:p>Die richtige Antwort: Das 4-Phasen-Modell beschreibt die grundlegenden Phasen beim Projektmanagement. Eine der ersten und grundlegenden Managementaufgaben in einem Projekt ist die Planung von Projektphasen. Dieses 4-Phasen-Modell gliedert ein Projekt in folgende Phasen ein: Projektdefinition Projektplanung Projektdurchführung und Controlling Projektabschluss Als Alternative existiert noch das 5-Phasen Modell, wo die 1. Phase die Initiierung des Projekts darstellt.</text:p>
          </table:table-cell>
          <table:table-cell table:number-columns-repeated="16381"/>
        </table:table-row>
        <table:table-row table:style-name="ro3">
          <table:table-cell office:value-type="float" office:value="7" table:style-name="ce1">
            <text:p>7</text:p>
          </table:table-cell>
          <table:table-cell office:value-type="string" table:style-name="ce2">
            <text:p>7) Was bezeichnet man als kritischen Pfad beim Netzplan?</text:p>
          </table:table-cell>
          <table:table-cell office:value-type="string" table:style-name="ce2">
            <text:p>Die richtige Antwort: Der Kritische Pfad, auch als kritischer Weg bezeichnet, ist der Weg von Anfang bis zum Ende aller Aktivitäten eines Netzplans, auf dem die Summe aller Pufferzeiten minimal oder Null wird. Die Gesamtprojektdauer wird somit durch den kritischen Pfad bestimmt. (DIN 69900:2009-01 Projektmanagement - Netzplantechnik; Beschreibungen und Begriffe). Einzelne Aktivitäten innerhalb des Projekts können im Rahmen ihrer Pufferzeit zeitlich verschoben oder verlängert werden, ohne dabei die Gesamtprojektdauer zu gefährden. Merke: Beim kritischen Pfad ist der Gesamtpuffer = Null.</text:p>
          </table:table-cell>
          <table:table-cell table:number-columns-repeated="16381"/>
        </table:table-row>
        <table:table-row table:style-name="ro3">
          <table:table-cell office:value-type="float" office:value="8" table:style-name="ce1">
            <text:p>8</text:p>
          </table:table-cell>
          <table:table-cell office:value-type="string" table:style-name="ce2">
            <text:p>8) Bitte ergänze die fehlenden Elemente und Bezeichnungen eines Vorgangs des Netzplans.</text:p>
          </table:table-cell>
          <table:table-cell office:value-type="string" table:style-name="ce2">
            <text:p>Die richtige Antwort: FAZ - frühester Anfangszeitpunkt FEZ - frühester Endzeitpunkt SAZ - spätester Anfangszeitpunkt SEZ - spätester Endzeitpunkt GP - Gesamtpuffer FP - freier Puffer</text:p>
          </table:table-cell>
          <table:table-cell table:number-columns-repeated="16381"/>
        </table:table-row>
        <table:table-row table:style-name="ro3">
          <table:table-cell office:value-type="float" office:value="9" table:style-name="ce1">
            <text:p>9</text:p>
          </table:table-cell>
          <table:table-cell office:value-type="string" table:style-name="ce2">
            <text:p>9) Was versteht man unter Forming, Storming, Norming und Performing im Projektmanagement?</text:p>
          </table:table-cell>
          <table:table-cell office:value-type="string" table:style-name="ce2">
            <text:p>Die richtige Antwort: Forming: Orientierungsphase, in der sich alle Gruppenmitglieder kennenlernen. Vieles ist in dieser Phase noch unklar. Man kennt die Teammitglieder nicht richtig. Die Aufgaben und Rollen sind noch nicht verteilt, Ziele sind noch nicht definiert. Storming: Sogenannte Nahkampfphase, in der die Ziele zunehmend klarer werden. Eine Rollenverteilung bildet sich allmählich heraus. Teammitglieder kommen sich näher und erste Machtkämpfe entstehen. Der Projektleiter fungiert gleichermaßen als Schlichter und Antreiber. Norming: Organisationsphase des Teams, in der klare Strukturen und Regeln gebildet werden. Das Team muss sich wichtige Fragen zur Zielerreichung stellen und die Spielregeln sowie die Einhaltung dieser Regeln im Team definieren. Die Projektleiter übertragen Mitarbeitern Aufgaben, setzen Teambesprechungen an und machen Erfolge sichtbar. Performing: Hochleistungsphase, in der die Selbstorganisation des Teams im Vordergrund steht. Die Teams werden zunehmend kreativer und flexibel. Fragen wie „Wer hat was zu tun?“ sind klar im Team kommuniziert. Das Team ist jetzt leistungsfähig und arbeitet effizient sowie eigenständig.</text:p>
          </table:table-cell>
          <table:table-cell table:number-columns-repeated="16381"/>
        </table:table-row>
        <table:table-row table:style-name="ro3">
          <table:table-cell office:value-type="float" office:value="10" table:style-name="ce1">
            <text:p>10</text:p>
          </table:table-cell>
          <table:table-cell office:value-type="string" table:style-name="ce2">
            <text:p>10) Was bezeichnet man als Kick-Off-Meeting?</text:p>
          </table:table-cell>
          <table:table-cell office:value-type="string" table:style-name="ce2">
            <text:p>Die richtige Antwort: Die offizielle DIN-Definition (DIN-69901-5) für das Kick-Off-Meeting lautet wie folgt: Das Kick-Off-Meeting findet nach erfolgter Projektplanung und vor dem Start der eigentlichen Durchführung statt. An einer Kick-Off-Veranstaltung nehmen mindestens alle Mitglieder des Projektteams teil. Darüber hinaus können Auftraggeber und weitere relevante Stakeholder einbezogen werden.</text:p>
          </table:table-cell>
          <table:table-cell table:number-columns-repeated="16381"/>
        </table:table-row>
        <table:table-row table:style-name="ro3">
          <table:table-cell office:value-type="float" office:value="11" table:style-name="ce1">
            <text:p>11</text:p>
          </table:table-cell>
          <table:table-cell office:value-type="string" table:style-name="ce2">
            <text:p>11) Was versteht man unter einer Meilenstein-Planung?</text:p>
          </table:table-cell>
          <table:table-cell office:value-type="string" table:style-name="ce2">
            <text:p>Die richtige Antwort: Die Meilenstein-Planung ist eine Form der Projektplanung und verfolgt bestimmte Ziele wie: eine grobe Terminplanung für das gesamte Projekt essenzielle Ereignisse (Meilensteine) im Projekt transparent zu machen Übersicht über Verzögerungen und deren mögliche Auswirkungen auf andere Termine sichtbar machen Leistungsfortschrittsorientierung zur Bewertung des Projektverlaufs Schaffen von Zwischenzielen zur Mitarbeitermotivation</text:p>
          </table:table-cell>
          <table:table-cell table:number-columns-repeated="16381"/>
        </table:table-row>
        <table:table-row table:style-name="ro3">
          <table:table-cell office:value-type="float" office:value="12" table:style-name="ce1">
            <text:p>12</text:p>
          </table:table-cell>
          <table:table-cell office:value-type="string" table:style-name="ce2">
            <text:p>12) Welche Vorgehensmodelle solltest du im Projektmanagement, insbesondere in der Anwendungsentwicklung kennen? </text:p>
          </table:table-cell>
          <table:table-cell office:value-type="string" table:style-name="ce2">
            <text:p>Die richtige Antwort: Klassische Modelle Wasserfallmodell V-Modell Spiralmodell Agile Modelle Serum Kanban Inkrementelles Vorgehensmodell Extreme Programming</text:p>
          </table:table-cell>
          <table:table-cell table:number-columns-repeated="16381"/>
        </table:table-row>
        <table:table-row table:style-name="ro3">
          <table:table-cell office:value-type="float" office:value="13" table:style-name="ce1">
            <text:p>13</text:p>
          </table:table-cell>
          <table:table-cell office:value-type="string" table:style-name="ce2">
            <text:p>13) Wähle Anhand der Darstellung den kritischen Pfad aus.</text:p>
          </table:table-cell>
          <table:table-cell office:value-type="string" table:style-name="ce2">
            <text:p>✔Der untere Pfad Der kritische Pfad ist immer der Pfad, der keine Gesamtpufferzeiten enthält und somit das Gesamtprojekt gefährden kann.</text:p>
          </table:table-cell>
          <table:table-cell table:number-columns-repeated="16381"/>
        </table:table-row>
        <table:table-row table:style-name="ro3">
          <table:table-cell office:value-type="float" office:value="14" table:style-name="ce1">
            <text:p>14</text:p>
          </table:table-cell>
          <table:table-cell office:value-type="string" table:style-name="ce2">
            <text:p>14) Was sind Bestandteile einer Risikoanalyse?</text:p>
          </table:table-cell>
          <table:table-cell office:value-type="string" table:style-name="ce2">
            <text:p>Die richtige Antwort: Die Risikoanalyse ist Bestandteil des Risikomanagements. Sie dient dem Zweck der Risikobeurteilung, Risikobewältigung und Risikokommunikation, um Transparenz über Ar und Umfang von bestehenden Risiken zu schaffen. Risiken können durch Präventionsmaßnahmen offengelegt, vermieden oder zumindest reduziert werden. Risikoanalysen werden angewandt in den Bereichen: IT-Systeme und IT-Dienstleistungen Großveranstaltung Produktentwicklung Pharmaindustrie Arbeitsschutz Lebensmittelsicherheit u.v.a.m.</text:p>
          </table:table-cell>
          <table:table-cell table:number-columns-repeated="16381"/>
        </table:table-row>
        <table:table-row table:style-name="ro3">
          <table:table-cell office:value-type="float" office:value="15" table:style-name="ce1">
            <text:p>15</text:p>
          </table:table-cell>
          <table:table-cell office:value-type="string" table:style-name="ce2">
            <text:p>15) Was versteht man unter dem Begriff Stakeholder?</text:p>
          </table:table-cell>
          <table:table-cell office:value-type="string" table:style-name="ce2">
            <text:p>Die richtige Antwort: Ein Stakeholder gehört zu den internen und externen Anspruchsgruppen, die gewisse Ziele und Interessen vertreten. Der Begriff Stakeholder stammt aus dem Englischen und bedeutet so viel wie Teilhaber oder Anspruchsberechtigter. Im Englischen kann „Stake“ auch mit Einsatz. Anteil oder Anspruch, Erwartung übersetzt werden, „holder" kann mit Eigentümer oder Besitzer übersetzt werden. Der Stakeholder ist jemand, dessen Erwartung bzw. Einsatz auf dem Spiel steht und der daher ein Interesse an der Zielerreichung hat. Der Begriff „Stakeholder" wird nicht nur für Personen verwendet, die tatsächlich einen Einsatz geleistet haben, sondern für alle, die ein Interesse am Verlauf oder Ergebnis eines Prozesses, eines Projektes oder Investments haben. So können beispielsweise auch Kunden oder Mitarbeiter die Funktion von Stakeholdern einnehmen.</text:p>
          </table:table-cell>
          <table:table-cell table:number-columns-repeated="16381"/>
        </table:table-row>
        <table:table-row table:style-name="ro3">
          <table:table-cell office:value-type="float" office:value="16" table:style-name="ce1">
            <text:p>16</text:p>
          </table:table-cell>
          <table:table-cell office:value-type="string" table:style-name="ce2">
            <text:p>16) Welches sind die Hauptziele der Datensicherheit? </text:p>
          </table:table-cell>
          <table:table-cell office:value-type="string" table:style-name="ce2">
            <text:p>Die richtige Antwort: Vertraulichkeit Vertraulichkeit bedeutet, dass Daten nur befugten Personen zugänglich zur Verarbeitung sind. Integrität Integrität bedeutet, dass Daten/Systeme korrekt, unverändert bzw. verlässlich sind. Verfügbarkeit Verfügbarkeit und Erreichbarkeit aller Systeme sowie die Verhinderung von Systemausfällen der luK-Systeme.</text:p>
          </table:table-cell>
          <table:table-cell table:number-columns-repeated="16381"/>
        </table:table-row>
        <table:table-row table:style-name="ro3">
          <table:table-cell office:value-type="float" office:value="17" table:style-name="ce1">
            <text:p>17</text:p>
          </table:table-cell>
          <table:table-cell office:value-type="string" table:style-name="ce2">
            <text:p>17) Wie errechnet sich der Gewinn eines Unternehmens? </text:p>
          </table:table-cell>
          <table:table-cell office:value-type="string" table:style-name="ce2">
            <text:p>Die richtige Antwort: Der Gewinn eines Unternehmens berechnet sich anhand dieser Formel: Gewinn = Erlös - Kosten Die Erlöse sind alle Einnahmen, die durch Verkauf von Waren und Dienstleistungen entstehen. Zu den Kosten zählen die variablen und fixen Kosten, wie Rohstoffkosten, Mietkosten sowie Personalkosten.</text:p>
          </table:table-cell>
          <table:table-cell table:number-columns-repeated="16381"/>
        </table:table-row>
        <table:table-row table:style-name="ro3">
          <table:table-cell office:value-type="float" office:value="18" table:style-name="ce1">
            <text:p>18</text:p>
          </table:table-cell>
          <table:table-cell office:value-type="string" table:style-name="ce2">
            <text:p>18) Was versteht man unter einer Machbarkeitsanalyse? </text:p>
          </table:table-cell>
          <table:table-cell office:value-type="string" table:style-name="ce2">
            <text:p>Die richtige Antwort: Eine Machbarkeitsanalyse ist eine erweiterte Machbarkeitsprüfung, die neben technisch-wissenschaftlichen Analysen auch Test oder Simulationen beinhaltet sowie Experten hinzuziehen kann. Sie wird immer dann durchgeführt, wenn der Misserfolg eines Projekts wahrscheinlich ist oder es unkalkulierbare Risiken birgt. Der Hauptteil der Machbarkeitsstudie stellt die Machbarkeitsprüfung dar. Wesentlichen Punkte sind: organisatorische Umsetzung wirtschaftliche Machbarkeit technische Machbarkeit Ressourcen und Verfügbarkeit zeitliche Umsetzung rechtliche Umsetzung</text:p>
          </table:table-cell>
          <table:table-cell table:number-columns-repeated="16381"/>
        </table:table-row>
        <table:table-row table:style-name="ro3">
          <table:table-cell office:value-type="float" office:value="19" table:style-name="ce1">
            <text:p>19</text:p>
          </table:table-cell>
          <table:table-cell office:value-type="string" table:style-name="ce2">
            <text:p>19) Was sind Ziele einer Machbarkeitsanalyse?</text:p>
          </table:table-cell>
          <table:table-cell office:value-type="string" table:style-name="ce2">
            <text:p>Die richtige Antwort: Die Machbarkeitsanalyse ist der Hauptbestandteil der Machbarkeitsstudie. Im Wesentlichen werden folgende Ziele verfolgt: Ist das Projekt technisch machbar? Ist die organisatorische Umsetzung möglich? Ist es rechtliche umsetzbar (Lizenzkosten und Patente)? Wie sieht es mit der Wirtschaftlichkeit aus (z. B. Budget, Finanzierung)? Sind genug Ressourcen vorhanden bzw. verfügbar (z. B. Material. Menschen. Maschinen und Zeit) Ist es zeitlich umsetzbar? Zu den technisch-wissenschaftlichen Analysen der Machbarkeitsanalyse gehören auch Pilottests und Computersimulationen sowie Expertenmeinungen und -Studien.</text:p>
          </table:table-cell>
          <table:table-cell table:number-columns-repeated="16381"/>
        </table:table-row>
        <table:table-row table:style-name="ro3">
          <table:table-cell office:value-type="float" office:value="20" table:style-name="ce1">
            <text:p>20</text:p>
          </table:table-cell>
          <table:table-cell office:value-type="string" table:style-name="ce2">
            <text:p>20) Wie berechnet sich der Deckungsbeitrag bei Unternehmen?</text:p>
          </table:table-cell>
          <table:table-cell office:value-type="string" table:style-name="ce2">
            <text:p>Die richtige Antwort: Der Deckungsbeitrag ist eine Teilkostenberechnung, welche sich aus der Differenz zwischen den erzielten Erlösen und den variablen Kosten berechnet. Der Deckungsbetrag ist der Betrag, der zur Deckung der Fixkosten zur Verfügung steht. Deckungsbeitrag = Erlös - variable Kosten</text:p>
          </table:table-cell>
          <table:table-cell table:number-columns-repeated="16381"/>
        </table:table-row>
        <table:table-row table:style-name="ro3">
          <table:table-cell office:value-type="float" office:value="21" table:style-name="ce1">
            <text:p>21</text:p>
          </table:table-cell>
          <table:table-cell office:value-type="string" table:style-name="ce2">
            <text:p>21) Welche Arten von Äußerungen sind in einem Kundengespräch eher blockierend?</text:p>
          </table:table-cell>
          <table:table-cell office:value-type="string" table:style-name="ce2">
            <text:p>Die richtige Antwort: In der Kundenkommunikation sind Äußerungen eher blockierend als förderlich, die folgende Eigenschaften aufweisen: Belehrungen Killerphrasen wie: „Das können nur wir!“ Erzeugen von Druck Termindruck auf Kunden ausüben Konkurrenz diskreditieren u.v.a.m.</text:p>
          </table:table-cell>
          <table:table-cell table:number-columns-repeated="16381"/>
        </table:table-row>
        <table:table-row table:style-name="ro3">
          <table:table-cell office:value-type="float" office:value="22" table:style-name="ce1">
            <text:p>22</text:p>
          </table:table-cell>
          <table:table-cell office:value-type="string" table:style-name="ce2">
            <text:p>22) In welchem Softwaresystem werden in der Regel Supportanfragen verarbeitet?</text:p>
          </table:table-cell>
          <table:table-cell office:value-type="string" table:style-name="ce2">
            <text:p>Die richtige Antwort: Es gibt eine Reihe von Synonymen für eine supportanfragende Software. Folgende Begrifflichkeiten existieren wie: Ticketing-System User-Helpdesk-System Support-Ticketing-System Service-Ticket-System Task-Tracking-System Request-Tracking-System (RTS) Bei diesen Softwarelösungen geht es grundsätzlich um Empfang, Bestätigung, Klassifizierung, Bearbeitung sowie die Pflege von Kundenanfragen in Form von sogenannten Tickets bzw. Fällen/Cases. Die eingehenden Kundenanfragen können klassisch per Telefon, per E-Mail, als Faxe oder in einem Online-Tool entgegengenommen werden. Moderne Tracking-Systeme haben in der Regel eine komplexe Datenbank sowie eine Schnittstelle zu einem Webportal, in dem der Kunde den Bearbeitungsstatus jederzeit verfolgen kann.</text:p>
          </table:table-cell>
          <table:table-cell table:number-columns-repeated="16381"/>
        </table:table-row>
        <table:table-row table:style-name="ro3">
          <table:table-cell office:value-type="float" office:value="23" table:style-name="ce1">
            <text:p>23</text:p>
          </table:table-cell>
          <table:table-cell office:value-type="string" table:style-name="ce2">
            <text:p>23) Nenne die Vorteile für ein User-Helpdesk-Ticketsystem.</text:p>
          </table:table-cell>
          <table:table-cell office:value-type="string" table:style-name="ce2">
            <text:p>Die richtige Antwort: Vorteile eines User-Helpdesk-Ticketsystem sind: alle Ticket-Bearbeiter können auf die Service- und Fehlerhistorie zurückgreifen es dient der Weiterentwicklung der Produkte oder des Service durch Kategorisierung in Level können Gruppen von Experten, die speziell für die Tätigkeit in diesem Level zuständig sind, besser koordiniert werden durch den Einsatz der Wissensdatenbank können die Fehleranalyse sowie deren Lösung zur Wiederherstellung des Systems/Service unterstützt werden durch Online-Ticketsysteme können Kundenerfahrungen gezielt gesammelt und ausgewertet werden</text:p>
          </table:table-cell>
          <table:table-cell table:number-columns-repeated="16381"/>
        </table:table-row>
        <table:table-row table:style-name="ro3">
          <table:table-cell office:value-type="float" office:value="24" table:style-name="ce1">
            <text:p>24</text:p>
          </table:table-cell>
          <table:table-cell office:value-type="string" table:style-name="ce2">
            <text:p>24) Was versteht man unter dem Begriff volkswirtschaftliche Sektoren?</text:p>
          </table:table-cell>
          <table:table-cell office:value-type="string" table:style-name="ce2">
            <text:p>Die richtige Antwort: Die volkswirtschaftliche Produktion wird in 3 Sektoren nach der Drei-Sektoren-Hypothese unterteilt. Der 1. Sektor, auch Primärsektor genannt, erfasst die land- und forstwirtschaftliche Produktion sowie die Fischerei als auch den Bergbau. Der 2. Sektor, auch Sekundärsektor genannt erfasst die Industrie und das verarbeitende Gewerbe/Handwerk. Der 3 Sektor, auch Tertiärsektor genannt, erfasst alle Dienstleistungen, die durch durch Unternehmen und öffentliche Einrichtungen erbracht werden. Zusammengefasst: Primär (Ur-Produktion) Sekundär (industrieller Sektor) Tertiär (Dienstleistungssektor) Zusätzlich zu den 3 bekannten Sektoren gibt es noch den Begriff des Quartärsektors (Informationssektor)</text:p>
          </table:table-cell>
          <table:table-cell table:number-columns-repeated="16381"/>
        </table:table-row>
        <table:table-row table:style-name="ro3">
          <table:table-cell office:value-type="float" office:value="25" table:style-name="ce1">
            <text:p>25</text:p>
          </table:table-cell>
          <table:table-cell office:value-type="string" table:style-name="ce2">
            <text:p>25) Was versteht man unter der Marktform des Monopols?</text:p>
          </table:table-cell>
          <table:table-cell office:value-type="string" table:style-name="ce2">
            <text:p>Die richtige Antwort: Ein Monopol ist eine Marktform in der Marktwirtschaft, bei welcher nur ein Anbieter vielen Nachfragern gegenübersteht (Angebotsmonopol) oder nur ein Nachfrager vielen Anbietern gegenübersteht (Nachfragemonopol). Der Monopolist hat somit eine marktbeherrschende Stellung. Er kann weitgehend das Angebot und den Preis am Markt bestimmen Eine Sonderform ist das zweiseitige Monopol, bei dem es genau einen Anbieter und genau einen Nachfrager gibt.</text:p>
          </table:table-cell>
          <table:table-cell table:number-columns-repeated="16381"/>
        </table:table-row>
        <table:table-row table:style-name="ro3">
          <table:table-cell office:value-type="float" office:value="26" table:style-name="ce1">
            <text:p>26</text:p>
          </table:table-cell>
          <table:table-cell office:value-type="string" table:style-name="ce2">
            <text:p>26) Wann spricht man in der Wirtschaft von einem Angebotsoligopol?</text:p>
          </table:table-cell>
          <table:table-cell office:value-type="string" table:style-name="ce2">
            <text:p>Die richtige Antwort: Ein Angebotsoligopol ist in der Marktwirtschaft eine Marktform. die durch wenige Anbieter auf der einen Seite und durch viele Nachfrager auf der anderen Seite gekennzeichnet ist. Als Beispiel kann hier der Energiemarkt bzw. der Mobilfunkmarkt genannt werden.</text:p>
          </table:table-cell>
          <table:table-cell table:number-columns-repeated="16381"/>
        </table:table-row>
        <table:table-row table:style-name="ro3">
          <table:table-cell office:value-type="float" office:value="27" table:style-name="ce1">
            <text:p>27</text:p>
          </table:table-cell>
          <table:table-cell office:value-type="string" table:style-name="ce2">
            <text:p>27) Was versteht man unter dem Begriff IT-Benchmarking?</text:p>
          </table:table-cell>
          <table:table-cell office:value-type="string" table:style-name="ce2">
            <text:p>Die richtige Antwort: Unter IT-Benchmarking auch Betriebsvergleich genannt, versteht man eine strategische IT-Management-Methode, in der die Performance der IT-Dienstleistungen eines Unternehmens mit denen eines anderen Unternehmens verglichen wird Durch den Vergleich von Angeboten, Verträgen, Dienstleistungen und Preisen lässt sich die Qualität der miteinander verglichenen Dienstleister ermitteln. Da es keine standardisierten Verfahren gibt, müssen die allgemeinen Funktionen und Kostenarten miteinander verglichen werden, wie zum Beispiel Kosten für den Support von Anwendungsentwicklungen oder bei den Kostenarten, die der Personalkosten.</text:p>
          </table:table-cell>
          <table:table-cell table:number-columns-repeated="16381"/>
        </table:table-row>
        <table:table-row table:style-name="ro3">
          <table:table-cell office:value-type="float" office:value="28" table:style-name="ce1">
            <text:p>28</text:p>
          </table:table-cell>
          <table:table-cell office:value-type="string" table:style-name="ce2">
            <text:p>28) Welche Kriterien müssen erfüllt sein für ein Marktgleichgewicht?</text:p>
          </table:table-cell>
          <table:table-cell office:value-type="string" table:style-name="ce2">
            <text:p>Die richtige Antwort: Das Marktgleichgewicht herrscht, wenn ein Zustand erreicht wird, in dem die angebotene Menge und die nachgefragte Menge nach Gütern übereinstimmen. Durch den sogenannten Gleichgewichtspreis, zu dem ein Gut oder eine Ware angeboten wird, und die entsprechende Gleichgewichtsmenge, die nachgefragt wird, kommt der größtmögliche Umsatz im Markt zustande.</text:p>
          </table:table-cell>
          <table:table-cell table:number-columns-repeated="16381"/>
        </table:table-row>
        <table:table-row table:style-name="ro3">
          <table:table-cell office:value-type="float" office:value="29" table:style-name="ce1">
            <text:p>29</text:p>
          </table:table-cell>
          <table:table-cell office:value-type="string" table:style-name="ce2">
            <text:p>29) Wann spricht man von einem Käufermarkt?</text:p>
          </table:table-cell>
          <table:table-cell office:value-type="string" table:style-name="ce2">
            <text:p>Die richtige Antwort: Als Käufermarkt wird eine Marktsituation beschrieben, in der sich die Käuferseite in der besseren Position gegen über der Verkäuferseite befindet. Der sogenannte Angebotsüberhang oder ein Überangebot an Waren ist hierfür ein typisches Beispiel Dieses Überangebot entsteht immer dann, wenn das Angebot die Nachfrage deutlich übersteigt. Wenn von einem Produkt zu viel angeboten wird, zum Beispiel frische Erdbeeren, existieren mehr Erdbeeren am Markt, als es Abnehmer dafür gibt. Als Folge ist ein sinkender Preis für Erdbeeren zu beobachten, was für die Verkäufer zu sinkenden Umsätzen führt.</text:p>
          </table:table-cell>
          <table:table-cell table:number-columns-repeated="16381"/>
        </table:table-row>
        <table:table-row table:style-name="ro3">
          <table:table-cell office:value-type="float" office:value="30" table:style-name="ce1">
            <text:p>30</text:p>
          </table:table-cell>
          <table:table-cell office:value-type="string" table:style-name="ce2">
            <text:p>30) Welche Aufgaben und Ziele verfolgen die betrieblichen Grundfunktionen?</text:p>
          </table:table-cell>
          <table:table-cell office:value-type="string" table:style-name="ce2">
            <text:p>Die richtige Antwort: Zu den betrieblichen Grundfunktionen zählen: Beschaffung: z. B. Einkauf von Roh-, Hilfs-und Betriebsstoffen sowie Fertigerzeugnissen Produktion: Herstellen von materiellen sowie immateriellen Gütern/Waren und/oder Dienstleistungen Absatz/Vertrieb: Verkauf der produzierten Güter/Waren und/oder Dienstleistungen am Markt Finanzierung: alle Prozesse, die im Zusammenhang mit der finanziellen Versorgung. Steuerung sowie Kontrolle zwischen Kapitalbeschaffung und Kapitalverwendung stehen</text:p>
          </table:table-cell>
          <table:table-cell table:number-columns-repeated="16381"/>
        </table:table-row>
        <table:table-row table:style-name="ro3">
          <table:table-cell office:value-type="float" office:value="31" table:style-name="ce1">
            <text:p>31</text:p>
          </table:table-cell>
          <table:table-cell office:value-type="string" table:style-name="ce2">
            <text:p>31) Welche Merkmale besitzt eine Europäische Gesellschaft (lateinisch Societas Europaea, kurz SE genannt)?</text:p>
          </table:table-cell>
          <table:table-cell office:value-type="string" table:style-name="ce2">
            <text:p>Die richtige Antwort: Folgende Merkmale gelten für eine Europäische Gesellschaft (SE): Sie besitzt eine eigene Rechtspersönlichkeit. Sie ist eine Kapitalgesellschaft. Das Mindestkapital beträgt 120.000 Euro. Jeder Aktionär haftet nur bis zur Höhe des von ihm gezeichneten Kapitals. Die Geschäftsführung kann auf 2 Arten erfolgen: Monistisches System Dualistisches System</text:p>
          </table:table-cell>
          <table:table-cell table:number-columns-repeated="16381"/>
        </table:table-row>
        <table:table-row table:style-name="ro3">
          <table:table-cell office:value-type="float" office:value="32" table:style-name="ce1">
            <text:p>32</text:p>
          </table:table-cell>
          <table:table-cell office:value-type="string" table:style-name="ce2">
            <text:p>32) Welche Kriterien müssen für die Marktform des Polypols erfüllt sein?</text:p>
          </table:table-cell>
          <table:table-cell office:value-type="string" table:style-name="ce2">
            <text:p>Die richtige Antwort: Das Polypol gilt als die bestmögliche Marktform der Marktwirtschaft, da hier von einem vollkommenen Markt die Rede ist. Es gibt regen Wettbewerb unter den Anbietern und Nachfragern. Es ist eine Marktform, bei der sich viele Anbieter und viele Nachfrager gegenüberstehen und miteinander in Konkurrenz treten.</text:p>
          </table:table-cell>
          <table:table-cell table:number-columns-repeated="16381"/>
        </table:table-row>
        <table:table-row table:style-name="ro3">
          <table:table-cell office:value-type="float" office:value="33" table:style-name="ce1">
            <text:p>33</text:p>
          </table:table-cell>
          <table:table-cell office:value-type="string" table:style-name="ce2">
            <text:p>33) Welche Unternehmensformen sind in Deutschland Personengesellschaften?</text:p>
          </table:table-cell>
          <table:table-cell office:value-type="string" table:style-name="ce2">
            <text:p>Die richtige Antwort: Die Personengesellschaft ist ein Zusammenschluss mindestens zweier Personen (natürliche und/oder juristische Personen sowie Personengesellschaften) zur Erreichung eines gemeinsamen Unternehmensziels. Personengesellschaften: Gesellschaft bürgerlichen Rechts (GbR) Personenhandelsgesellschaften: Offene Handelsgesellschaft (oHG), auch als GmbH &amp; Co oHG Kommanditgesellschaft (KG), auch als GmbH &amp; Co. KG</text:p>
          </table:table-cell>
          <table:table-cell table:number-columns-repeated="16381"/>
        </table:table-row>
        <table:table-row table:style-name="ro3">
          <table:table-cell office:value-type="float" office:value="34" table:style-name="ce1">
            <text:p>34</text:p>
          </table:table-cell>
          <table:table-cell office:value-type="string" table:style-name="ce2">
            <text:p>34) Welche Bedingungen und welche Haftungsregeln gelten bei einer offenen Handelsgesellschaft – OHG?</text:p>
          </table:table-cell>
          <table:table-cell office:value-type="string" table:style-name="ce2">
            <text:p>Die richtige Antwort: Eine OHG kann gegründet werden, wenn sich mindestens zwei oder mehr Personen zum Zweck eines vollkaufmännischen Handelsgewerbes im Sinne von § 1 Abs. 1 HGB (Handelsgesetzbuch) zusammenschließen. Es gilt, dass alle Gesellschafter persönlich, unbegrenzt und unbeschränkt für alle Verbindlichkeiten der Gesellschaft haften.</text:p>
          </table:table-cell>
          <table:table-cell table:number-columns-repeated="16381"/>
        </table:table-row>
        <table:table-row table:style-name="ro3">
          <table:table-cell office:value-type="float" office:value="35" table:style-name="ce1">
            <text:p>35</text:p>
          </table:table-cell>
          <table:table-cell office:value-type="string" table:style-name="ce2">
            <text:p>35) Ein Betriebsergebnis errechnet sich aus den Umsatzerlösen minus den Umsatzkosten. Welche Sachverhalte können das Betriebsergebnis positiv beeinflussen?</text:p>
          </table:table-cell>
          <table:table-cell office:value-type="string" table:style-name="ce2">
            <text:p>Die richtige Antwort: Um das Betriebsergebnis positiv zu verändern, gibt es folgende Möglichkeiten: Wareneinkauf optimieren (Rabatte aushandeln) Herstellungskosten senken (z.B. Einsatz von günstigen Vorprodukten) allgemeine Verwaltungskosten minimieren (durch Einsatz von Software) Reduzierung der Werbekosten (Nutzung von Social Media) Personalkosten reduzieren (durch Steigerung der Produktivität) Fixkosten mindern (z.B. Nutzung von Fahrzeug-Leasing statt Kauf)</text:p>
          </table:table-cell>
          <table:table-cell table:number-columns-repeated="16381"/>
        </table:table-row>
        <table:table-row table:style-name="ro3">
          <table:table-cell office:value-type="float" office:value="36" table:style-name="ce1">
            <text:p>36</text:p>
          </table:table-cell>
          <table:table-cell office:value-type="string" table:style-name="ce2">
            <text:p>36) Unternehmen richten ihre Produkte und Dienstleistungen, mit Hilfe von Marketingmaßnahmen, nach den Kundenwünschen aus. Welchem Zweck dienen in diesem Zusammenhang Kundenbefragungen?</text:p>
          </table:table-cell>
          <table:table-cell office:value-type="string" table:style-name="ce2">
            <text:p>Die richtige Antwort: Durch Kundenbefragungen können zentrale Punkte wie Kundenzufriedenheit. Trends das Image des Unternehmens, die Marktposition, die Kundenbindung sowie der Erfolg von Werbemaßnahmen beantwortet werden.</text:p>
          </table:table-cell>
          <table:table-cell table:number-columns-repeated="16381"/>
        </table:table-row>
        <table:table-row table:style-name="ro3">
          <table:table-cell office:value-type="float" office:value="37" table:style-name="ce1">
            <text:p>37</text:p>
          </table:table-cell>
          <table:table-cell office:value-type="string" table:style-name="ce2">
            <text:p>37) In der Kundenkommunikation, im Speziellen während der Fehleranalyse im Telefonsupport, sind Fragen von besonderer Bedeutung. Unterscheide bitte geschlossene und offene Fragen.</text:p>
          </table:table-cell>
          <table:table-cell office:value-type="string" table:style-name="ce2">
            <text:p>Die richtige Antwort: Geschlossene Fragen: Ja-oder-Nein Fragen, z. B.: "Haben Sie den PC schon einmal neu gestartet?" Offene Fragen: W-Fragen-Wer, Wie, Was, Wieso, Warum, Wo, Weshalb, Wann, z. B.: "Welche Fehlermeldung wurde Ihnen beim Programmabbruch angezeigt?"</text:p>
          </table:table-cell>
          <table:table-cell table:number-columns-repeated="16381"/>
        </table:table-row>
        <table:table-row table:style-name="ro3">
          <table:table-cell office:value-type="float" office:value="38" table:style-name="ce1">
            <text:p>38</text:p>
          </table:table-cell>
          <table:table-cell office:value-type="string" table:style-name="ce2">
            <text:p>38) Das Controlling im Unternehmen wird als eine Funktion des Managements gesehen, dessen zentrale Aufgabe die Planung, Steuerung sowie die Kontrolle aller Unternehmensbereiche ist. Wozu dient dabei eine ABC-Analyse?</text:p>
          </table:table-cell>
          <table:table-cell office:value-type="string" table:style-name="ce2">
            <text:p>Die richtige Antwort: Die ABC-Analyse stellt ein betriebswirtschaftliches Analyseverfahren dar, welches bestimmte Prozesse oder Objekte in Klassen A, B und C einstuft. Dabei wird von A bis C in absteigender Reihenfolge eine Bedeutung zugeordnet. Bei der ABC-Analyse vergleicht man beispielsweise, welche Kunden für den Hauptumsatz des Unternehmens verantwortlich sind und somit in Klasse A eingestuft werden. Kunden, welche am wenigsten zum Umsatz beitragen, kommen in die Klasse C. In Klasse B kommen die Kunden, die nur durchschnittlich zum Umsatzerfolg beitragen. Somit erhalten wir eine Art Ranking über den Umsatzerfolg, ähnlich dem Pareto-Prinzip (80/20-Regel).</text:p>
          </table:table-cell>
          <table:table-cell table:number-columns-repeated="16381"/>
        </table:table-row>
        <table:table-row table:style-name="ro3">
          <table:table-cell office:value-type="float" office:value="39" table:style-name="ce1">
            <text:p>39</text:p>
          </table:table-cell>
          <table:table-cell office:value-type="string" table:style-name="ce2">
            <text:p>39) Was versteht man unter dem Begriff Cross-Selling?</text:p>
          </table:table-cell>
          <table:table-cell office:value-type="string" table:style-name="ce2">
            <text:p>Die richtige Antwort: Als Cross-Selling (deutsch Querverkauf) wird im Bereich des Marketings das Bemühen eines Händlers bezeichnet, zusätzlich zu einem nachgefragten oder angebotenen Artikel weitere passende Produkte oder Services anzubieten, immer mit dem Ziel, einen höheren Umsatz zu erzielen und sowohl die Kundenbindung als auch die Kundenzufriedenheit zu erhöhen.</text:p>
          </table:table-cell>
          <table:table-cell table:number-columns-repeated="16381"/>
        </table:table-row>
        <table:table-row table:style-name="ro3">
          <table:table-cell office:value-type="float" office:value="40" table:style-name="ce1">
            <text:p>40</text:p>
          </table:table-cell>
          <table:table-cell office:value-type="string" table:style-name="ce2">
            <text:p>40) Ergänze nach dem Vier-Ohren-Modell (Sachebene, Appell, Selbstoffenbarung und Beziehung) die folgenden Aussagen eines Kunden gegenüber eines Vertriebsmitarbeiters. Der Kunde sagt: 1. Sie müssen pünktlich liefern! 2. Ich bin mit Ihnen nicht zufrieden. 3. Sie haben nicht pünktlich geliefert. 4. Ich kontrolliere Ihre Leitung sehr genau.</text:p>
          </table:table-cell>
          <table:table-cell office:value-type="string" table:style-name="ce2">
            <text:p>Die richtige Antwort: Folgende Aspekte möchte der Kunde nach dem Vier-Ohren-Modell vermitteln: Appell - 1. Sie müssen pünktlich liefern! Beziehung -2. Ich bin mit Ihnen nicht zufrieden. Sachebene- 3. Sie haben nicht pünktlich geliefert. Selbstoffenbarung - 4. Ich kontrolliere Ihre Leitung sehr genau.</text:p>
          </table:table-cell>
          <table:table-cell table:number-columns-repeated="16381"/>
        </table:table-row>
        <table:table-row table:style-name="ro3">
          <table:table-cell office:value-type="float" office:value="41" table:style-name="ce1">
            <text:p>41</text:p>
          </table:table-cell>
          <table:table-cell office:value-type="string" table:style-name="ce2">
            <text:p>41) Welche Regeln sollte man im telefonischen Kundensupport beachten?</text:p>
          </table:table-cell>
          <table:table-cell office:value-type="string" table:style-name="ce2">
            <text:p>Die richtige Antwort: Folgende Regeln sind allgemeiner Natur und sollten beim telefonischen Support Beachtung finden: Vermeide Worte und Ausdrücke, die den Kunden reizen könnten Höre dem Gesprächspartner aktiv zu Lass Kunden immer ausreden und unterbrich sie nicht Widersprich nie bei einem Einwand oder einer Beschwerde Hinterfrage mit den W-Fragen (wann, wie wo. warum)</text:p>
          </table:table-cell>
          <table:table-cell table:number-columns-repeated="16381"/>
        </table:table-row>
        <table:table-row table:style-name="ro3">
          <table:table-cell office:value-type="float" office:value="42" table:style-name="ce1">
            <text:p>42</text:p>
          </table:table-cell>
          <table:table-cell office:value-type="string" table:style-name="ce2">
            <text:p>42) Beschreibe den Begriff Pre-Sales-Angebot und nenne 2 Beispiele.</text:p>
          </table:table-cell>
          <table:table-cell office:value-type="string" table:style-name="ce2">
            <text:p>Die richtige Antwort: Unter dem Begriff Pre-Sales-Angebot sind alle Dienstleistungen zu verstehen, die dem potenziellen Kunden im Rahmen der Geschäftsanbahnung oder beim Vertragsabschluss angeboten werden. Dieser Service ist in der Regel unentgeltlich und dient der Kunden- und Auftragsgewinnung. Beispiele hierfür können sein: Kostenlose Probefahrt beim Fahrzeugkauf Kostenlose Informationsveranstaltungen Kostenlose Kataloge oder Probeprodukte</text:p>
          </table:table-cell>
          <table:table-cell table:number-columns-repeated="16381"/>
        </table:table-row>
        <table:table-row table:style-name="ro3">
          <table:table-cell office:value-type="float" office:value="43" table:style-name="ce1">
            <text:p>43</text:p>
          </table:table-cell>
          <table:table-cell office:value-type="string" table:style-name="ce2">
            <text:p>43) Was ist eine Nutzwertanalyse?</text:p>
          </table:table-cell>
          <table:table-cell office:value-type="string" table:style-name="ce2">
            <text:p>Die richtige Antwort: Die Nutzwertanalyse stellt im Allgemeinen eine Entscheidungshilfe dar, wenn es um komplexe Handlungsalternativen geht. Mittels eines Punktwertverfahrens, eines Punktbewertungsverfahrens oder eines Scoring-Modells werden verschiedene Bewertungskriterien erstellt und mehrere Produkte oder Services miteinander verglichen. Die Nutzwertanalyse dient zur Entscheidungsfindung bei komplexen Problemen. Der Bewertungsmaßstab kann individuell, zum Beispiel als eine 4 Punkte Skala mit: 1 = gering, 2 = mittel, 3 = hoch, 4 = sehr hoch, festgelegt werden.</text:p>
          </table:table-cell>
          <table:table-cell table:number-columns-repeated="16381"/>
        </table:table-row>
        <table:table-row table:style-name="ro3">
          <table:table-cell office:value-type="float" office:value="44" table:style-name="ce1">
            <text:p>44</text:p>
          </table:table-cell>
          <table:table-cell office:value-type="string" table:style-name="ce2">
            <text:p>44) Unternehmen müssen ihre Produkte am Markt anbieten. Dazu benötigen sie einen Vertriebspartner oder ein Vertriebsnetz. Nenne Vor- und Nachteile eines direkten Vertriebs.</text:p>
          </table:table-cell>
          <table:table-cell office:value-type="string" table:style-name="ce2">
            <text:p>Die richtige Antwort: Beim direkten Vertrieb bietet das Unternehmen seine Produkte oder seine Dienstleistungen unmittelbar an die Endabnehmer bzw. Endverbraucher an. Vorteile: die Gewinnspanne ist höher (Provisionen für Zwischenhändler entfallen) Endverbraucher haben kurze Kommunikations- und Vertriebswege Vertriebsmitarbeiter sind eigene Mitarbeiter und können aktiv und schnell neue Produkte anbieten engere Kundenbindung durch persönliche Kundenkommunikation Nachteile: eigenes Vertriebsnetz bindet viel Kapital personalintensiv, hohe Fixkosten Massendistribution nur bedingt umsetzbar Hinweis: Der direkte Vertrieb (Unternehmen -&gt;Kunde) ist der Gegensatz zum indirekten Vertrieb (Unternehmen -&gt; Zwischenhändler -&gt;Kunde).</text:p>
          </table:table-cell>
          <table:table-cell table:number-columns-repeated="16381"/>
        </table:table-row>
        <table:table-row table:style-name="ro3">
          <table:table-cell office:value-type="float" office:value="45" table:style-name="ce1">
            <text:p>45</text:p>
          </table:table-cell>
          <table:table-cell office:value-type="string" table:style-name="ce2">
            <text:p>45) Mit welchen Maßnahmen kann man die Kundenzufriedenheit erhöhen?</text:p>
          </table:table-cell>
          <table:table-cell office:value-type="string" table:style-name="ce2">
            <text:p>Die richtige Antwort: Kundenzufriedenheit ist für viele Unternehmen wichtig, um die Kundenbindung zu erhöhen und eine Umsatzsteigerung zu erreichen. Zufriedene Kunden kehren oft zurück und empfehlen das Produkt oder die Dienstleistung weiter. Die Kundenzufriedenheit unterliegt daher einer ständigen Optimierung. Dazu zählt auch eine Verbesserung der Customer Experience, also der Erfahrungen, die der Kunde mit dem Unternehmen macht. Folgende Maßnahmen sind geeignet: Gewährung von Rabatten (im Rahmen von Aktionen) Teilnahme an Sonderaktionen (Lotterie) Einladung zu Hausmessen oder Festen Feedback einholen durch Umfragen Social Media, Einrichtung von Bewertungsportalen Qualitätsversprechen unbedingt einhalten etc.</text:p>
          </table:table-cell>
          <table:table-cell table:number-columns-repeated="16381"/>
        </table:table-row>
        <table:table-row table:style-name="ro3">
          <table:table-cell office:value-type="float" office:value="46" table:style-name="ce1">
            <text:p>46</text:p>
          </table:table-cell>
          <table:table-cell office:value-type="string" table:style-name="ce2">
            <text:p>46) Welchem Zweck dient ein Angebotsvergleich?</text:p>
          </table:table-cell>
          <table:table-cell office:value-type="string" table:style-name="ce2">
            <text:p>Die richtige Antwort: Der Angebotsvergleich bildet die wesentliche Grundlage für eine zukünftige Kaufentscheidung. Man vergleicht normalerweise mindestens 2 oder mehr Angebote von verschiedenen Lieferanten, Unternehmen sowie Dienstleistern. im Zugs der Kaufentscheidung werden Kriterien miteinander verglichen, wie z. B.: niedrigster Preis Qualität der Produkte/Dienstleistungen Finanzierungsangebote Kundenservice Garantie und Gewährleistung Rabattangebote Lieferservice Liefertreue Lieferzeit Liefermenge</text:p>
          </table:table-cell>
          <table:table-cell table:number-columns-repeated="16381"/>
        </table:table-row>
        <table:table-row table:style-name="ro3">
          <table:table-cell office:value-type="float" office:value="47" table:style-name="ce1">
            <text:p>47</text:p>
          </table:table-cell>
          <table:table-cell office:value-type="string" table:style-name="ce2">
            <text:p>47) Worin besteht in der Virtualisierung von Hostsystemen der Unterschied zwischen dem Hypervisor Typ 1 und Typ2?</text:p>
          </table:table-cell>
          <table:table-cell office:value-type="string" table:style-name="ce2">
            <text:p>Die richtige Antwort: Der Hypervisor Typ 1, auch native oder bare-metal Hypervisor genannt, setzt direkt auf der Hardware des Hostsystems auf. Daher ist keine vorherige Betriebssystem-Installation notwendig. Der Hypervisor Typ 2, auch hosted Hypervisor genannt, benötigt ein lauffähiges vollwertiges Betriebssystem, um auf diesem Hostsystem auf die Gerätetreiber des Betriebssystems bzw. auf die Hardware des Hostsystems zuzugreifen. Bei beiden Hypervisor-Typen gilt die Voraussetzung, dass die Hardware bzw. das BIOS/UEFI des Hostsystems die Virtualisierung, bei Intel CPU (intel-VT) oder bei AMD CPU (AMD-V) unterstützt.</text:p>
          </table:table-cell>
          <table:table-cell table:number-columns-repeated="16381"/>
        </table:table-row>
        <table:table-row table:style-name="ro3">
          <table:table-cell office:value-type="float" office:value="48" table:style-name="ce1">
            <text:p>48</text:p>
          </table:table-cell>
          <table:table-cell office:value-type="string" table:style-name="ce2">
            <text:p>8) Welche Funktionen bietet eine Dockingstation für Notebooks?</text:p>
          </table:table-cell>
          <table:table-cell office:value-type="string" table:style-name="ce2">
            <text:p>Die richtige Antwort: Eine Dockingstation (englisch to dock „andocken“, oder auch „koppeln“) wird verwendet wenn mobile Geräte, wie zum Beispiel Notebooks oder PDAs, mit einem festen Netz verbunden werden sollen. Dockingstationen für Notebooks werden auch als Portreplikatoren eingesetzt, sodass vorhandene Ports an die Dockingstation „durchgereicht“ werden. Des Weiteren werden auch zusätzliche Schnittstellen wie PS/2. Seriell- und Parallelport, DVI, DisplayPort, HDMI, Sound oder Firewire, welche im mobilen Gerät selbst aus Platzgründen fehlen an der Dockingstation bereitgestellt. Häufig verfügen die modernen Dockingstationen über die Möglichkeit 2x HDMI, 2x DVI oder 2x DisplayPort zu nutzen.</text:p>
          </table:table-cell>
          <table:table-cell table:number-columns-repeated="16381"/>
        </table:table-row>
        <table:table-row table:style-name="ro3">
          <table:table-cell office:value-type="float" office:value="49" table:style-name="ce1">
            <text:p>49</text:p>
          </table:table-cell>
          <table:table-cell office:value-type="string" table:style-name="ce2">
            <text:p>49) Welche Video-Schnittstellen sind für 4K und 8K Auflösung geeignet?</text:p>
          </table:table-cell>
          <table:table-cell office:value-type="string" table:style-name="ce2">
            <text:p>Die richtige Antwort: Nicht geeignet: HDMI 1.4 hat eine maximale Übertragungsrate von 10,2 GBit/s - max. Auflösung Full-HD Geeignet: HDMI 2.0 hat eine maximale Übertragungsrate von 18,0 GBit/s - max. Auflösung 4K HDMI 2.1 hat eine maximale Übertragungsrate von 38,4 Gbit/s - max. Auflösung 8K DisplayPort 1.3 hat eine maximale Übertragungsrate von 25,9 GBit/s - max. Auflösung 8K DisplayPort 1.4 hat eine maximale Übertragungsrate von 32,4 GBit/s - max. Auflösung 8K</text:p>
          </table:table-cell>
          <table:table-cell table:number-columns-repeated="16381"/>
        </table:table-row>
        <table:table-row table:style-name="ro3">
          <table:table-cell office:value-type="float" office:value="50" table:style-name="ce1">
            <text:p>50</text:p>
          </table:table-cell>
          <table:table-cell office:value-type="string" table:style-name="ce2">
            <text:p>50) Welche technischen Merkmale hat ein Notebook?</text:p>
          </table:table-cell>
          <table:table-cell office:value-type="string" table:style-name="ce2">
            <text:p>Die richtige Antwort: Ein Notebook hat folgende Bestandteile: teilweise Anschluss für Dockingstation teilweise Mini-PCI-Express Slot teilweise 4-in-1 Kartenlesegerät teilweise integriertes Bluetooth, WLAN und WWAN eigenes Display externe Schnittstellen wie USB, HDMI, DisplayPort/mini DisplayPort, VGA, Firewire integriere Lautsprecher und Mikrofone teilweise Videokamera Akku externes Netzteil interne Netzwerkkarte</text:p>
          </table:table-cell>
          <table:table-cell table:number-columns-repeated="16381"/>
        </table:table-row>
        <table:table-row table:style-name="ro3">
          <table:table-cell office:value-type="float" office:value="51" table:style-name="ce1">
            <text:p>51</text:p>
          </table:table-cell>
          <table:table-cell office:value-type="string" table:style-name="ce2">
            <text:p>51) Welchen Vorteil bringt der Einsatz von Dual-Channel-Technik bei Speichermodulen?</text:p>
          </table:table-cell>
          <table:table-cell office:value-type="string" table:style-name="ce2">
            <text:p>Die richtige Antwort: Mithilfe der Dual-Channel-Technik kann der Speichercontroller des Prozessors die Daten auf zwei Arbeitsspeichermodule gleichzeitig aufteilen und somit parallel schreiben und lesen. Dadurch verdoppelt sich die Datenrate. Voraussetzung ist, dass die eingebauten Speichermodule baugleich sind, eine identische Modulkapazität besitzen sowie paarweise verteilt werden.</text:p>
          </table:table-cell>
          <table:table-cell table:number-columns-repeated="16381"/>
        </table:table-row>
        <table:table-row table:style-name="ro3">
          <table:table-cell office:value-type="float" office:value="52" table:style-name="ce1">
            <text:p>52</text:p>
          </table:table-cell>
          <table:table-cell office:value-type="string" table:style-name="ce2">
            <text:p>52) Was verbirgt sich hinter Bezeichnung UHD 4K?</text:p>
          </table:table-cell>
          <table:table-cell office:value-type="string" table:style-name="ce2">
            <text:p>Die richtige Antwort: UHD (Ultra High Definition) 4K bezeichnet ein digitales Videoformat der International Telecommunication Union (ITU) für Ultra High Definition Television (UHDTV oder Ultra HDTV) sowie Ultra High Definition Video (UHDV). UHD 4K wird heute auch als UHD-1 bezeichnet und lehnt sich am Cinema 4K (4096 x 2160 Pixel) an. Die Hersteller spezifizieren jedoch ihre Geräte mit 3840 x 2160 Pixeln heute oftmals auch als UHD 4K.</text:p>
          </table:table-cell>
          <table:table-cell table:number-columns-repeated="16381"/>
        </table:table-row>
        <table:table-row table:style-name="ro3">
          <table:table-cell office:value-type="float" office:value="53" table:style-name="ce1">
            <text:p>53</text:p>
          </table:table-cell>
          <table:table-cell office:value-type="string" table:style-name="ce2">
            <text:p>53) Unternehmen, die ein Rechenzentrum betreiben, setzen vermehrt auf die Vorteile der Virtualisierung. In diesem Zusammenhang wird oftmals der Begriff des Thin-Clients benutzt. Was versteht man unter einem Thin-Client?</text:p>
          </table:table-cell>
          <table:table-cell office:value-type="string" table:style-name="ce2">
            <text:p>Die richtige Antwort: Allgemein Kann man einen Thin-Client (englisch dünner. schlanker bzw. magerer Client) als einen Computer bezeichnen, welcher über ein Netzwerk Ressourcen nutzt, die ihm ein Server bereitstellt. Die virtuelle Desktop-Infrastruktur (VDI) setzt primär Thin-Clients ein und setzt damit konsequent auf die Vorteile der Virtualisierung des Kompletten Rechenzentrums. Thin-Clients oder manchmal auch als Zero-Clients bezeichnet, siehe Bild, sind lüfterlose Geräte welche über USB, einen Netzwerkanschluss. Audio- und Displayanschlüsse verfügen Die persönliche Benutzeroberfläche, die Konfiguration. Zugriffe auf Verzeichnisse und installierte Programme werden vom Server zur Verfügung gestellt Thin-Clients sind umwelt- und ressourcenschonend und haben eine geringe Leistungsaufnahme.</text:p>
          </table:table-cell>
          <table:table-cell table:number-columns-repeated="16381"/>
        </table:table-row>
        <table:table-row table:style-name="ro3">
          <table:table-cell office:value-type="float" office:value="54" table:style-name="ce1">
            <text:p>54</text:p>
          </table:table-cell>
          <table:table-cell office:value-type="string" table:style-name="ce2">
            <text:p>54) Welche IT-Komponenten sind Ein- oder Ausgabegeräte? Ordne richtig zu! Eingabegeräte Ausgabegeräte Drucker Scanner Maus Display Touchpad</text:p>
          </table:table-cell>
          <table:table-cell office:value-type="string" table:style-name="ce2">
            <text:p>Eingabegeräte Ausgabegeräte Drucker X Scanner X Maus X Display X Touchpad X</text:p>
          </table:table-cell>
          <table:table-cell table:number-columns-repeated="16381"/>
        </table:table-row>
        <table:table-row table:style-name="ro3">
          <table:table-cell office:value-type="float" office:value="55" table:style-name="ce1">
            <text:p>55</text:p>
          </table:table-cell>
          <table:table-cell office:value-type="string" table:style-name="ce2">
            <text:p>55) Welche Schnittstellen sind auf dem Bild zu sehen?</text:p>
          </table:table-cell>
          <table:table-cell office:value-type="string" table:style-name="ce2">
            <text:p>Die richtige Antwort: DisplayPort DVI VGA USB Typ B 2x USB Typ A</text:p>
          </table:table-cell>
          <table:table-cell table:number-columns-repeated="16381"/>
        </table:table-row>
        <table:table-row table:style-name="ro3">
          <table:table-cell office:value-type="float" office:value="56" table:style-name="ce1">
            <text:p>56</text:p>
          </table:table-cell>
          <table:table-cell office:value-type="string" table:style-name="ce2">
            <text:p>56) Nenne die verschiedenen Cloud-Formen, die durch Cloud-Computing angeboten werden.</text:p>
          </table:table-cell>
          <table:table-cell office:value-type="string" table:style-name="ce2">
            <text:p>Die richtige Antwort: Public Cloud die öffentliche Rechnerwolke: Stellt Zugang zu abstrahierten IT-Infrastrukturen für die breite Öffentlichkeit über das Internet bereit. Private Cloud - die private Rechnerwolke: Stellt ausschließlich für eine Organisation oder ein Unternehmen den Zugang in eine Cloud-Umgebung bereit Hybrid Cloud - die hybride Rechnerwolke: Ist eine Kombination aus Public und Private Cloud Community Cloud - die gemeinschaftliche Rechnerwolke: Stellt Zugang zu abstrahierten IT-Infrastrukturen wie bei der Public Cloud bereit jedoch nur für bestimmte Nutzergruppen (wie städtische Behörden, Universitäten, Firmen mit ähnlichen Interessen, Forschungsgemeinschaften, Genossenschaften, usw.). Weiterhin gibt es Mischformen der oben genannten Cloud-Typen Virtual Private Cloud eine private Rechnerwolke auf öffentlich-zugänglichen IT-Infrastrukturen Multi Cloud: Sie bündelt die verschiedenen Cloud-Computing-Dienste</text:p>
          </table:table-cell>
          <table:table-cell table:number-columns-repeated="16381"/>
        </table:table-row>
        <table:table-row table:style-name="ro3">
          <table:table-cell office:value-type="float" office:value="57" table:style-name="ce1">
            <text:p>57</text:p>
          </table:table-cell>
          <table:table-cell office:value-type="string" table:style-name="ce2">
            <text:p>57) Was versteht man unter dem Begriff Green-IT?</text:p>
          </table:table-cell>
          <table:table-cell office:value-type="string" table:style-name="ce2">
            <text:p>Die richtige Antwort: Unter Green-IT versteht man alle Bestrebungen, die Nutzung von Informations- und Kommunikationstechnik (luK) über deren gesamten Lebenszyklus hinweg umwelt- und ressourcenschonend zu gestalten Darunter fallen folgende Aspekte: Optimierung des Ressourcenverbrauchs während des Herstellungsprozesses, des Betriebs und der Entsorgung der Geräte Ressourceneinsparung durch den Einsatz von Virtualisierungstechniken Einsatz von Videokonferenzen (dadurch weniger Dienstreisen) Einsatz von Stromsparmodi</text:p>
          </table:table-cell>
          <table:table-cell table:number-columns-repeated="16381"/>
        </table:table-row>
        <table:table-row table:style-name="ro3">
          <table:table-cell office:value-type="float" office:value="58" table:style-name="ce1">
            <text:p>58</text:p>
          </table:table-cell>
          <table:table-cell office:value-type="string" table:style-name="ce2">
            <text:p>58) Erkläre den Begriff des Servicemodells Infrastructure as a Service (IaaS).</text:p>
          </table:table-cell>
          <table:table-cell office:value-type="string" table:style-name="ce2">
            <text:p>Die richtige Antwort: Infrastructure as a Service, auch Foundation genannt, ist im Wesentlichen ein Ersatz für traditionelle Rechenzentren. Der Benutzer greift hier typischerweise auf bestehende Dienste innerhalb seiner Cloud zu, verwaltet aber seine eigenen Recheninstanzen selbst.</text:p>
          </table:table-cell>
          <table:table-cell table:number-columns-repeated="16381"/>
        </table:table-row>
        <table:table-row table:style-name="ro3">
          <table:table-cell office:value-type="float" office:value="59" table:style-name="ce1">
            <text:p>59</text:p>
          </table:table-cell>
          <table:table-cell office:value-type="string" table:style-name="ce2">
            <text:p>59) Nenne die Vorteile des Servicemodells PaaS (Platform as a Service).</text:p>
          </table:table-cell>
          <table:table-cell office:value-type="string" table:style-name="ce2">
            <text:p>Die richtige Antwort: Folgende Vorteile ergeben sich bei der Nutzung des Servicemodells PaaS: Reduzierter Programmieraufwand, da mit den PaaS-Entwicklungstools sich der Zeitaufwand für das Schreiben von Code für neue Apps reduziert. Zusätzliche Entwicklungsmöglichkeiten, ohne dass neue Mitarbeiter eingestellt werden müssen. Entwicklungsteams können neue Funktionen mit Hilfe der PaaS-Komponenten nutzen, ohne diese selbst entwickeln zu müssen. Einfachere Entwicklung für mehrere Plattformen, teilweise werden Entwicklungsoptionen für mehrere Plattformen wie Computer, Mobilgeräte und Browser vom Provider angeboten. Kostengünstige Nutzung der Tools. Effiziente Verwaltung des Anwendungslebenszyklus.</text:p>
          </table:table-cell>
          <table:table-cell table:number-columns-repeated="16381"/>
        </table:table-row>
        <table:table-row table:style-name="ro3">
          <table:table-cell office:value-type="float" office:value="60" table:style-name="ce1">
            <text:p>60</text:p>
          </table:table-cell>
          <table:table-cell office:value-type="string" table:style-name="ce2">
            <text:p>60) Erkläre den Cloud-Computing Begriff Software as a Service (SaaS).</text:p>
          </table:table-cell>
          <table:table-cell office:value-type="string" table:style-name="ce2">
            <text:p>Die richtige Antwort: Software as a Service beschreibt ein Cloud-Konzept, bei dem Software nicht länger als Lizenz an einen Benutzer verkauft wird, sondern ihm gleich als Service in der Cloud zur Verfügung gestellt wird. Der Zugriff auf die Software wird bei einigen Cloudanbietern via Webbrowser gewährleistet.</text:p>
          </table:table-cell>
          <table:table-cell table:number-columns-repeated="16381"/>
        </table:table-row>
        <table:table-row table:style-name="ro3">
          <table:table-cell office:value-type="float" office:value="61" table:style-name="ce1">
            <text:p>61</text:p>
          </table:table-cell>
          <table:table-cell office:value-type="string" table:style-name="ce2">
            <text:p>61) Moderne Storage-Systeme sind mit Hilfe von Glasfaser und dem Fibre-Channel Protokoll an einen Dateiserver oder virtualisierte Server angebunden. Bei diesen Anbindungen ist die Rede vom Host-Bus-Adapter. Was ist ein Host-Bus-Adapter?</text:p>
          </table:table-cell>
          <table:table-cell office:value-type="string" table:style-name="ce2">
            <text:p>Die richtige Antwort: Als Host-Bus-Adapter (HBA) bezeichnet man eine Netzwerkhardware, welche in einem Server installiert ist, um damit ein oder mehrere Datenspeichergeräte (Storage) zu erreichen. Der Begriff HBA wird oftmals im Zusammenhang mit den Bus-Systemen SCSI, ATA (IDE), SATA und Fibre Channel verwendet, gilt aber prinzipiell auch für eine Netzwerkkarte im weiteren Sinne. Im Datenspeicher-Umfeld wird mit Hilfe des HBA via SCSI, iSCSI, Fibre Channel oder Ethernet mit dem I lost-System kommuniziert.</text:p>
          </table:table-cell>
          <table:table-cell table:number-columns-repeated="16381"/>
        </table:table-row>
        <table:table-row table:style-name="ro3">
          <table:table-cell office:value-type="float" office:value="62" table:style-name="ce1">
            <text:p>62</text:p>
          </table:table-cell>
          <table:table-cell office:value-type="string" table:style-name="ce2">
            <text:p>62) Eine unterbrechungsfreie Stromversorgung (USV) wird nach der USV-Klassifizierung nach IEC 62040-3 in 3 Klassen unterteilt. Nenne die 3 Klassen und erkläre deren Wirkungsweise stichpunktartig.</text:p>
          </table:table-cell>
          <table:table-cell office:value-type="string" table:style-name="ce2">
            <text:p>Die richtige Antwort: Klasse 1: VFI (Voltage and Frequency Independent from mains supply) Schützt vor den Folgen eines Stromausfalls, Unterspannung, Überspannung als auch vor Frequenzschwankungen sowie vor Oberschwingungen Klasse 2: VI (Voltage Independent from mains supply) Schützt vor den Folgen eines Stromausfalls, vor Unterspannung und vor Überspannung Klasse 3: VFD (Voltage and Frequency Dependent on mains supply) Schützt vor den Folgen eines Stromausfalls, jedoch mit einer Verzögerung von bis zu 10 Millisekunden (ms)</text:p>
          </table:table-cell>
          <table:table-cell table:number-columns-repeated="16381"/>
        </table:table-row>
        <table:table-row table:style-name="ro3">
          <table:table-cell office:value-type="float" office:value="63" table:style-name="ce1">
            <text:p>63</text:p>
          </table:table-cell>
          <table:table-cell office:value-type="string" table:style-name="ce2">
            <text:p>63) IT-Infrastrukturen werden heute 7/24 (7 Tage die Woche/24 Stunden, auch 24/7) betrieben. Welche Aufgabe übernimmt in diesem Zusammenhang eine USV?</text:p>
          </table:table-cell>
          <table:table-cell office:value-type="string" table:style-name="ce2">
            <text:p>Die richtige Antwort: Eine unterbrechungsfreie Stromversorgung (USV) soll die elektrische Versorgung der systemrelevanten IT-Komponenten 7/24 sicherstellen sowie Störungen im Stromnetz zeitlich überbrücken. Des Weiteren schützt eine USV, je nach Klassifizierung, die angeschlossenen IT-Komponenten vor folgenden Störungen: kompletter Stromausfall vor Unterspannung vor Überspannung vor Frequenzabweichung vor Oberschwingungen</text:p>
          </table:table-cell>
          <table:table-cell table:number-columns-repeated="16381"/>
        </table:table-row>
        <table:table-row table:style-name="ro3">
          <table:table-cell office:value-type="float" office:value="64" table:style-name="ce1">
            <text:p>64</text:p>
          </table:table-cell>
          <table:table-cell office:value-type="string" table:style-name="ce2">
            <text:p>64) Welche Aufgabe übernimmt ein Datenbankmanagementsystem, kurz DBMS?</text:p>
          </table:table-cell>
          <table:table-cell office:value-type="string" table:style-name="ce2">
            <text:p>Die richtige Antwort: Ein Datenbankmanagementsystem übernimmt folgende Aufgaben: Speicherung, Veränderung und Löschung von Daten Verwaltung der Metadaten Gewährleistung der Datensicherheit und des Datenschutzes trifft Vorkehrungen zur Datenintegrität stellt den Mehrbenutzerbetrieb durch das Transaktionskonzept sicher unterstützt die Optimierung von Abfragen ermöglicht Triggern und Stored Procedures Bereitstellung von Informationen über Technik und Betrieb</text:p>
          </table:table-cell>
          <table:table-cell table:number-columns-repeated="16381"/>
        </table:table-row>
        <table:table-row table:style-name="ro3">
          <table:table-cell office:value-type="float" office:value="65" table:style-name="ce1">
            <text:p>65</text:p>
          </table:table-cell>
          <table:table-cell office:value-type="string" table:style-name="ce2">
            <text:p>65) Wie unterscheiden sich die RAID-Level RAID 0, RAID1, RAID 5, RAID 6 und RAID 10 hinsichtlich der Fehlertoleranz sowie der Lese- und Schreib-Performance?</text:p>
          </table:table-cell>
          <table:table-cell table:style-name="ce2"/>
          <table:table-cell table:number-columns-repeated="16381"/>
        </table:table-row>
        <table:table-row table:style-name="ro3">
          <table:table-cell office:value-type="float" office:value="66" table:style-name="ce1">
            <text:p>66</text:p>
          </table:table-cell>
          <table:table-cell office:value-type="string" table:style-name="ce2">
            <text:p>66) Was ist eine DMZ?</text:p>
          </table:table-cell>
          <table:table-cell office:value-type="string" table:style-name="ce2">
            <text:p>Die richtige Antwort: Eine DMZ (Demilitarisierte Zone) trennt durch ein Subnetz mit Hilfe von Firewall-Routern das interne Netzwerk vom externen Netzwerk ab. Der gesamte Datenverkehr zwischen dem internen und externen Netzwerk unterlegt Regeln, sogenannten Firewall-Regeln. In der Firewall wird geregelt welche Datenpakete in welcher Richtung das Subnetz passieren dürfen. Innerhalb der DMZ befinden sich normalerweise Mail-, Datei-, Proxy- und Webserver, die geschützt werden müssen gegen interne und externe Angriffe. Es gibt die einstufige und zweistufige DMZ.</text:p>
          </table:table-cell>
          <table:table-cell table:number-columns-repeated="16381"/>
        </table:table-row>
        <table:table-row table:style-name="ro3">
          <table:table-cell office:value-type="float" office:value="67" table:style-name="ce1">
            <text:p>67</text:p>
          </table:table-cell>
          <table:table-cell office:value-type="string" table:style-name="ce2">
            <text:p>67) Welche Aufgabe hat ein Netzwerk-Router?</text:p>
          </table:table-cell>
          <table:table-cell office:value-type="string" table:style-name="ce2">
            <text:p>Die richtige Antwort: Ein Router oder auch Netzwerkrouter ist ein Netzwerkgerät, welches sich im OSI-Modell auf der Schicht 3 (Vermittlungsschicht/Network Layer) befindet und die Netzwerkpakete zwischen mehreren Netzwerken weiterleitet. Netzwerkrouter werden zur sicheren Kopplung mehrerer Standorte über VPN (Virtual Private Network) oder zur direkten Verbindung mehrerer lokaler Netzwerksegmente eingesetzt. Router sind in der Lage auch unterschiedliche Netzwerktechniken, wie Ethernet, DSL, PPPoE, ISDN, usw. miteinander zu verbinden.</text:p>
          </table:table-cell>
          <table:table-cell table:number-columns-repeated="16381"/>
        </table:table-row>
        <table:table-row table:style-name="ro3">
          <table:table-cell office:value-type="float" office:value="68" table:style-name="ce1">
            <text:p>68</text:p>
          </table:table-cell>
          <table:table-cell office:value-type="string" table:style-name="ce2">
            <text:p>68) Nenne die 4 transportorientierten Schichten des OSI-Modells und erläutere deren Aufgaben.</text:p>
          </table:table-cell>
          <table:table-cell office:value-type="string" table:style-name="ce2">
            <text:p>Die richtige Antwort: Schicht 1 - Bitübertragungsschicht (Physical Layer) Diese unterste Schicht stellt die physischen Verbindungen zu den aktiven Netzwerkkomponenten her, um die Datenbits zu übertragen. Typische Hardware sind Verstärker, Hub und Netzwerkkabel. Schicht 2 - Sicherungsschicht (Data Link Layer) Sie gewährleistet eine zuverlässige sowie fehlerfreie Übertragung und den Zugriff auf das Übertragungsmedium. Der Bitdatenstrom wird in Blöcke - gerne auch als Frames oder Rahmen bezeichnet - aufgeteilt und durch das Hinzufügen von Prüfsummen im Rahmen ergänzt Typische Hardware sind Switche, Access Points und Bridges. Schicht 3 - Vermittlungsschicht (Network Layer) Zu den Aufgaben dieser Schicht gehört das Bereitstellen von netzwerkübergreifenden Adressen (IPv4/lPv6), das Routing, sowohl Aufbau als auch die Aktualisierung von Routingtabellen sowie die Fragmentierung von Datenpaketen. Schicht 4 - Transportschicht (Transport Layer) Diese ist für die Sicherstellung einer fehlerfreien Übertragung in dieser Schicht zuständig sowie für die Datensegmentierung und für die Datenkapselung durch Protokollelemente (Schicht-4-Steuerungsinformationen) verantwortlich. Als Adressierung wird dem Datensegment eine Schicht-4-Adresse in Form eines UDP/TCP-Ports vergeben.</text:p>
          </table:table-cell>
          <table:table-cell table:number-columns-repeated="16381"/>
        </table:table-row>
        <table:table-row table:style-name="ro3">
          <table:table-cell office:value-type="float" office:value="69" table:style-name="ce1">
            <text:p>69</text:p>
          </table:table-cell>
          <table:table-cell office:value-type="string" table:style-name="ce2">
            <text:p>69) Was ist eine Broadcast-Domäne?</text:p>
          </table:table-cell>
          <table:table-cell office:value-type="string" table:style-name="ce2">
            <text:p>Die richtige Antwort: Der Begriff Broadcast-Domäne wird für ein Netzwerk aus Netzwerkgeraten, die sich in der OSI-Modell-Schicht 2 befinden, benutzt. Innerhalb einer Broadcast-Domäne gibt es eine oder mehrere Kollisionsdomänen. Eine Broadcast-Domäne ist über Hubs, Switches oder Bridges miteinander verbunden und erreicht mit Hilfe einer Ethernet-Broadcast-Adresse ff:ff:ff:ff:ff:ff (Mac-Adresse) alle anderen Domänenteilnehmer. Um Broadcast-Domänen zu unterteilen, kommen VLANs, Subnetze oder Router, die auf Schicht 3 arbeiten, zum Einsatz.</text:p>
          </table:table-cell>
          <table:table-cell table:number-columns-repeated="16381"/>
        </table:table-row>
        <table:table-row table:style-name="ro3">
          <table:table-cell office:value-type="float" office:value="70" table:style-name="ce1">
            <text:p>70</text:p>
          </table:table-cell>
          <table:table-cell office:value-type="string" table:style-name="ce2">
            <text:p>70) Was ist ein Network Attached Storage, kurz NAS?</text:p>
          </table:table-cell>
          <table:table-cell office:value-type="string" table:style-name="ce2">
            <text:p>Die richtige Antwort: Die Bezeichnung Network Attached Storage (NAS, englisch so viel wie netzgebundener Speicher) wird für einen einfach zu verwaltenden Dateiserver benutzt, der ein eigenes Dateisystem (Ext4/Btrfs) und eine Managementoberfläche verfügt. Eine NAS wird sowohl im Heimbereich als such bei kleinen und mittleren Unternehmen (KMU) eingesetzt, um unabhängige Speicherkapazität in einem lokalen Rechnernetz bereitzustellen Mithilfe der Managementoberfläche, in der Regel via Webbrowser über HTTP/HTTPS, werden die Einstellungen, wie die Benutzerverwaltung, die Integration Active Directory, Aktivierung von Services und Sync-Funktionen. Zugriffe via iSCSI, CIFS/SMB/NFS etc. vorgenommen. Ein NAS hat einen oder mehrere Netzwerkanschlüsse (Ethernet/Fibre Channel), besitzt je nach Ausstattung 2 Netzteile und existiert in verschiedenen Bauformen.</text:p>
          </table:table-cell>
          <table:table-cell table:number-columns-repeated="16381"/>
        </table:table-row>
        <table:table-row table:style-name="ro3">
          <table:table-cell office:value-type="float" office:value="71" table:style-name="ce1">
            <text:p>71</text:p>
          </table:table-cell>
          <table:table-cell office:value-type="string" table:style-name="ce2">
            <text:p>71) Was ist ein Storage Area Network, kurz SAN? </text:p>
          </table:table-cell>
          <table:table-cell office:value-type="string" table:style-name="ce2">
            <text:p>Die richtige Antwort: Storage Area Network (SAN) bzw. Speichernetzwerk ist die Bezeichnung für ein Netzwerk mit Anbindung an ein Festplattensubsystem, der sogenannten Disk-Arrays oder Tape-Libraries an einem Server. Mit Hilfe der Storage Area Networks werden serielle, kontinuierliche Hochgeschwindigkeitsübertragungen großer Datenmengen ermöglicht, welche über Storage-Controller entweder über Fibre-Channel- oder Ethernet-Verbindungen hergestellt werden. Ein SAN stellt blockbasierten Speicher bereit, der das vom Server bereitgestellte Dateisystem über logische Festplatteneinheiten (LUNs, Logical Unit Number) verbindet. Beim NAS erfolgen die Zugriffe über die Protokolle SMB/CIFS oder NFS auf den Datenbestand. Bei einem SAN wird ISCSI, Fibre-Channel, ATAover Ethernet oder InfiniBand genutzt, um auf das Storage Area Networks zuzugreifen. Abhängig vom Dateisystem, z. B. beim VMFS (Virtual Machine File System), sind mehrfach Zugriffe von verschieden Servern möglich. Die Festplattensubsysteme stellen über verschiedene RAID-Level, wie RAID 1, 5, 6,10, 50 und 60 als auch proprietäre Lösungen eine Desaster-Toleranz bzw. Datenredundanz her.</text:p>
          </table:table-cell>
          <table:table-cell table:number-columns-repeated="16381"/>
        </table:table-row>
        <table:table-row table:style-name="ro3">
          <table:table-cell office:value-type="float" office:value="72" table:style-name="ce1">
            <text:p>72</text:p>
          </table:table-cell>
          <table:table-cell office:value-type="string" table:style-name="ce2">
            <text:p>72) Das Unternehmensnetzwerk (192.168.30.0) der Software GmbH soll zukünftig in 8 Subnetze unterteilt werden. Wie lautet die korrekte Subnetzmaske und wie viele Host IP-Adressen kann ich zusammen in allen 8 Subnetzen nutzen?</text:p>
          </table:table-cell>
          <table:table-cell office:value-type="string" table:style-name="ce2">
            <text:p>Die richtige Antwort: Die richte Lösung lautet: 8 Subnetze = 23 Subnetzmaske: 255 255.255.224 oder/27 Hosts IP Adressen: 240 (8 x 32 (Minus Netz-ID und Broadcastadresse) = 8 x 30 = 240)</text:p>
          </table:table-cell>
          <table:table-cell table:number-columns-repeated="16381"/>
        </table:table-row>
        <table:table-row table:style-name="ro3">
          <table:table-cell office:value-type="float" office:value="73" table:style-name="ce1">
            <text:p>73</text:p>
          </table:table-cell>
          <table:table-cell office:value-type="string" table:style-name="ce2">
            <text:p>73) Was bedeutet in der Netzwerktechnologie der Begriff PoE?</text:p>
          </table:table-cell>
          <table:table-cell office:value-type="string" table:style-name="ce2">
            <text:p>Die richtige Antwort: Power over Ethernet (PoE) bezeichnet ein Verfahren, welches durch die lEEE-Standards definiert ist und mit dem Netzwerkgeräte über das Ethernet-Kabel des lokalen Netzwerks mit Strom versorgt werden können. Es gibt verschiedene Standards für PoE, welche in der IEEE 802.3at (PoE), IEEE 802.3at (PoE+), IEEE 802.3bt (4PPoE) sowie IEEE 802.3bu (PoDL) spezifiziert sind. Typische Verbraucher für PoE sind: IP-Telefonie Wireless Access Points (WAP) IP-Kameras Zeiterfassungsterminals</text:p>
          </table:table-cell>
          <table:table-cell table:number-columns-repeated="16381"/>
        </table:table-row>
        <table:table-row table:style-name="ro3">
          <table:table-cell office:value-type="float" office:value="74" table:style-name="ce1">
            <text:p>74</text:p>
          </table:table-cell>
          <table:table-cell office:value-type="string" table:style-name="ce2">
            <text:p>74) Wie lautet die Notation einer iSCSI-Verbindung?</text:p>
          </table:table-cell>
          <table:table-cell office:value-type="string" table:style-name="ce2">
            <text:p>Die richtige Antwort: Eine iSCSI-Verbindung, die zwischen einem Target und einem Initiator hergestellt werden soll, benötigt jeweils einen iSCSI Qualified Name (IQN). Die IQN stellt somit, vergleichbar einer IP-Adresse für das Ethernet Protokoll, de Adressierung dar. Das IQN-Format (iSCSI Qualified Name) hat die folgende Form: iqn.yyyy-mm.naming-authority:unique iqn (iSCSI Qualified Name) yyyy-mm gibt das Jahr und den Monat an, in dem die Stelle für die Namensvergabe (Naming Authority) erstellt wurde naming-authority:unique (eindeutiger Name) steht für einen beliebigen Namen, z. B. den Namen des Hosts oder des Netzwerkgeräts. Alle zugewiesenen Namen müssen nach der Name Authority mit einem Doppelpunkt getrennt eindeutig sein Beispiele: iqn.2005-01.com.microsoft.iscsi:name1 iqn.2019-01.com.vmware.storage:name1.99 iqn.2021-02.com.microsoft.Kunden:name.99</text:p>
          </table:table-cell>
          <table:table-cell table:number-columns-repeated="16381"/>
        </table:table-row>
        <table:table-row table:style-name="ro3">
          <table:table-cell office:value-type="float" office:value="75" table:style-name="ce1">
            <text:p>75</text:p>
          </table:table-cell>
          <table:table-cell office:value-type="string" table:style-name="ce2">
            <text:p>75) Wie wird eine Fibre Channel Verbindung adressiert?</text:p>
          </table:table-cell>
          <table:table-cell office:value-type="string" table:style-name="ce2">
            <text:p>Die richtige Antwort: Beim Fibre Channel hat jedes Gerät einen weltweit eindeutigen WWNN (World Wide Node Name), manchmal auch nur WWN (World Wide Name) genannt, sowie jeder Port pro Gerät einen WWPN (World Wide Port Name). Dabei handelt sich es um einen 64-Bit-Wert (hexadezimal), der jedes Fibre-Channel-Gerät eindeutig identifiziert. Der WWNN/WWN ist das Äquivalent zur MAC-Adresse bei Ethernet Netzwerkkarten/Netzwerkgeräten Ein WWNN/WWN könnte wie folgt aussehen 20:00:05:45:E4:67:A3:88</text:p>
          </table:table-cell>
          <table:table-cell table:number-columns-repeated="16381"/>
        </table:table-row>
        <table:table-row table:style-name="ro3">
          <table:table-cell office:value-type="float" office:value="76" table:style-name="ce1">
            <text:p>76</text:p>
          </table:table-cell>
          <table:table-cell office:value-type="string" table:style-name="ce2">
            <text:p>76) Welche Aufgabe hat bei IPv4 eine Broadcast-Adresse?</text:p>
          </table:table-cell>
          <table:table-cell office:value-type="string" table:style-name="ce2">
            <text:p>Die richtige Antwort: Mit Hilfe einer Broadcast-Adresse werden alle Netzwerkgeräte eines lokalen Netzwerkes erreicht, ohne es dediziert anzugeben. Broadcasts sind immer auf das eigene lokale Netzwerk beschränkt und werden nicht über Router weitergeleitet. Eine Broadcast-lP-Adresse wird in jedem Netzwerk nur einmal vergeben. Sie ist immer die letzte IP-Adresse des Subnetzes.</text:p>
          </table:table-cell>
          <table:table-cell table:number-columns-repeated="16381"/>
        </table:table-row>
        <table:table-row table:style-name="ro3">
          <table:table-cell office:value-type="float" office:value="77" table:style-name="ce1">
            <text:p>77</text:p>
          </table:table-cell>
          <table:table-cell office:value-type="string" table:style-name="ce2">
            <text:p>77) Was versteht man bei IPv6 unter einer Stateless Address Autoconfiguration? </text:p>
          </table:table-cell>
          <table:table-cell office:value-type="string" table:style-name="ce2">
            <text:p>Die richtige Antwort: SLAAC - Stateless Address Autoconfiguration (IPv6) ist das Äquivalent zum APIPA bei IPv4. Stateless, also zustandslos, bekommt jedes lPv6-Stack per Autokonfiguration eine link-lokale IPV6 zugewiesen. Die link-lokale Adresse beginnt immer mit FE80:.</text:p>
          </table:table-cell>
          <table:table-cell table:number-columns-repeated="16381"/>
        </table:table-row>
        <table:table-row table:style-name="ro3">
          <table:table-cell office:value-type="float" office:value="78" table:style-name="ce1">
            <text:p>78</text:p>
          </table:table-cell>
          <table:table-cell office:value-type="string" table:style-name="ce2">
            <text:p>78) Worin unterscheiden sich die Lichtwellenleiter der Single- und Multimodefasern?</text:p>
          </table:table-cell>
          <table:table-cell office:value-type="string" table:style-name="ce2">
            <text:p>Die richtige Antwort: Die Unterscheidung zwischen Singlemode und Multimode Glasfaser besteht darin, dass Singlemode Glasfaserkabel einen erheblich geringeren Faserkerndurchmesser als Multimode Glasfaserkabel haben. Der Faserkern bei einem Singlemode Glasfaserkabel hat einen Durchmesser von 9qm. im Unterschied zu Multimode Glasfaserkabel, welche einen Faserkern von 50μm bzw. 62,5μm Durchmesser besitzen. Das umgebende Mantelglas hat jeweils einen Durchmesser von 125μm. Je nach Übertragungsrate erreichen Multimodefasern bis 2.000 Meter und Singlemodefasern bis 10.000 Meter Reichweite.</text:p>
          </table:table-cell>
          <table:table-cell table:number-columns-repeated="16381"/>
        </table:table-row>
        <table:table-row table:style-name="ro3">
          <table:table-cell office:value-type="float" office:value="79" table:style-name="ce1">
            <text:p>79</text:p>
          </table:table-cell>
          <table:table-cell office:value-type="string" table:style-name="ce2">
            <text:p>79) Nenne Vor- und Nachteile von Singlemode-Glasfasern.</text:p>
          </table:table-cell>
          <table:table-cell office:value-type="string" table:style-name="ce2">
            <text:p>Die richtige Antwort: Vorteile: geringe Dämpfung des Signals kaum Laufzeitverschiebungen große Distanzen überbrückbar hohe Bandbreiten Nachteile: teurere Laser zur Einspeisung des Lichts notwendig größerer Aufwand bei der Herstellung der Glasfasern aufgrund der sehr kleinen Faserkerne hohe Präzision beim Verbinden der Glasfasern durch Stecker oder beim spleißen notwendig</text:p>
          </table:table-cell>
          <table:table-cell table:number-columns-repeated="16381"/>
        </table:table-row>
        <table:table-row table:style-name="ro3">
          <table:table-cell office:value-type="float" office:value="80" table:style-name="ce1">
            <text:p>80</text:p>
          </table:table-cell>
          <table:table-cell office:value-type="string" table:style-name="ce2">
            <text:p>80) Nenne Vor- und Nachteile von Multimodefasern.</text:p>
          </table:table-cell>
          <table:table-cell office:value-type="string" table:style-name="ce2">
            <text:p>Die richtige Antwort: Vorteile: geringerer Aufwand in der Herstellung der Glasfasern einfachere Verbindungstechnik aufgrund des größeren Kerndurchmessers Fasern mit Stufenindex- und Gradientenindexprofil verfügbar Nachteile: größere Signaldämpfung und Laufzeitverschiebung geringere maximale Bandbreiten nur kürzere Distanzen überbrückbar Verstärker oder Signalaufbereiter bei größeren Distanzen notwendig</text:p>
          </table:table-cell>
          <table:table-cell table:number-columns-repeated="16381"/>
        </table:table-row>
        <table:table-row table:style-name="ro3">
          <table:table-cell office:value-type="float" office:value="81" table:style-name="ce1">
            <text:p>81</text:p>
          </table:table-cell>
          <table:table-cell office:value-type="string" table:style-name="ce2">
            <text:p>81) Welche Aufgabe hat das Simple Network Management Protocol, kurz SNMP?</text:p>
          </table:table-cell>
          <table:table-cell office:value-type="string" table:style-name="ce2">
            <text:p>Die richtige Antwort: Das Simple Network Management Protocol (SNMP: übersetzt „einfaches Netzwerkverwaltungsprotokoll“) ist ein Netzwerkprotokoll, welches von der IETF (Internet Engineering Task Force) entwickelt wurde mit dem Ziel, Netzwerkelemente wie Router, Server, Switches, Drucker. Computer, Temperatursensoren und andere SNMP-taugliche Geräte mit Hilfe einer zentralen Management Konsole aus überwachen und steuern zu können. Sogenannte SNMP-Agenten werden auf den Geräten eingesetzt, um mit der Management Konsole über SNMP-Traps oder GET-REQUEST über den Port 161/UDP bzw. Port 162/UDP (Trap) zu kommunizieren. SNMPv3 ist zurzeit die aktuelle Version von SNMP (Stand 2021).</text:p>
          </table:table-cell>
          <table:table-cell table:number-columns-repeated="16381"/>
        </table:table-row>
        <table:table-row table:style-name="ro3">
          <table:table-cell office:value-type="float" office:value="82" table:style-name="ce1">
            <text:p>82</text:p>
          </table:table-cell>
          <table:table-cell office:value-type="string" table:style-name="ce2">
            <text:p>82) Welche Aufgaben hat ein DHCP-Server innerhalb der IT-Infrastruktur? </text:p>
          </table:table-cell>
          <table:table-cell office:value-type="string" table:style-name="ce2">
            <text:p>Die richtige Antwort: Das Dynamic Host Configuration Protocol (DHCP) ist ein Kommunikationsprotokoll, welches Netzwerkgeräten mit automatischer IP-Adresszuweisung die Zuweisung der Netzwerkkonfiguration im lokalen Netz ermöglicht. Mit Hilfe des DHCPDISCOVER sendet ein Client/Netzwerkgerät ohne IP-Adresse eine Broadcast-Anfrage nach sogenannten Adress-Angeboten an alle verfügbaren DHCP-Server im lokalen Netz. Wenn im lokalen Netz ein DHCP-Server erreichbar ist, antwortet dieser mit einem DHCPOFFER Im Anschluss fordert der Client im Zuge des Verfahrens mithilfe des DHCPREQUEST die angebotene IP-Adresse für einen Lease-Zeitraum an. Dabei wird unterschieden in statische, automatische und dynamische Adresszuweisung. Die Adresszuweisung erfolgt über die UDP-Ports 67 und 68 Zur Netzwerkkonfiguration kann ein DHCP folgende Angaben versenden: IP-Adresse und Netzwerkmaske Default-Gateway DNS-Server, DNS-Context und DNS-Tree Sekundärer DNS-Server Time- und NTP-Server WINS-Server (für Microsoft Windows Clients) Proxy-Konfiguration via WPAD weitere DHCP Optionen z.B. Angaben für PXE-Boot</text:p>
          </table:table-cell>
          <table:table-cell table:number-columns-repeated="16381"/>
        </table:table-row>
        <table:table-row table:style-name="ro3">
          <table:table-cell office:value-type="float" office:value="83" table:style-name="ce1">
            <text:p>83</text:p>
          </table:table-cell>
          <table:table-cell office:value-type="string" table:style-name="ce2">
            <text:p>83) Bitte vergleiche die Protokolle UDP und TCP miteinander und fülle die folgende Tabelle aus. (UDP- User Datagram Protocol, TCP- Transmission Control Protocol) Eigenschaft UDP TCP Headergröße Geschwindigkeit Paketverlusterkennung Ende-zu-Ende-Kontrolle Fehlerbehebung Erkennung von Duplikaten Flusskontrolle Zeitüberwachung der Verbindung</text:p>
          </table:table-cell>
          <table:table-cell office:value-type="string" table:style-name="ce2">
            <text:p>Die richtige Antwort: Eigenschaft UDP TCP Headergröße 8 Byte 20 Byte Geschwindigkeit hoch geringer Paketverlusterkennung nein ja Ende-zu-Ende-Kontrolle nein ja Fehlerbehebung nein ja Erkennung von Duplikaten nein ja Flusskontrolle nein ja Zeitüberwachung der Verbindung nein ja</text:p>
          </table:table-cell>
          <table:table-cell table:number-columns-repeated="16381"/>
        </table:table-row>
        <table:table-row table:style-name="ro3">
          <table:table-cell office:value-type="float" office:value="84" table:style-name="ce1">
            <text:p>84</text:p>
          </table:table-cell>
          <table:table-cell office:value-type="string" table:style-name="ce2">
            <text:p>84) Welche verkürzte Schreibweise der IPv6-Adresse 2001:0db8:0f3c:00d7:7dab:03d0:0000:00ff ist erlaubt?</text:p>
          </table:table-cell>
          <table:table-cell office:value-type="string" table:style-name="ce2">
            <text:p>a) 2001:db8:f3c:d7:7dab:3d:0:ff b) 2001:db8:f3c:d7:7dab:3d0:0:ff c) 2001:db8:f3c:d7:7dab:3d0::ff d) 2001:0db8:0f3c:00d7:7dab:03d::00ff</text:p>
          </table:table-cell>
          <table:table-cell table:number-columns-repeated="16381"/>
        </table:table-row>
        <table:table-row table:style-name="ro3">
          <table:table-cell office:value-type="float" office:value="85" table:style-name="ce1">
            <text:p>85</text:p>
          </table:table-cell>
          <table:table-cell office:value-type="string" table:style-name="ce2">
            <text:p>85) Was versteht man im Netzwerkbereich unter dem Quality of Service?</text:p>
          </table:table-cell>
          <table:table-cell office:value-type="string" table:style-name="ce2">
            <text:p>Die richtige Antwort: Der Quality of Service (QoS) bezeichnet eine Art Güte bzw. Qualität eines Dienstes, welche über IP-Netzwerke genutzt wird. Spezielle Echtzeitanwendungen wie Video- oder Sprachkommunikation über IP-Netze unterliegen vielen Qualitätsbeeinträchtigungen. Um diesen Qualitätsbeeinträchtigungen wie Latenz, Jitter und Paketverlust entgegenzuwirken, gibt es verschiedene Möglichkeiten durch Priorisierung des Datenverkehrs, der Datenratenreservierung, der Datenratenlimitierung sowie durch Paketoptimierung die Güte der Datenkommunikation zu verbessern. Das Type of Service (ToS) ist ein im IP-Header des IPv4 Ethernet Frame reserviertes Feld von 1 Byte Größe, welches zur Priorisierung von IP-Datenpaketen gesetzt und ausgewertet werden kann.</text:p>
          </table:table-cell>
          <table:table-cell table:number-columns-repeated="16381"/>
        </table:table-row>
        <table:table-row table:style-name="ro3">
          <table:table-cell office:value-type="float" office:value="86" table:style-name="ce1">
            <text:p>86</text:p>
          </table:table-cell>
          <table:table-cell office:value-type="string" table:style-name="ce2">
            <text:p>86) Wann kommt ein tagged VLAN (Virtual Local Area Network) zum Einsatz?</text:p>
          </table:table-cell>
          <table:table-cell office:value-type="string" table:style-name="ce2">
            <text:p>Die richtige Antwort: Das tagged VLAN Kommt immer dann zum Einsatz, wenn sich VLANs über mehrere Switches hinweg erstrecken, zum Beispiel über sogenannte Trunk Ports. Hier werden die Ethernet-Frames mit einer Art Markierung versehen, welche die Zugehörigkeit zum jeweiligen VLAN kennzeichnet. Mit Hilfe von Tags (engl. Etikett) werden dem Ethernet-Frame VLAN-spezifische Informationen hinzugefügt, die dann durch VLAN-fähige Switche ausgewertet werden.</text:p>
          </table:table-cell>
          <table:table-cell table:number-columns-repeated="16381"/>
        </table:table-row>
        <table:table-row table:style-name="ro3">
          <table:table-cell office:value-type="float" office:value="87" table:style-name="ce1">
            <text:p>87</text:p>
          </table:table-cell>
          <table:table-cell office:value-type="string" table:style-name="ce2">
            <text:p>87) Beschreibe typische Merkmale des Client-Server-Modells.</text:p>
          </table:table-cell>
          <table:table-cell office:value-type="string" table:style-name="ce2">
            <text:p>Die richtige Antwort: Das Client-Server-Modell (Client-Server-Konzept) beschreibt ein Prinzip, Aufgaben und Services innerhalb eines bestimmten Netzwerkes zu verteilen. Kernaufgabe dieses Modells ist es, vom Server bereitgestellte Aufgaben und Services dem Client zur Nutzung zur Verfügung zu stellen. Beispielsweise können das Webservices, Datei- und Mailingservices sein. Typische Merkmale eines Client-Server-Modells sind: Server stellen Dienste bereit Clients fragen Dienste bei Servern an Kommunikationsregeln und den Informationsaustausch zwischen Client und Server übernehmen Protokolle ein Server bedient ein oder mehrere Clients die Server- und Clientfunktionen sind nicht an eine physische Hardware gebunden physische/virtuelle Server können gleichzeitig Client- als auch Serveraufgaben ausführen</text:p>
          </table:table-cell>
          <table:table-cell table:number-columns-repeated="16381"/>
        </table:table-row>
        <table:table-row table:style-name="ro3">
          <table:table-cell office:value-type="float" office:value="88" table:style-name="ce1">
            <text:p>88</text:p>
          </table:table-cell>
          <table:table-cell office:value-type="string" table:style-name="ce2">
            <text:p>88) Welche Aufgaben hat ein Domain Name System (DNS)in einer Windows Domänenlandschaft bzw. Active Directory?</text:p>
          </table:table-cell>
          <table:table-cell office:value-type="string" table:style-name="ce2">
            <text:p>Die richtige Antwort: Das Domain Name System (DNS) stellt einen der wichtigsten Dienste in IP-basierten Netzwerken dar. Das Domain Name System dient der Beantwortung von Anfragen zur Namensauflösung. Konkret wird dabei der angefragte Name in eine IP-Adresse übersetzt und als Ergebnis der Anfrage zurück gelieret In windowsbasierten Domänen kommt zusätzlich der Reverse Lookup Anfrage die Aufgabe zu, eine angefragte IP-Adresse als Namen zu ermitteln und als Ergebnis zurückzuliefern. Dieses Reverse Lookup wird mit Hilfe von PTR Ressource Records in der Reverse Lookup Zone des Active Directory gewährleistet.</text:p>
          </table:table-cell>
          <table:table-cell table:number-columns-repeated="16381"/>
        </table:table-row>
        <table:table-row table:style-name="ro3">
          <table:table-cell office:value-type="float" office:value="89" table:style-name="ce1">
            <text:p>89</text:p>
          </table:table-cell>
          <table:table-cell office:value-type="string" table:style-name="ce2">
            <text:p>89) Einer der wichtigen Dienste in der Informationstechnologie sind E-Mail-Dienste. Es kommen verschiedene E-Mail-Protokolle dabei zum Einsatz. Unterscheide die Mailingprotokolle IMAP/S, SMTP/S sowie POP3/S nach ihren Eigenschaften.</text:p>
          </table:table-cell>
          <table:table-cell office:value-type="string" table:style-name="ce2">
            <text:p>Die richtige Antwort: SMTPS (Simple Mail Transfer Protocol Secure) bezeichnet ein Kommunikationsprotokoll des Postausgangs bei dem der E-Mail-Transport via SMTP über SSL/TLS über den Port 465 ermöglicht wird. Mit Hilfe von SSL/TLS wird die Authentifizierung der Kommunikationspartner auf Transportebene sowie Integrität und Vertraulichkeit der übertragenen Nachrichten gewährleistet. IMAPS (Internet Message Access Protocol Secure) ist ein E-Mail Kommunikationsprotokoll für den Posteingang, welcher mit SSL/TLS über den Port 993 den gesicherten Transport sicherstellt. Beim IMAP/IMAPS werden die Mails, Ordnerstrukturen und Einstellungen auf den Mail-Servern gespeichert und lokal synchronisiert. POP3/S (Post Office Protocol 3 Secure) ist ein E-Mail Kommunikationsprotokoll für den Posteingang und nutzt eine Verschlüsselung mit Hilfe von SSL/TLS über den Port 995. Im Gegensatz zum IMAP Protokoll werden POP3 Posteingänge heruntergeladen bzw. anschließend bei Bedarf gelöscht.</text:p>
          </table:table-cell>
          <table:table-cell table:number-columns-repeated="16381"/>
        </table:table-row>
        <table:table-row table:style-name="ro3">
          <table:table-cell office:value-type="float" office:value="90" table:style-name="ce1">
            <text:p>90</text:p>
          </table:table-cell>
          <table:table-cell office:value-type="string" table:style-name="ce2">
            <text:p>90) Was bedeutet der Begriff Standby- oder Offline-USV?</text:p>
          </table:table-cell>
          <table:table-cell office:value-type="string" table:style-name="ce2">
            <text:p>Die richtige Antwort: Die einfachen unterbrechungsfreien Stromversorgungen der USV-Klasse 3 sind Standby- bzw. Offline-USVs. Sie schützen generell nur gegen Stromausfälle sowie kurzzeitige Spannungsschwankungen. Die Unter- und Überspannungen im Netz können nicht ausgeglichen werden. Wegen der doch recht langsamen Umschaltdauer von 4 bis 10 Millisekunden (ms) zwischen Netzbetrieb auf Batteriebetrieb können Störspannungen. Spannungseinbrüche und Spannungsspitzen unterhalb dieser Zeit nicht erkannt werden.</text:p>
          </table:table-cell>
          <table:table-cell table:number-columns-repeated="16381"/>
        </table:table-row>
        <table:table-row table:style-name="ro3">
          <table:table-cell office:value-type="float" office:value="91" table:style-name="ce1">
            <text:p>91</text:p>
          </table:table-cell>
          <table:table-cell office:value-type="string" table:style-name="ce2">
            <text:p>91) Was versteht man unter einer Online-USV?</text:p>
          </table:table-cell>
          <table:table-cell office:value-type="string" table:style-name="ce2">
            <text:p>Die richtige Antwort: Die Online-USV (USV-Klasse 1) gilt als die teuerste Variante unter den unterbrechungsfreien Stromversorgungen, sie bietet jedoch auch den umfassendsten Schutz durch permanente Erzeugung einer Sinusspannung am Ausgang. Alle angeschlossenen Verbraucher werden dauerhaft und ohne Einschränkungen mit Netzspannung versorgt, während zeitgleich die Batterie aufgeladen wird. Bei Netzausfall erfolgt ein unterbrechungsfreier Übergang auf die Batterieeinspeisung. Die Eingangsspannung kann zwischen 160 Volt und 290 Volt schwanken, während die Ausgangsspannung nahezu einer Sinuskurve entspricht. Ein Netzausgang einer Online-USV ist frei von Störspannungen, elektromagnetischen Einflüssen, Frequenzstörungen und Spannungsverzerrungen.</text:p>
          </table:table-cell>
          <table:table-cell table:number-columns-repeated="16381"/>
        </table:table-row>
        <table:table-row table:style-name="ro3">
          <table:table-cell office:value-type="float" office:value="92" table:style-name="ce1">
            <text:p>92</text:p>
          </table:table-cell>
          <table:table-cell office:value-type="string" table:style-name="ce2">
            <text:p>92) Was versteht man unter der Bezeichnung Netzinteraktive USV?</text:p>
          </table:table-cell>
          <table:table-cell office:value-type="string" table:style-name="ce2">
            <text:p>Die richtige Antwort: Netzinteraktive unterbrechungsfreie Stromversorgungen (USV-Klasse 2) funktionieren ähnlich wie das Standby-USV Funktionsprinzip Sie schützen allgemein vor dem Stromausfall sowie vor kurzzeitigen Spannungsspitzen und sind in der Lage, durch Filter Spannungsschwankungen auszugleichen Im Gegensatz zur Offline-USV liegen die Umschaltzeiten vom Netzbetrieb zum Batteriebetrieb zwischen kurzen 2 bis 4 Millisekunden. Die Umschaltzeit vom Batteriebetrieb zum Netzbetrieb ist nahezu verzögerungsfrei.</text:p>
          </table:table-cell>
          <table:table-cell table:number-columns-repeated="16381"/>
        </table:table-row>
        <table:table-row table:style-name="ro3">
          <table:table-cell office:value-type="float" office:value="93" table:style-name="ce1">
            <text:p>93</text:p>
          </table:table-cell>
          <table:table-cell office:value-type="string" table:style-name="ce2">
            <text:p>93) Was bedeutet der Begriff SSID (Service Set Identifier)?</text:p>
          </table:table-cell>
          <table:table-cell office:value-type="string" table:style-name="ce2">
            <text:p>Die richtige Antwort: Die SSID (Service Set Identifier) ist laut IEEE (Institute of Electrical and Electronics Engineers) der Norm 802.11 der frei wählbare Name eines drahtlosen Funknetzwerks und wird auch oft als Netzwerkname bezeichnet. Eine SSID darf bis zu 32 Byte ASCII Zeichen lang sein, Groß- und Kleinschreibung ist hierbei zu beachten. Die SSID stellt auch eine Art Broadcastdomäne für Funknetze dar. Mittlerweile gibt es auch die Multi-SSID, die mehrere Broadcastdomänen verwalten kann.</text:p>
          </table:table-cell>
          <table:table-cell table:number-columns-repeated="16381"/>
        </table:table-row>
        <table:table-row table:style-name="ro3">
          <table:table-cell office:value-type="float" office:value="94" table:style-name="ce1">
            <text:p>94</text:p>
          </table:table-cell>
          <table:table-cell office:value-type="string" table:style-name="ce2">
            <text:p>94) Was versteht man unter den Begriffen CMS-, ERP- und CRM-System?</text:p>
          </table:table-cell>
          <table:table-cell office:value-type="string" table:style-name="ce2">
            <text:p>Die richtige Antwort: CMS - Content Management System: Stellt ein Managementsystem zum Verwalten, zur Konfiguration und der redaktionellen Bearbeitung von Inhalten (z. B. für Webseiten) dar. ERP - Enterprise Ressource Planning System: Ist ein umfangreiches Werkzeug zur Unterstützung der Ressourcenplanung aller Prozesse eines Unternehmens, zum Beispiel Produktion, Materialwirtschaft und Vertrieb. CRM - Customer Relationship Management System: Ist ein Werkzeug zur vollständigen Planung, Steuerung und Durchführung aller interaktiven Prozesse mit den Kunden und unterstützt die Kundenkommunikation</text:p>
          </table:table-cell>
          <table:table-cell table:number-columns-repeated="16381"/>
        </table:table-row>
        <table:table-row table:style-name="ro3">
          <table:table-cell office:value-type="float" office:value="95" table:style-name="ce1">
            <text:p>95</text:p>
          </table:table-cell>
          <table:table-cell office:value-type="string" table:style-name="ce2">
            <text:p>95) Welche Maßnahmen sind geeignet, um die Verarbeitungsgeschwindigkeit eines Personal Computers zu verbessern?</text:p>
          </table:table-cell>
          <table:table-cell office:value-type="string" table:style-name="ce2">
            <text:p>Die richtige Antwort: Folgende Maßnahmen können zur Verbesserung der Verarbeitungsgeschwindigkeit beitragen: Austausch von SATA HDDs mit geringer Umdrehungszahl gegen HDDs mit 10K/rpm Einsatz von SSD/M.2 gegenüber Sata-HDDs Aufteilung des Betriebssystems und der Anwendungsprogramme auf unterschiedliche Datenträgern (OS auf M.2. Daten auf SSD) Austausch 100 Mbit/s Netzwerkkarte gegen 1 Gbit/s Netzwerkkarte</text:p>
          </table:table-cell>
          <table:table-cell table:number-columns-repeated="16381"/>
        </table:table-row>
        <table:table-row table:style-name="ro3">
          <table:table-cell office:value-type="float" office:value="96" table:style-name="ce1">
            <text:p>96</text:p>
          </table:table-cell>
          <table:table-cell office:value-type="string" table:style-name="ce2">
            <text:p>96) Berechne die Gesamtleistungsaufnahme für folgende IT-Landschaft für ein Jahr. Alle Geräte werden 24/7 betrieben. Gib das Ergebnis in Kilowatt an. 10x Server Leistungsaufnahme 800 Watt 25x Desktop PCs Leistungsaufnahme 350 Watt 2x Switch Leistungsaufnahme 200 Watt</text:p>
          </table:table-cell>
          <table:table-cell office:value-type="string" table:style-name="ce2">
            <text:p>Die richtige Antwort: 10x Server Leistungsaufnahme 800 Watt=10/800=8000 *24*365=70.080.000 25x Desktop PCs Leistungsaufnahme 350 Watt =25*350=8750*24*365=76.650.000 2x Switch Leistungsaufnahme 200 Watt=2*200=400 *24*365=3.504.000 Summe = 150.234.000W = KW 150234</text:p>
          </table:table-cell>
          <table:table-cell table:number-columns-repeated="16381"/>
        </table:table-row>
        <table:table-row table:style-name="ro3">
          <table:table-cell office:value-type="float" office:value="97" table:style-name="ce1">
            <text:p>97</text:p>
          </table:table-cell>
          <table:table-cell office:value-type="string" table:style-name="ce2">
            <text:p>97) Wie berechnet man die Wirkleistung von elektrischen Geräten?</text:p>
          </table:table-cell>
          <table:table-cell office:value-type="string" table:style-name="ce2">
            <text:p>Die richtige Antwort: Die elektrische Leistungsberechnung von IT-Komponenten unterliegt den allgemeinen Gesetzen der Elektrotechnik. Die elektrische Wirkleistung P ist das Produkt von Spannung U und der Stromstärke I Die Berechnung erfolgt wie folgt: P = U * I Die Berechnung wird in der Maßeinheit Watt angegeben. Die Leistungsangaben von elektrischen Geräten gelten immer für die Dauer mit 60 Minuten bzw. 1 Stunde. Beispiel: 230V * 16A = 3.680 VA / Watt (3,68 KW) Dieses elektrische Gerät verbraucht demnach 3,68 KW/h</text:p>
          </table:table-cell>
          <table:table-cell table:number-columns-repeated="16381"/>
        </table:table-row>
        <table:table-row table:style-name="ro3">
          <table:table-cell office:value-type="float" office:value="98" table:style-name="ce1">
            <text:p>98</text:p>
          </table:table-cell>
          <table:table-cell office:value-type="string" table:style-name="ce2">
            <text:p>98) Nenne die Vor- und Nachteile der Virtualisierung von Servern und Desktops auch unter Berücksichtigung von Cloudangeboten.</text:p>
          </table:table-cell>
          <table:table-cell office:value-type="string" table:style-name="ce2">
            <text:p>Die richtige Antwort: Vorteile: Stromersparnis Skalierbarkeit Redundante Systeme (Ausfallsicherheit) Schnellere Server-Provisionierung so gut wie keine Kapazitätsbeschränkungen Nutzung von kostengünstigen Angeboten keine Investitionskosten bei Cloudanbietern (pay-as-you-go) Lebensverlängerung alter Software Nachteile: nicht jede Lösung ist kostengünstig für den 24/7-Einsatz eventuell höhere Latenzzeiten mit zu vielen virtuellen Maschinen pro Host Hardware und Software kann nicht zu 100 % selbst administriert werden Individuallösungen nicht immer möglich angebotene Lösungen nicht in allen Regionen erhältlich</text:p>
          </table:table-cell>
          <table:table-cell table:number-columns-repeated="16381"/>
        </table:table-row>
        <table:table-row table:style-name="ro3">
          <table:table-cell office:value-type="float" office:value="99" table:style-name="ce1">
            <text:p>99</text:p>
          </table:table-cell>
          <table:table-cell office:value-type="string" table:style-name="ce2">
            <text:p>99) Was bedeutet der Begriff Serverkonsolidierung?</text:p>
          </table:table-cell>
          <table:table-cell office:value-type="string" table:style-name="ce2">
            <text:p>Die richtige Antwort: Serverkonsolidierung ist eine Form der Konsolidierung von Serverressourcen, bei der man auf die Möglichkeiten der Virtualisierung setzt. Mit Hilfe von virtuellen Maschinen (VM) oder virtuellen Umgebungen (Virtual Environment VE) soll eine Energie- und Raumeinsparung durch Reduktion der physikalischen Serversysteme erreicht werden. Kurz gefasst: z. B. 10 physische Server werden durch einen performanten Server ersetzt und die 10 Server virtualisiert.</text:p>
          </table:table-cell>
          <table:table-cell table:number-columns-repeated="16381"/>
        </table:table-row>
        <table:table-row table:style-name="ro3">
          <table:table-cell office:value-type="float" office:value="100" table:style-name="ce1">
            <text:p>100</text:p>
          </table:table-cell>
          <table:table-cell office:value-type="string" table:style-name="ce2">
            <text:p>100) Welche Arten von Anforderungen gibt es an Software?</text:p>
          </table:table-cell>
          <table:table-cell office:value-type="string" table:style-name="ce2">
            <text:p>Die richtige Antwort: Geschäftsanforderungen sind die Anforderungen, welche sich aus der Geschäftstätigkeit des Kunden und den Marktanforderungen ergeben. Die Geschäftsanforderungen werden durch das Management und das Marketing festgelegt. Benutzeranforderungen sind die für die Benutzer des Softwaresystems erforderlichen Anforderungen, um die Geschäftsanforderungen zu erfüllen. Die Benutzeranforderungen werden durch Geschäftsanalysten, durch Benutzer oder Vertreter der Benutzer, sowie Produktmanager definiert. Funktionale Anforderungen erfassen das Verhalten, welches eine Software erfüllen muss, um die Benutzeranforderungen zu gewährleisten. Funktionale Anforderungen werden durch Geschäftsanalysten und Produktmanager in Absprache mit der Softwareentwicklung und der Testabteilung definiert. Projektanforderungen sind die nötigen Anforderungen, die den Erfolg eines Projekts sichern, um alle Anforderungen des Projekts umsetzen zu können und das Produkt im Zuge des Application Lifecycle Managements (ALM) betreuen zu können.</text:p>
          </table:table-cell>
          <table:table-cell table:number-columns-repeated="16381"/>
        </table:table-row>
        <table:table-row table:style-name="ro3">
          <table:table-cell office:value-type="float" office:value="101" table:style-name="ce1">
            <text:p>101</text:p>
          </table:table-cell>
          <table:table-cell office:value-type="string" table:style-name="ce2">
            <text:p>101) Welche Kosten entstehen für ein Rechenzentrum (on-Premises) mit einer Server-Client Struktur?</text:p>
          </table:table-cell>
          <table:table-cell office:value-type="string" table:style-name="ce2">
            <text:p>Die richtige Antwort: Folgende Kosten sind zu betrachten: Kauf/Miete für Gebäude/Raum Anschaffungskosten (IT-Hardware. Software, Kühlung) evtl. Miet-/Leasinggebühren (Hardware/Software) Lizenzgebühren (Betriebssystem/Anwendersoftware) Energiekosten (Hardware/Kühlung/Sicherheitstechnik) Wartung/Instandhaltung Brandschutz Sicherheitstechnik Versicherungen</text:p>
          </table:table-cell>
          <table:table-cell table:number-columns-repeated="16381"/>
        </table:table-row>
        <table:table-row table:style-name="ro3">
          <table:table-cell office:value-type="float" office:value="102" table:style-name="ce1">
            <text:p>102</text:p>
          </table:table-cell>
          <table:table-cell office:value-type="string" table:style-name="ce2">
            <text:p>102) Du machst einen Kostenvergleich für den Kauf von mehreren Servern und deren Service. Die Server sind für den 7/24-Einsatz gedacht. Bitte vergleiche das Leasingmodell, die Kaufvariante und das Modell Pay-per-use miteinander. Welches ist die kostengünstigste Variante über eine Laufzeit von 3 Jahren?  Leasing Kauf Pay-per-use Laufzeit 3 Jahre 36 Raten à 3.500.00€ 100.000,00€ 3,22€ /h Service 3 Jahre 30.000,00€ 30.000,00€ - €</text:p>
          </table:table-cell>
          <table:table-cell office:value-type="string" table:style-name="ce2">
            <text:p>Die richtige Antwort: Das Ergebnis des Vergleichs zeigt, dass das Pay-per-use Modell über die Laufzeit von 3 Jahren die kostengünstigere Variante ist. Leasing Kauf Pay-per-use Laufzeit 3 Jahre 36 *3.500€=126.00.00€ 100.000,00€ 3,22€ /h*24h*365d*3y Service 3 Jahre 30.000,00 € 30.000,00€ -€ Summe 156.00.00€ 130.00.00€ 84.621,60€ Rang 3 2 1</text:p>
          </table:table-cell>
          <table:table-cell table:number-columns-repeated="16381"/>
        </table:table-row>
        <table:table-row table:style-name="ro3">
          <table:table-cell office:value-type="float" office:value="103" table:style-name="ce1">
            <text:p>103</text:p>
          </table:table-cell>
          <table:table-cell office:value-type="string" table:style-name="ce2">
            <text:p>103) Aus welchen Bestandteilen besteht eine Handelskalkulation? Wie unterscheidet sie sich von der Zuschlagskalkulation (Vorkalkulation)</text:p>
          </table:table-cell>
          <table:table-cell office:value-type="string" table:style-name="ce2">
            <text:p>Die richtige Antwort: Listeneinkaufspreis - Lieferer-Rabatt = Zieleinkaufspreis - Lieferer-Skonto = Bareinkaufspreis + Bezugskosten = Bezugspreis + Handlungskosten = Selbstkosten* + Gewinn = Barverkaufspreis + Kundenskonto = Zielverkaufspreis + Kundenrabatt = Listenverkaufspreis * In der Zuschlagskalkulation als Vorkalkulation der Produktion können die Selbstkosten auch wie folgt ermittelt werden: Materialeinzelkosten + Materialgemeinkosten + Lohneinzelkosten + Lohngemeinkosten = Herstellkosten Herstellkosten + Verwaltungsgemeinkosten + Vertriebsgemeinkosten = Selbstkosten</text:p>
          </table:table-cell>
          <table:table-cell table:number-columns-repeated="16381"/>
        </table:table-row>
        <table:table-row table:style-name="ro3">
          <table:table-cell office:value-type="float" office:value="104" table:style-name="ce1">
            <text:p>104</text:p>
          </table:table-cell>
          <table:table-cell office:value-type="string" table:style-name="ce2">
            <text:p>104) Was versteht man unter dem Begriff der Bedarfsanalyse?</text:p>
          </table:table-cell>
          <table:table-cell office:value-type="string" table:style-name="ce2">
            <text:p>Die richtige Antwort: Unter dem Begriff Bedarfsanalyse versteht man eine Analyseart zur Feststellung des Bedarfs an Waren, Dienstleistungen, Gütern oder Personal für eine bestimmte Region/Land sowie für bestimmte Personengruppen oder für einen bestimmten Zeitraum. Der Zweck der Bedarfsanalyse besteht darin, zukünftige Beschaffungsprozesse oder Projekte besser zu planen.</text:p>
          </table:table-cell>
          <table:table-cell table:number-columns-repeated="16381"/>
        </table:table-row>
        <table:table-row table:style-name="ro3">
          <table:table-cell office:value-type="float" office:value="105" table:style-name="ce1">
            <text:p>105</text:p>
          </table:table-cell>
          <table:table-cell office:value-type="string" table:style-name="ce2">
            <text:p>105) Nenne die Vorteile einer Bedarfsanalyse.</text:p>
          </table:table-cell>
          <table:table-cell office:value-type="string" table:style-name="ce2">
            <text:p>Die richtige Antwort: Die Vorteile einer Bedarfsanalyse sind: Der Vertrieb kann Wünsche. Motive und Ziele des Kunden ermitteln Entscheider und Kundentypen können ermittelt werden. Das Vertrauen des Kunden wird gestärkt Dem Kunden können individuelle Lösungen angeboten werden. Das Unternehmen hebt sich von der Konkurrenz ab. Umsatz des Unternehmens kann gesteigert werden. Eine langfristige Kundenbindung wird unterstützt.</text:p>
          </table:table-cell>
          <table:table-cell table:number-columns-repeated="16381"/>
        </table:table-row>
        <table:table-row table:style-name="ro3">
          <table:table-cell office:value-type="float" office:value="106" table:style-name="ce1">
            <text:p>106</text:p>
          </table:table-cell>
          <table:table-cell office:value-type="string" table:style-name="ce2">
            <text:p>106) Zum Starten eines PC-Systems setzte man eine lange Zeit auf das BIOS (Basic Input Output System). Der Nachfolger des lange bewährten BIOS ist das UEFI (Unified Extensible Firmware Interface). Bitte vergleiche BIOS mit UEFI.</text:p>
          </table:table-cell>
          <table:table-cell office:value-type="string" table:style-name="ce2">
            <text:p>Die richtige Antwort: UEFI (Unified Extensible Firmware Interface): kann auch von Laufwerken mit 2.2 TB oder mehr booten grafische Benutzeroberfläche mit Mausbedienung unterstützt 64-Bit-Prozessoren nativ ab Werk Treiber lassen sich als Modul nachladen nutzt GPT-Partitionierungsschema kann von VM-Container starten BIOS (Basic Input Output System): keine Mausbedienung möglich kann nur vom Master-Boot-Record starten kann nur von Laufwerken bis 2 TB booten</text:p>
          </table:table-cell>
          <table:table-cell table:number-columns-repeated="16381"/>
        </table:table-row>
        <table:table-row table:style-name="ro3">
          <table:table-cell office:value-type="float" office:value="107" table:style-name="ce1">
            <text:p>107</text:p>
          </table:table-cell>
          <table:table-cell office:value-type="string" table:style-name="ce2">
            <text:p>107) Im Rahmen des Kundensupports sowie in der Bereitstellung von virtuellen Desktops hat das Remote Desktop Protocol (RDP) einen hohen Stellenwert. Beschreibe die Funktionsweise einer Remote Desktop Verbindung.</text:p>
          </table:table-cell>
          <table:table-cell office:value-type="string" table:style-name="ce2">
            <text:p>Die richtige Antwort: Eine Remote Desktop Verbindung stellt über das proprietäre Netzwerkprotokoll RDP von Microsoft einen Fernzugriff auf entfernte Computer her. Die Kommunikation im Netzwerk erfolgt über den TCP/UDP-Port 3389. Es werden grafische Bildschirminhalte eines entfernten Personal Computers angezeigt sowie lokale Ressourcen eines Arbeitsplatzes wie Tastatur, Maus, Audio-Ein-/Ausgabe, Dateisystem, Laufwerke, Drucker und die Zwischenablage genutzt. Das RDP-Protokoll wird auch für den Microsoft Windows Remote Desktop Service genutzt, vormals Terminal Services genannt.</text:p>
          </table:table-cell>
          <table:table-cell table:number-columns-repeated="16381"/>
        </table:table-row>
        <table:table-row table:style-name="ro3">
          <table:table-cell office:value-type="float" office:value="108" table:style-name="ce1">
            <text:p>108</text:p>
          </table:table-cell>
          <table:table-cell office:value-type="string" table:style-name="ce2">
            <text:p>108) Wie kann ich mit Hilfe von Kommandozeilen-Werkzeugen in einer windowsbasierten IT-Landschaft die Namensauflösung überprüfen?</text:p>
          </table:table-cell>
          <table:table-cell office:value-type="string" table:style-name="ce2">
            <text:p>Die richtige Antwort: Eingabeaufforderung (CMD): ping-a nslookup tracert PowerShell: Resolve-DnsName</text:p>
          </table:table-cell>
          <table:table-cell table:number-columns-repeated="16381"/>
        </table:table-row>
        <table:table-row table:style-name="ro3">
          <table:table-cell office:value-type="float" office:value="109" table:style-name="ce1">
            <text:p>109</text:p>
          </table:table-cell>
          <table:table-cell office:value-type="string" table:style-name="ce2">
            <text:p>109) Nenne die 4 Features, die verhindern, dass während des Startvorgangs von Windows 10 Schadsoftware wie Rootkits und Bootkits geladen werden können.</text:p>
          </table:table-cell>
          <table:table-cell office:value-type="string" table:style-name="ce2">
            <text:p>Die richtige Antwort: 1. Sicherer Start Computer mit einer UEFI-Firmware und einem Trusted Platform Module (TPM) können so konfiguriert werden, dass nur vertrauenswürdige Betriebssystem-Startladeprogramme geladen werden. 2. Vertrauenswürdiger Start Windows überprüft während des Startvorgangs die Integrität jeder Komponente, bevor diese in den Arbeitsspeicher geladen wird. 3. Antischadsoftware-Frühstart (Early Launch Antimalware, ELAM) Mit der ELAM werden alle Treiber vor dem Laden getestet, um zu verhindern, dass nicht zertifizierte oder genehmigte Treiber mit dem Betriebssystem geladen werden. 4. Kontrollierter Start Die Firmware des PCs protokolliert den Startvorgang, und Windows kann die Informationen an einen vertrauenswürdigen Server senden, der die Integrität des PCs objektiv prüfen und bewerten kann.</text:p>
          </table:table-cell>
          <table:table-cell table:number-columns-repeated="16381"/>
        </table:table-row>
        <table:table-row table:style-name="ro3">
          <table:table-cell office:value-type="float" office:value="110" table:style-name="ce1">
            <text:p>110</text:p>
          </table:table-cell>
          <table:table-cell office:value-type="string" table:style-name="ce2">
            <text:p>110) Erläutere den Unterschied zwischen Partitionierung und Formatierung eines Datenträgers.</text:p>
          </table:table-cell>
          <table:table-cell office:value-type="string" table:style-name="ce2">
            <text:p>Die richtige Antwort: Die Partitionierung eines Datenträgers ist die physische und logische Einteilung des Speichermediums in Volumes, welche zusammenhängende sowie aufeinanderfolgende Datenblöcke logisch zusammenfasst. Die Formatierung eines Datenträgers ist die logische Einteilung der Partitionsstruktur mit einem Dateisystem, wie zum Beispiel NTFS. Ext4 oder Btrfs durch das Betriebssystem selbst oder durch eine entsprechende Software.</text:p>
          </table:table-cell>
          <table:table-cell table:number-columns-repeated="16381"/>
        </table:table-row>
        <table:table-row table:style-name="ro3">
          <table:table-cell office:value-type="float" office:value="111" table:style-name="ce1">
            <text:p>111</text:p>
          </table:table-cell>
          <table:table-cell office:value-type="string" table:style-name="ce2">
            <text:p>111) Was versteht man unter einem Service-Tag oder Asset-Tag?</text:p>
          </table:table-cell>
          <table:table-cell office:value-type="string" table:style-name="ce2">
            <text:p>Die richtige Antwort: Asset-Tags oder Service-Tags identifizieren Geräte mit einer eindeutigen Seriennummer oder einem Bar- oder QR-Code. Asset-Tags oder Service-Tags sind in der Regel Etiketten mit einer selbstklebenden Rückseite. Diese Tags werden zur Bestandskontrolle, Inventarisierung und zur Nachverfolgung der Hardware benutzt.</text:p>
          </table:table-cell>
          <table:table-cell table:number-columns-repeated="16381"/>
        </table:table-row>
        <table:table-row table:style-name="ro3">
          <table:table-cell office:value-type="float" office:value="112" table:style-name="ce1">
            <text:p>112</text:p>
          </table:table-cell>
          <table:table-cell office:value-type="string" table:style-name="ce2">
            <text:p>112) Welche Vorteile bringt der Einsatz von Thin-Clients in einer IT-Landschaft, die auf Desktop-Virtualisierung setzt?</text:p>
          </table:table-cell>
          <table:table-cell office:value-type="string" table:style-name="ce2">
            <text:p>Die richtige Antwort: Zu den Vorteilen des Einsatzes von Thin-Clients zahlen: geringerer Stromverbrauch geräuschloser Arbeitsplatzcomputer geringer Platzbedarf am Arbeitsplatz leicht austauschbar flexibel einsetzbar, da kein Betriebssystem installiert werden muss geringes Gewicht umweltfreundlich durch weniger Materialeinsatz und weniger Abwärme dank read-only-Betriebssystem keine Chance für Viren, Würmer und Trojaner</text:p>
          </table:table-cell>
          <table:table-cell table:number-columns-repeated="16381"/>
        </table:table-row>
        <table:table-row table:style-name="ro3">
          <table:table-cell office:value-type="float" office:value="113" table:style-name="ce1">
            <text:p>113</text:p>
          </table:table-cell>
          <table:table-cell office:value-type="string" table:style-name="ce2">
            <text:p>113) Was versteht man unter einem Pflichtenheft?</text:p>
          </table:table-cell>
          <table:table-cell office:value-type="string" table:style-name="ce2">
            <text:p>Die richtige Antwort: Im Projektmanagement beschreibt das Pflichtenheft in detaillierter Form, wie der Auftragnehmer die Anforderungen des Auftraggebers umsetzen möchte Man spricht hier über das sogenannte „Wie und Womit“ der Auftrag erfüllt werden soll. Für beide Seiten ist der Inhalt des Pflichtenheftes rechtlich bindend, solange nicht beide Parteien Änderungen oder Ergänzungen zulassen. Erst wenn der Auftraggeber das Pflichtenheft akzeptiert, wird mit der Umsetzung durch den Auftragnehmer begonnen. Während eines agilen Entwicklungsmodells können auch in diesem Prozess weitere Änderungen einfließen.</text:p>
          </table:table-cell>
          <table:table-cell table:number-columns-repeated="16381"/>
        </table:table-row>
        <table:table-row table:style-name="ro3">
          <table:table-cell office:value-type="float" office:value="114" table:style-name="ce1">
            <text:p>114</text:p>
          </table:table-cell>
          <table:table-cell office:value-type="string" table:style-name="ce2">
            <text:p>114) Was wird in einem Lastenheft beschrieben?</text:p>
          </table:table-cell>
          <table:table-cell office:value-type="string" table:style-name="ce2">
            <text:p>Die richtige Antwort: Im Projektmanagement beschreibt das Lastenheft (Anforderungs- oder Kundenspezifikation) die Gesamtheit der Anforderungen bzw. Spezifikationen des Auftraggebers an die Lieferungen und Leistungen seines Auftragnehmers. Das Lastenheft enthält die an das zu entwickelnde Produkt gestellten funktionalen sowie nicht-funktionalen Anforderungen (Gesetze/Vorschriften) und dient als Basis für die Ausschreibung sowie Vertragsgestaltung. Angaben wie Lieferzeit, Lieferumfang und Kosten sind im Lastenheft spezifiziert und das akzeptierte Lastenheft ist für beide Parteien rechtlich bindend.</text:p>
          </table:table-cell>
          <table:table-cell table:number-columns-repeated="16381"/>
        </table:table-row>
        <table:table-row table:style-name="ro3">
          <table:table-cell office:value-type="float" office:value="115" table:style-name="ce1">
            <text:p>115</text:p>
          </table:table-cell>
          <table:table-cell office:value-type="string" table:style-name="ce2">
            <text:p>115) Was versteht man unter einem Convertible?</text:p>
          </table:table-cell>
          <table:table-cell office:value-type="string" table:style-name="ce2">
            <text:p>Die richtige Antwort: Als ein Convertible (engl. Convertible, verwandelbar) manchmal auch Hybrid-PC, Two-in-One oder (wenn das Display abnehmbar ist) auch Detachable genannt, wird ein Notebook bezeichnet, das über einen Klapp-, Dreh-, Schiebe- oder Klickmechanismus verfügt. Convertibles sind besonders auf Mobilität ausgelegt. Ein Convertible kann man in 2 Modi betreiben: als Notebook oder als Tablet. Im Laptop-Modus wird wie üblich über Tastatur und Touchpad oder Track Point gearbeitet, während nach der Umwandlung in ein Tablet über einen Touchscreen, Digitizer oder mithilfe eines Eingabestifts das Gerät bedient wird</text:p>
          </table:table-cell>
          <table:table-cell table:number-columns-repeated="16381"/>
        </table:table-row>
        <table:table-row table:style-name="ro3">
          <table:table-cell office:value-type="float" office:value="116" table:style-name="ce1">
            <text:p>116</text:p>
          </table:table-cell>
          <table:table-cell office:value-type="string" table:style-name="ce2">
            <text:p>116) Nenne einige Vor- und Nachteile von Tablets</text:p>
          </table:table-cell>
          <table:table-cell office:value-type="string" table:style-name="ce2">
            <text:p>Die richtige Antwort: Vorteile: leichte Handhabung lange Akkulaufzeit Touchbedienung oder mit Stift WLAN oder WWAN Verbindung platzsparend geringes Gewicht Nachteile: Schreiben auf der virtuellen Tastatur mit der Zeit anstrengend geringere Speicherkapazität gegenüber Notebooks wenige Anschluss- und Verbindungsmöglichkeiten in der Regel nicht aufrüstbar</text:p>
          </table:table-cell>
          <table:table-cell table:number-columns-repeated="16381"/>
        </table:table-row>
        <table:table-row table:style-name="ro3">
          <table:table-cell office:value-type="float" office:value="117" table:style-name="ce1">
            <text:p>117</text:p>
          </table:table-cell>
          <table:table-cell office:value-type="string" table:style-name="ce2">
            <text:p>117) Welche Vor- und Nachteile hat ein Notebook?</text:p>
          </table:table-cell>
          <table:table-cell office:value-type="string" table:style-name="ce2">
            <text:p>Die richtige Antwort: Vorteile: netzunabhängiges Arbeiten möglich durch Akku Netzwerkzugriff mithilfe von WWAN/WLAN Modulen integrierte Tastatur, Touchpad (Maus) bei stationärer Nutzung wenig Stellfläche notwendig geringerer Stromverbrauch als Desktop-PCs arbeitet In der Regel leiser als ein PC durch Dockingstation erweiterbar Nachteile: hohes Gewicht gegenüber Tablet oder Netbook proprietäres Netzteil geringe Festplattenspeicherkapazitäten technische Aufrüstung ist oft umständlich oder gar nicht möglich Display oft kleiner als beim Desktop-Gerät oftmals kein separater Ziffernblock auf der Tastatur verfügbar</text:p>
          </table:table-cell>
          <table:table-cell table:number-columns-repeated="16381"/>
        </table:table-row>
        <table:table-row table:style-name="ro3">
          <table:table-cell office:value-type="float" office:value="118" table:style-name="ce1">
            <text:p>118</text:p>
          </table:table-cell>
          <table:table-cell office:value-type="string" table:style-name="ce2">
            <text:p>118) Welcher digitale Anschluss ist auf dem Bild zu erkennen? </text:p>
          </table:table-cell>
          <table:table-cell office:value-type="string" table:style-name="ce2">
            <text:p>Die richtige Antwort: DisplayPort Eine genormte, universelle und lizenzfreie digitale Verbindungsschnittstelle für Bild- und Tonübertragung Auf dem Bild sind der klassische DisplayPort Steckverbinder und der Mini-DisplayPort Steckverbinder zu sehen.</text:p>
          </table:table-cell>
          <table:table-cell table:number-columns-repeated="16381"/>
        </table:table-row>
        <table:table-row table:style-name="ro3">
          <table:table-cell office:value-type="float" office:value="119" table:style-name="ce1">
            <text:p>119</text:p>
          </table:table-cell>
          <table:table-cell office:value-type="string" table:style-name="ce2">
            <text:p>119) Welche Anforderung an die Hard- und Software werden an einen Dateiserver gestellt?</text:p>
          </table:table-cell>
          <table:table-cell office:value-type="string" table:style-name="ce2">
            <text:p>Die richtige Antwort: Die folgenden Anforderungen werden an einen Dateiserver gestellt: redundantes Netzteil redundanter Netzwerkzugriff redundantes Plattensystem (RAID-Verbund) granulares Dateiberechtigungssystem Zusammenarbeit auf Dateiebene ohne Versionskonflikte Zulassung von Ordner Freigaben (SMB/NFS) geringe Latenz (Netzwerk) geringe Zugriffszeiten auf das Dateisystem Absicherung des Dateibestands durch Backup oder Snapshots Möglichkeit des Fernzugriffs via WebDAV, oder (S)FTP dynamische Speicherplatzanpassung</text:p>
          </table:table-cell>
          <table:table-cell table:number-columns-repeated="16381"/>
        </table:table-row>
        <table:table-row table:style-name="ro3">
          <table:table-cell office:value-type="float" office:value="120" table:style-name="ce1">
            <text:p>120</text:p>
          </table:table-cell>
          <table:table-cell office:value-type="string" table:style-name="ce2">
            <text:p>120) Erläutere die Unterschiede zwischen ADSL, VDSL und SDSL?</text:p>
          </table:table-cell>
          <table:table-cell office:value-type="string" table:style-name="ce2">
            <text:p>Die richtige Antwort: ADSL steht für "Asymmetrie Digital Subscriber Line" und bezeichnet die am meisten genutzte Anschlusstechnik zu einem Internetprovider. Bei dieser Anschlusstechnik ist die Upload- und die Downloadgeschwindigkeit in einem asymmetrischen Verhältnis zueinander. Das heißt, dass die Downloadgeschwindigkeit immer höher ist als die Uploadgeschwindigkeit. VDSL steht für "Very High Speed Digital Subscriber Line" und bezeichnet die aktuell angebotene Anschlusstechnik zum Internetprovider. Wie auch beim ADSL sind Upload- und Downloadgeschwindigkeiten asymmetrisch. Auch hier ist die Downloadgeschwindigkeit immer höher als die Uploadgeschwindigkeit. SDSL steht für "Symmetrie Digital Subscriber Line" und bezeichnet eine DSL-Anschlusstechnik, bei der die Upload- und die Downloadgeschwindigkeit identisch sind. SDSL kommt immer dann zum Einsatz, wenn Daten in Echtzeit übertragen werden müssen, wie zum Beispiel bei Videoübertragungen oder bei der VOIP Telefonie.</text:p>
          </table:table-cell>
          <table:table-cell table:number-columns-repeated="16381"/>
        </table:table-row>
        <table:table-row table:style-name="ro3">
          <table:table-cell office:value-type="float" office:value="121" table:style-name="ce1">
            <text:p>121</text:p>
          </table:table-cell>
          <table:table-cell office:value-type="string" table:style-name="ce2">
            <text:p>121) Eine schnelle mobile Datenübertragung ist heute wichtiger Bestandteil in jeder IT-Infrastruktur. Ordne die folgenden WWAN-Technologien 5G, UMTS, LTE, HSDPA und Edge nach ihrer Geschwindigkeit.</text:p>
          </table:table-cell>
          <table:table-cell office:value-type="string" table:style-name="ce2">
            <text:p>Die richtige Antwort:</text:p>
          </table:table-cell>
          <table:table-cell table:number-columns-repeated="16381"/>
        </table:table-row>
        <table:table-row table:style-name="ro3">
          <table:table-cell office:value-type="float" office:value="122" table:style-name="ce1">
            <text:p>122</text:p>
          </table:table-cell>
          <table:table-cell office:value-type="string" table:style-name="ce2">
            <text:p>122) Worauf sollte man bei der Beschaffung von IT-Hardware achten?</text:p>
          </table:table-cell>
          <table:table-cell office:value-type="string" table:style-name="ce2">
            <text:p>Die richtige Antwort: Die folgenden Kriterien sind bei der Beschaffung von Hardware zu beachten: Langlebigkeit der Hardware (min. 5 Jahre Support vom Hersteller) Skalierbarkeit auf Basis vorhandener Hardware kostengünstiger Support geringer Stromverbrauch und geringe Abwärme umweltfreundliches Produkt remote Management leicht austauschbar schnelle Ersatzbeschaffung</text:p>
          </table:table-cell>
          <table:table-cell table:number-columns-repeated="16381"/>
        </table:table-row>
        <table:table-row table:style-name="ro3">
          <table:table-cell office:value-type="float" office:value="123" table:style-name="ce1">
            <text:p>123</text:p>
          </table:table-cell>
          <table:table-cell office:value-type="string" table:style-name="ce2">
            <text:p>123) Was versteht man unter Standardsoftware?</text:p>
          </table:table-cell>
          <table:table-cell office:value-type="string" table:style-name="ce2">
            <text:p>Die richtige Antwort: Als Standard Software bezeichnet man im Allgemeinen Software, die auf dem freien Markt erhältlich ist. Im Gegensatz zur Individualsoftware ist sie vorgefertigt und muss in der Regel vom Anwender selbst installiert bzw. individuell angepasst werden. Standardsoftware kann On-Premise und als Software as a Service angeboten werden.</text:p>
          </table:table-cell>
          <table:table-cell table:number-columns-repeated="16381"/>
        </table:table-row>
        <table:table-row table:style-name="ro3">
          <table:table-cell office:value-type="float" office:value="124" table:style-name="ce1">
            <text:p>124</text:p>
          </table:table-cell>
          <table:table-cell office:value-type="string" table:style-name="ce2">
            <text:p>124) Was versteht man unter Individualsoftware?</text:p>
          </table:table-cell>
          <table:table-cell office:value-type="string" table:style-name="ce2">
            <text:p>Die richtige Antwort: Als Individualsoftware bezeichnet man Software, welche bestimmte Hardware- oder individuelle Geschäftsanforderungen erfüllen muss, also für einen bestimmten Anwender und/oder einen spezialisierten Verwendungszweck angefertigt wurde.</text:p>
          </table:table-cell>
          <table:table-cell table:number-columns-repeated="16381"/>
        </table:table-row>
        <table:table-row table:style-name="ro3">
          <table:table-cell office:value-type="float" office:value="125" table:style-name="ce1">
            <text:p>125</text:p>
          </table:table-cell>
          <table:table-cell office:value-type="string" table:style-name="ce2">
            <text:p>125) Was versteht man in der Anwendungsentwicklung unter dem Begriff IDE?</text:p>
          </table:table-cell>
          <table:table-cell office:value-type="string" table:style-name="ce2">
            <text:p>Die richtige Antwort: Eine IDE (integrierte Entwicklungsumgebung, englisch integrated development environment) ist eine Sammlung der wichtigsten Werkzeuge zur Softwareentwicklung unter einer einheitlichen Oberfläche. Sie soll helfen, die Arbeit des Anwendungsentwicklers zu erleichtern. Zu den wichtigsten Werkzeugen zählen beispielsweise der Compiler, Debugger, Interpreter, der Editor mit Quelltextformatierung und Syntaxhervorhebung, Linker, Werkzeuge zum Erstellen von grafischen Oberflächen, Versionsverwaltungen und vieles mehr.</text:p>
          </table:table-cell>
          <table:table-cell table:number-columns-repeated="16381"/>
        </table:table-row>
        <table:table-row table:style-name="ro3">
          <table:table-cell office:value-type="float" office:value="126" table:style-name="ce1">
            <text:p>126</text:p>
          </table:table-cell>
          <table:table-cell office:value-type="string" table:style-name="ce2">
            <text:p>126) Was bedeutet der Begriff „Proprietäre Software“?</text:p>
          </table:table-cell>
          <table:table-cell office:value-type="string" table:style-name="ce2">
            <text:p>Die richtige Antwort: Unter proprietärer Software versteht man eine Software, deren Nutzung bzw. deren Nutzung durch Dritte und deren Veränderung sowie die Weitergabe aus patent- oder lizenzrechtlichen Gründen eingeschränkt oder verboten ist. Sie beinhaltet teilweise nichtveröffentlichte Standards oder nicht öffentlich dokumentierte Schnittstellen, sodass deren Anpassung ohne Offenlegung des Quellcodes nicht oder nur schwer möglich ist. Beispiele für proprietäre Software sind Microsoft Windows oder Adobe Produkte.</text:p>
          </table:table-cell>
          <table:table-cell table:number-columns-repeated="16381"/>
        </table:table-row>
        <table:table-row table:style-name="ro3">
          <table:table-cell office:value-type="float" office:value="127" table:style-name="ce1">
            <text:p>127</text:p>
          </table:table-cell>
          <table:table-cell office:value-type="string" table:style-name="ce2">
            <text:p>127) Nenne 3 charakteristische Eigenschaften von Open Source Software.</text:p>
          </table:table-cell>
          <table:table-cell office:value-type="string" table:style-name="ce2">
            <text:p>Die richtige Antwort: Die 3 charakteristischen Merkmale von Open Source Software sind: 1. Quelltext liegt in einer für den Menschen lesbaren und verständlichen Form vor. 2. Open Source Software darf beliebig kopiert, verbreitet und genutzt werden. 3. Open Source Software darf verändert und in der veränderten Form weitergegeben werden.</text:p>
          </table:table-cell>
          <table:table-cell table:number-columns-repeated="16381"/>
        </table:table-row>
        <table:table-row table:style-name="ro3">
          <table:table-cell office:value-type="float" office:value="128" table:style-name="ce1">
            <text:p>128</text:p>
          </table:table-cell>
          <table:table-cell office:value-type="string" table:style-name="ce2">
            <text:p>128) Was ist unter den Begriffen OEM-Software und OEM-Hardware zu verstehen?</text:p>
          </table:table-cell>
          <table:table-cell office:value-type="string" table:style-name="ce2">
            <text:p>Die richtige Antwort: OEM ist der englische Begriff für Original Equipment Manufacturer und wird übersetzt mit Originalausrüstungshersteller. Die OEM-Software oder OEM-Hardware wird vom Hersteller nicht direkt vertrieben. Stattdessen wird diese an ein anderes Unternehmen ausgeliefert und z. B. in Verbindung mit weiterer Software/Hardware vertrieben. OEM-Software kann in diesem Zusammenhang eine Vollversion sein, die sich durch einen geringeren Lieferumfang, eine eingeschränkte Funktionalität und/oder durch ein anderes Nutzungsrecht, vom Original unterscheidet. OEM-Hardware wird zum Beispiel von einem Markenunternehmen für ein anderes Unternehmen produziert. Dieses Unternehmen bietet die OEM-Hardware dann unter seinem eigenen Markennamen an. Ein Beispiel dafür sind IT-Produkte bei Discountern.</text:p>
          </table:table-cell>
          <table:table-cell table:number-columns-repeated="16381"/>
        </table:table-row>
        <table:table-row table:style-name="ro3">
          <table:table-cell office:value-type="float" office:value="129" table:style-name="ce1">
            <text:p>129</text:p>
          </table:table-cell>
          <table:table-cell office:value-type="string" table:style-name="ce2">
            <text:p>129) Ergänze die Verteilung der Blöcke des RAID-Verbunds Raid 1.</text:p>
          </table:table-cell>
          <table:table-cell office:value-type="string" table:style-name="ce2">
            <text:p>Die richtige Antwort: Lösung Raid 1 – alle Blöcke werden auf den zweiten Datenträger 1:1 gespiegelt.</text:p>
          </table:table-cell>
          <table:table-cell table:number-columns-repeated="16381"/>
        </table:table-row>
        <table:table-row table:style-name="ro3">
          <table:table-cell office:value-type="float" office:value="130" table:style-name="ce1">
            <text:p>130</text:p>
          </table:table-cell>
          <table:table-cell office:value-type="string" table:style-name="ce2">
            <text:p>130) Ergänze die Verteilung der Blöcke des RAID-Verbunds Raid 5.</text:p>
          </table:table-cell>
          <table:table-cell office:value-type="string" table:style-name="ce2">
            <text:p>Die richtige Antwort: Lösung Raid 5 – es werden Paritätsbits von zwei Datenträgern auf einem dritten Datenträger erzeugt.</text:p>
          </table:table-cell>
          <table:table-cell table:number-columns-repeated="16381"/>
        </table:table-row>
        <table:table-row table:style-name="ro3">
          <table:table-cell office:value-type="float" office:value="131" table:style-name="ce1">
            <text:p>131</text:p>
          </table:table-cell>
          <table:table-cell office:value-type="string" table:style-name="ce2">
            <text:p>131) Was versteht man bei Rechenzentrumsbetrieb unter Skalierbarkeit?</text:p>
          </table:table-cell>
          <table:table-cell office:value-type="string" table:style-name="ce2">
            <text:p>Die richtige Antwort: Unter der Skalierbarkeit versteht man die Fähigkeit einer Hardware oder Software, im laufenden Betrieb weiterhin zu funktionieren, wenn Größe. Anzahl oder Volumen verändert wird. Diese Skalierbarkeit dient zum Aufrechterhalten eines 24/7-Betriebes für den/die Kunden. Als Beispiel dienen hier die Volumenanpassung bei Storages oder die Anpassungen der Anzahl der CPU-Kerne oder des Arbeitsspeichers einer virtuellen Maschine. Mit Hilfe der Skalierbarkeit können im Rechenzentrum auch bedarfsgerecht oder automatisch Ressourcen je nach Leistungsanforderungen des Kunden bereitgestellt werden.</text:p>
          </table:table-cell>
          <table:table-cell table:number-columns-repeated="16381"/>
        </table:table-row>
        <table:table-row table:style-name="ro3">
          <table:table-cell office:value-type="float" office:value="132" table:style-name="ce1">
            <text:p>132</text:p>
          </table:table-cell>
          <table:table-cell office:value-type="string" table:style-name="ce2">
            <text:p>132) Was beschreibt eine EULA (engl. End User License Agreement) während des Installationsprozesses von Software?</text:p>
          </table:table-cell>
          <table:table-cell office:value-type="string" table:style-name="ce2">
            <text:p>Die richtige Antwort: EULA steht für Endbenutzer-Lizenzvereinbarung (engl. End User License Agreement). Sie enthält Regelungen, welche bei der allgemeinen Benutzung einer Software eingehalten werden sollen. Die EULA wird häufig zu Beginn des Installationsprozess angezeigt und ihr muss zugestimmt werden. Andernfalls kann der Installationsprozess nicht weitergeführt werden.</text:p>
          </table:table-cell>
          <table:table-cell table:number-columns-repeated="16381"/>
        </table:table-row>
        <table:table-row table:style-name="ro3">
          <table:table-cell office:value-type="float" office:value="133" table:style-name="ce1">
            <text:p>133</text:p>
          </table:table-cell>
          <table:table-cell office:value-type="string" table:style-name="ce2">
            <text:p>133) Beschreibe das Modell Pay-per-use in der Informationstechnologie.</text:p>
          </table:table-cell>
          <table:table-cell office:value-type="string" table:style-name="ce2">
            <text:p>Die richtige Antwort: Das Pay-per-use Modell in der Informationstechnologie beschreibt ein Finanzierungsmodell für die Nutzung von Hard- und Software. Dabei bezahlt man nur für die tatsächliche Nutzung von Hard- oder Software. Beim Pay-per-use Modell hat der Nutzer keine Anschaffungskosten, keine Kapitalbindung, keine Softwarepflege, keine Lizensierungskosten und benutzt immer die aktuelle Version. Zusätzlich hat er die Vorteile der Skalierbarkeit, Flexibilität und der hohen Ausfallsicherheit, wenn es sich um einen Cloudanbieter handelt. So kann der Nutzer beispielsweise auch Schwankungen bei der Nutzung von eigenen Rechenleistungen durch ein Pay-per-use Modell mit Hilfe eines Cloudanbieters kurzfristig ausgleichen. Die Nutzung der Ressourcen wird auf Basis der Nutzungsdauer stunden- oder minutengenau abgerechnet.</text:p>
          </table:table-cell>
          <table:table-cell table:number-columns-repeated="16381"/>
        </table:table-row>
        <table:table-row table:style-name="ro3">
          <table:table-cell office:value-type="float" office:value="134" table:style-name="ce1">
            <text:p>134</text:p>
          </table:table-cell>
          <table:table-cell office:value-type="string" table:style-name="ce2">
            <text:p>134) Mit welchen Maßnahmen kann eine drahtlose Netzwerkverbindung (WLAN/WiFi) abgesichert werden?</text:p>
          </table:table-cell>
          <table:table-cell office:value-type="string" table:style-name="ce2">
            <text:p>Die richtige Antwort: Mit folgenden Maßnahmen kann eine WLAN-Verbindung abgesichert werden: Einsatz von Authentifizierungsmethoden wie WPA2/WPA3 Einsatz eines RADIUS-Servers Aktivierung von Mac-Filtern mit einer White List Einsatz eines Client Zertifikats Nutzung von VPN-Verbindungen</text:p>
          </table:table-cell>
          <table:table-cell table:number-columns-repeated="16381"/>
        </table:table-row>
        <table:table-row table:style-name="ro3">
          <table:table-cell office:value-type="float" office:value="135" table:style-name="ce1">
            <text:p>135</text:p>
          </table:table-cell>
          <table:table-cell office:value-type="string" table:style-name="ce2">
            <text:p>135) Welche 3 VPN Verbindungsarten gibt es?</text:p>
          </table:table-cell>
          <table:table-cell office:value-type="string" table:style-name="ce2">
            <text:p>Die richtige Antwort: 1. End-to-Site-VPN: Richtig sind auch die Bezeichnungen Host-to-LAN-VPN, Host-to-Gateway-VPN oder Remote-Access-VPN 2. Site-to-Site-VPN: Richtig sind auch die Bezeichnungen LAN-to-LAN-VPN oder Gateway-to-Gateway-VPN 3. End-to-End-VPN: Richtig sind auch die Bezeichnungen Host-to-Host-VPN oder Remote-Desktop-VPN</text:p>
          </table:table-cell>
          <table:table-cell table:number-columns-repeated="16381"/>
        </table:table-row>
        <table:table-row table:style-name="ro3">
          <table:table-cell office:value-type="float" office:value="136" table:style-name="ce1">
            <text:p>136</text:p>
          </table:table-cell>
          <table:table-cell office:value-type="string" table:style-name="ce2">
            <text:p>136) Welche Merkmale hat ein Virtual Private Network (VPN)?</text:p>
          </table:table-cell>
          <table:table-cell office:value-type="string" table:style-name="ce2">
            <text:p>Die richtige Antwort: Ein Virtual Private Network, deutsch virtuelles privates Netzwerk, ist ein logisches Netzwerk, welches eine geschützte Netzwerkverbindung unter Nutzung öffentlicher Netzwerke herstellt. Mit Hilfe von Verschlüsselungstechnologien soll über eine VPN-Verbindung die Authentizität, die Vertraulichkeit und die Integrität der Daten sichergestellt werden. Um die Datensicherheit zu gewährleisten, gibt es eine Reihe von Protokollen und Lösungen wie L2TP over IPsec, SSL-VPN, OpenVPN und Layer-2-VPN. Das Virtual Private Network wird grundsätzlich in 3 Verbindungsarten (End-to-Site, Site-to-Site und End-to-End) unterteilt.</text:p>
          </table:table-cell>
          <table:table-cell table:number-columns-repeated="16381"/>
        </table:table-row>
        <table:table-row table:style-name="ro3">
          <table:table-cell office:value-type="float" office:value="137" table:style-name="ce1">
            <text:p>137</text:p>
          </table:table-cell>
          <table:table-cell office:value-type="string" table:style-name="ce2">
            <text:p>137) Beim Einsatz eines WLANs im Unternehmen ist besondere Sorgfalt auf die Einhaltung der Datensicherheit zu legen. Welche Sicherheitsmethoden und Verschlüsselungsstandards können zum Einsatz kommen?</text:p>
          </table:table-cell>
          <table:table-cell office:value-type="string" table:style-name="ce2">
            <text:p>Die richtige Antwort: Sicherheitsmethoden: WPA (gilt als unsicher) WPA2-Personal/Enterprise WPA3- Personal/Enterprise Radius Verschlüsselungsstandards: Advanced Encryption Standard (AES) Temporal Key Integrity Protocol (TKIP) Simultaneous Authentication of Equals (SAE)</text:p>
          </table:table-cell>
          <table:table-cell table:number-columns-repeated="16381"/>
        </table:table-row>
        <table:table-row table:style-name="ro3">
          <table:table-cell office:value-type="float" office:value="138" table:style-name="ce1">
            <text:p>138</text:p>
          </table:table-cell>
          <table:table-cell office:value-type="string" table:style-name="ce2">
            <text:p>138) Welches Befehlszeilenkommando wurde im Bild ausgeführt? Erläutere die Funktion des Protokolls.</text:p>
          </table:table-cell>
          <table:table-cell office:value-type="string" table:style-name="ce2">
            <text:p>Die richtige Antwort: Es handelt sich um das Address Resolution Protocol (ARP), welches ein Netzwerkprotokoll ist, das zu einer Netzwerkadresse (OSI Modell Schicht 3) die physische Adresse (MAC-Adresse) des Netzwerkinterfaces (OSI-Modell Schicht 2) ermittelt und diese Zuordnung im sogenannten ARP-Cache ablegt und zwischenspeichert.</text:p>
          </table:table-cell>
          <table:table-cell table:number-columns-repeated="16381"/>
        </table:table-row>
        <table:table-row table:style-name="ro3">
          <table:table-cell office:value-type="float" office:value="139" table:style-name="ce1">
            <text:p>139</text:p>
          </table:table-cell>
          <table:table-cell office:value-type="string" table:style-name="ce2">
            <text:p>139) Welche Vorteile ergeben sich durch den Einsatz eines Virtual Local Area Networks (VLAN)?</text:p>
          </table:table-cell>
          <table:table-cell office:value-type="string" table:style-name="ce2">
            <text:p>Die richtige Antwort: In einem VLAN können folgende Vorteile genutzt werden physikalische Netztopologie kann in logische Gruppen unterteilt werden Priorisierungen des Datenverkehrs sind möglich eine bessere Lastverteilung ist möglich Unterteilung in Broadcastdomänen dadurch weniger Kollisionsbereiche flexiblere Anpassung von Gruppenzugehörigkeiten Trennung des Datenverkehrs nach spezifischen Anwendungen</text:p>
          </table:table-cell>
          <table:table-cell table:number-columns-repeated="16381"/>
        </table:table-row>
        <table:table-row table:style-name="ro3">
          <table:table-cell office:value-type="float" office:value="140" table:style-name="ce1">
            <text:p>140</text:p>
          </table:table-cell>
          <table:table-cell office:value-type="string" table:style-name="ce2">
            <text:p>140) Welches Befehlszeilen-Kommando wurde hier ausgeführt?</text:p>
          </table:table-cell>
          <table:table-cell office:value-type="string" table:style-name="ce2">
            <text:p>Die richtige Antwort: Es handelt sich um den Befehl tracert.</text:p>
          </table:table-cell>
          <table:table-cell table:number-columns-repeated="16381"/>
        </table:table-row>
        <table:table-row table:style-name="ro3">
          <table:table-cell office:value-type="float" office:value="141" table:style-name="ce1">
            <text:p>141</text:p>
          </table:table-cell>
          <table:table-cell office:value-type="string" table:style-name="ce2">
            <text:p>141) Welches Befehlszeilen-Kommando wurde hier ausgeführt?</text:p>
          </table:table-cell>
          <table:table-cell office:value-type="string" table:style-name="ce2">
            <text:p>Die richtige Antwort: Es handelt sich um den Befehl nslookup</text:p>
          </table:table-cell>
          <table:table-cell table:number-columns-repeated="16381"/>
        </table:table-row>
        <table:table-row table:style-name="ro3">
          <table:table-cell office:value-type="float" office:value="142" table:style-name="ce1">
            <text:p>142</text:p>
          </table:table-cell>
          <table:table-cell office:value-type="string" table:style-name="ce2">
            <text:p>142) Welches Befehlszeilen-Kommando wurde hierausgeführt?</text:p>
          </table:table-cell>
          <table:table-cell office:value-type="string" table:style-name="ce2">
            <text:p>Die richtige Antwort:</text:p>
          </table:table-cell>
          <table:table-cell table:number-columns-repeated="16381"/>
        </table:table-row>
        <table:table-row table:style-name="ro3">
          <table:table-cell office:value-type="float" office:value="143" table:style-name="ce1">
            <text:p>143</text:p>
          </table:table-cell>
          <table:table-cell office:value-type="string" table:style-name="ce2">
            <text:p>143) Welches Befehlszeilen-Kommando wurde hier ausgeführt? #</text:p>
          </table:table-cell>
          <table:table-cell office:value-type="string" table:style-name="ce2">
            <text:p>Die richtige Antwort:</text:p>
          </table:table-cell>
          <table:table-cell table:number-columns-repeated="16381"/>
        </table:table-row>
        <table:table-row table:style-name="ro3">
          <table:table-cell office:value-type="float" office:value="144" table:style-name="ce1">
            <text:p>144</text:p>
          </table:table-cell>
          <table:table-cell office:value-type="string" table:style-name="ce2">
            <text:p>144) Welche Aufgabe erfüllt das Befehlszeilenkommando ARP?</text:p>
          </table:table-cell>
          <table:table-cell office:value-type="string" table:style-name="ce2">
            <text:p>Die richtige Antwort: Mithilfe des Address Resolution Protocols (ARP) wird zur IP-Adresse die zugehörige Hardware- bzw. MAC-Adresse des Netzwerkinterfaces (NIC) eines Hosts ermittelt. Dazu sendet der Host einen ARP-Request mit der MAC-Adresse "FF-FF-FF-FF-FF-FF" auf der Schicht 2, der Sicherungsschicht des OSI-Schichtenmodells, per Broadcast an die zu ermittelnde Adresse und bekommt via ARP-Reply die ermittelte MAC-Adresse an den Sender zurück gesendet Die ermittelte MAC-Adresse wird dann im lokalen ARP-Cache des Senders für eine gewisse Zeit gespeichert. Dieser ARP-Cache dient zur schnelleren ARP-Adressauflösung.</text:p>
          </table:table-cell>
          <table:table-cell table:number-columns-repeated="16381"/>
        </table:table-row>
        <table:table-row table:style-name="ro3">
          <table:table-cell office:value-type="float" office:value="145" table:style-name="ce1">
            <text:p>145</text:p>
          </table:table-cell>
          <table:table-cell office:value-type="string" table:style-name="ce2">
            <text:p>145) Beschreibe die Aufgabe und Funktionsweise des Befehlszeilenkommandos chmod in einem Linux-Betriebssystem.</text:p>
          </table:table-cell>
          <table:table-cell office:value-type="string" table:style-name="ce2">
            <text:p>Die richtige Antwort: Das Linux/Unix Kommando chmod (englisch: change mode) ist ein Kommandozeilenprogramm, mit dem sich die Linux-/Unix-Dateirechte anpassen lassen Diese Dateirechte sind in 3 Gruppen unterteilt, in User, Group und Others. Die Attributsänderungen lassen sich nur vom Dateibesitzer oder dem root-Benutzer durchführen. r = lesen (read), w = schreiben (write), x = ausführen (execute) Neben der symbolischen Notation mit Buchstaben existiert noch die oktale Notation, siehe Tabelle Berechtigungen. # Berechtigung rwx 7 Voll 111 6 Lesen und Schreiben 110 5 Lesen und Ausführen 101 4 Nur Lesen 100 3 Schreiben und Ausführen 11 2 Nur Schreiben 10 1 Nur Ausführen 1 0 Keine 0 Beispiel für die Darstellung der Dateirechte der Datei test.txt -rwxrwxrwx 2 root 4096 Sep 22 08:32 test.txt Beispiele für eine Dateiberechtigungsänderung chmod o-rwx test.txt chmod 770 test.txt</text:p>
          </table:table-cell>
          <table:table-cell table:number-columns-repeated="16381"/>
        </table:table-row>
        <table:table-row table:style-name="ro3">
          <table:table-cell office:value-type="float" office:value="146" table:style-name="ce1">
            <text:p>146</text:p>
          </table:table-cell>
          <table:table-cell office:value-type="string" table:style-name="ce2">
            <text:p>146) Festplatten unterliegen unterschiedlichen Einflüssen, welche sich auf die Lebensdauer von Datenträgern auswirken. Was bedeutet in diesem Zusammenhang S.M.A.R.T.?</text:p>
          </table:table-cell>
          <table:table-cell office:value-type="string" table:style-name="ce2">
            <text:p>Die richtige Antwort: Die Self-Monitoring, Analysis and Reporting Technology (S M A R T., deutsch System zur Selbstüberwachung, Analyse und Statusmeldung) ist ein standardisiertes Überwachungswerkzeug von Datenträgern (HDD/SSD). Sie dient dazu, frühzeitige Vorhersagen über einen möglichen Ausfall des gesamten Datenträgers oder dem Ausfall einzelner Speicherblöcke zu treffen. Mithilfe sogenannter SMART-Attribute, welche nicht standardisiert sind, können Werte wie Temperatur, Einschaltzeit. Laufzeit, Bad-Blocks etc. vom Datenträger ausgelesen werden.</text:p>
          </table:table-cell>
          <table:table-cell table:number-columns-repeated="16381"/>
        </table:table-row>
        <table:table-row table:style-name="ro3">
          <table:table-cell office:value-type="float" office:value="147" table:style-name="ce1">
            <text:p>147</text:p>
          </table:table-cell>
          <table:table-cell office:value-type="string" table:style-name="ce2">
            <text:p>147) Die Installation eines Windows Betriebssystems auf einem Intel-PC benötigt einige logische Schritte. Bringe die folgenden Schritte in die richtige Reihenfolge. a) Bootreihenfolge für Installationsmedium festlegen b) P.O.S.T c) Benutzer + Password anlegen d) EULA lesen und akzeptieren e) Filesystem formatieren f) Filesystem anlegen g) Benutzerprofile für das 1. Login erzeugen h) Installationsmedium einlegen</text:p>
          </table:table-cell>
          <table:table-cell office:value-type="string" table:style-name="ce2">
            <text:p>Die richtige Antwort: Die richtige Reihenfolge lautet: 1. b) P.O.S.T 2. a) Bootreihenfolge für Installationsmedium festlegen 3. h) Installationsmedium einlegen 4. d) EULA lesen und akzeptieren 5. f) Filesystem anlegen 6. e) Filesystem formatieren 7. c) Benutzer + Password anlegen 8. g) Benutzerprofile für das 1. Login erzeugen</text:p>
          </table:table-cell>
          <table:table-cell table:number-columns-repeated="16381"/>
        </table:table-row>
        <table:table-row table:style-name="ro3">
          <table:table-cell office:value-type="float" office:value="148" table:style-name="ce1">
            <text:p>148</text:p>
          </table:table-cell>
          <table:table-cell office:value-type="string" table:style-name="ce2">
            <text:p>148) Welche Kommandos oder Werkzeugen kennst du, um unter Linux eine IPv4-Adresse eines Netzwerkadapters anzuzeigen?</text:p>
          </table:table-cell>
          <table:table-cell office:value-type="string" table:style-name="ce2">
            <text:p>Die richtige Antwort: Grafische Werkzeuge: Netzwerkmanager (Debian, CentOS, SUSE) nmtui (CentOS), Wicd (Debian). YaST (SUSE) Console: ifconfig ip addr Show ip a</text:p>
          </table:table-cell>
          <table:table-cell table:number-columns-repeated="16381"/>
        </table:table-row>
        <table:table-row table:style-name="ro3">
          <table:table-cell office:value-type="float" office:value="149" table:style-name="ce1">
            <text:p>149</text:p>
          </table:table-cell>
          <table:table-cell office:value-type="string" table:style-name="ce2">
            <text:p>149) Netsh ist ein Kommandozeilenwerkzeug für Netzwerkeinstellungen auf windowsbasierten Computern. Wie lautet das Kommando zum Einrichten einer IPv4 Netzwerkadresse 192.168.0.1/24 mit einem Gateway192.168.0.254 für den Netzwerkadapter "LAN-Verbindung"?</text:p>
          </table:table-cell>
          <table:table-cell office:value-type="string" table:style-name="ce2">
            <text:p>Die richtige Antwort: PowerShell oder Eingabeaufforderung als Administrator öffnen: netsh Interface ip set address name="LAN-Verbindung" address= 192.168.0.2 mask=255.255.255.0 gateway=192.168.0.254</text:p>
          </table:table-cell>
          <table:table-cell table:number-columns-repeated="16381"/>
        </table:table-row>
        <table:table-row table:style-name="ro3">
          <table:table-cell office:value-type="float" office:value="150" table:style-name="ce1">
            <text:p>150</text:p>
          </table:table-cell>
          <table:table-cell office:value-type="string" table:style-name="ce2">
            <text:p>150) Welche primitiven Datentypen kennst du in der Java-Anwendungsentwicklung?</text:p>
          </table:table-cell>
          <table:table-cell office:value-type="string" table:style-name="ce2">
            <text:p>Die richtige Antwort: Ganzzahlen: int byte short long Fließkomma: float double Weitere Datentypen: boolean char</text:p>
          </table:table-cell>
          <table:table-cell table:number-columns-repeated="16381"/>
        </table:table-row>
        <table:table-row table:style-name="ro3">
          <table:table-cell office:value-type="float" office:value="151" table:style-name="ce1">
            <text:p>151</text:p>
          </table:table-cell>
          <table:table-cell office:value-type="string" table:style-name="ce2">
            <text:p>151) Welchen Nutzen hat ein Framework in der Anwendungsentwicklung?</text:p>
          </table:table-cell>
          <table:table-cell office:value-type="string" table:style-name="ce2">
            <text:p>Die richtige Antwort: Ein Framework ist eine Art Softwareplattform, welche im Rahmen der Anwendungsentwicklung genutzt wird. Damit werden die Architektur sowie die Struktur der künftigen Anwendung festgelegt Der sogenannte Ordnungsrahmen bzw. das Gerüst eines Frameworks enthält erforderliche Vorlagen, Standardmodule. Bibliotheken und APIs, die dem Anwendungsentwickler zur Verfügung gestellt werden. Allgemein vereinfachen und beschleunigen Frameworks die Entwicklung und Integration verschiedener Komponenten und Module in das fertige Softwareprodukt. Es gibt sehr unterschiedliche Frameworks die für die Softwareentwicklung von Web-, Desktop-, Mobilanwendungen sowie für Front-End- und Back-End-Anwendungen konzipiert sind.</text:p>
          </table:table-cell>
          <table:table-cell table:number-columns-repeated="16381"/>
        </table:table-row>
        <table:table-row table:style-name="ro3">
          <table:table-cell office:value-type="float" office:value="152" table:style-name="ce1">
            <text:p>152</text:p>
          </table:table-cell>
          <table:table-cell office:value-type="string" table:style-name="ce2">
            <text:p>152) Erläutere den Unterschied zwischen einem Compiler und einem Interpreter.</text:p>
          </table:table-cell>
          <table:table-cell office:value-type="string" table:style-name="ce2">
            <text:p>Die richtige Antwort: Jeder Programmcode, den ein Anwendungsentwickler schreibt, muss für den PC bzw. für die Maschine "lesbar" bzw. interpretierbar sein. Je nach Programmierung wird das mithilfe eines Compilers oder mit einem Interpreter umgesetzt Compiler: Ein Compiler wandelt den Quellcode des Programms in lesbare Maschinensprache um und übersetzt dabei alles in Maschinencode. Der Quellcode muss vollständig übersetzt werden, bevor die Anwendung ausgeführt werden kann Interpreter: Ein Interpreter verarbeitet den Quellcode eines Programms während der Laufzeit. Der Interpreter geht dabei Zeile für Zeile vor, die Anweisungen werden nacheinander eingelesen, analysiert und sofort zur Laufzeit ausgeführt.</text:p>
          </table:table-cell>
          <table:table-cell table:number-columns-repeated="16381"/>
        </table:table-row>
        <table:table-row table:style-name="ro3">
          <table:table-cell office:value-type="float" office:value="153" table:style-name="ce1">
            <text:p>153</text:p>
          </table:table-cell>
          <table:table-cell office:value-type="string" table:style-name="ce2">
            <text:p>153) Was versteht man in der Objektorientierten Programmierung (OOP) unter einer Vererbung?</text:p>
          </table:table-cell>
          <table:table-cell office:value-type="string" table:style-name="ce2">
            <text:p>Die richtige Antwort: Eine Vererbung beschreibt die Vorgehensweise in der OOP, eine neue Klasse als Erweiterung einer bereits existierenden Klasse zu erzeugen Die existierende Klasse wird auch Basisklasse oder Super-, Ober- oder Elternklasse genannt. Die neu erzeugte bzw. abgeleitete Klasse hingegen wird als Sub-, Unter- oder Kindklasse bezeichnet. Dieser Vorgang der Vererbung wird auch als Ableitung oder Spezialisierung benannt.</text:p>
          </table:table-cell>
          <table:table-cell table:number-columns-repeated="16381"/>
        </table:table-row>
        <table:table-row table:style-name="ro3">
          <table:table-cell office:value-type="float" office:value="154" table:style-name="ce1">
            <text:p>154</text:p>
          </table:table-cell>
          <table:table-cell office:value-type="string" table:style-name="ce2">
            <text:p>154) Was versteht man im Klassendiagramm unter einer Komposition?</text:p>
          </table:table-cell>
          <table:table-cell office:value-type="string" table:style-name="ce2">
            <text:p>Die richtige Antwort: In der Modellierungssprache Unified Modeling Language (UML) nennt sich ein Modellelement Assoziation, welches zur Verstärkung der sogenannten Assoziationsenden eine Komposition oder eine Aggregation zur Verfügung stellt. Die Komposition bildet den assoziativen Fall ab, bei dem die Teile nicht ohne das Ganze existieren können. Das bedeutet, dass die Teile vom Ganzen existenziell abhängig sind. Die Komposition wird grafisch als eine ausgefüllte Raute dargestellt.</text:p>
          </table:table-cell>
          <table:table-cell table:number-columns-repeated="16381"/>
        </table:table-row>
        <table:table-row table:style-name="ro3">
          <table:table-cell office:value-type="float" office:value="155" table:style-name="ce1">
            <text:p>155</text:p>
          </table:table-cell>
          <table:table-cell office:value-type="string" table:style-name="ce2">
            <text:p>155) Was ist im Klassendiagram eine Aggregation?</text:p>
          </table:table-cell>
          <table:table-cell office:value-type="string" table:style-name="ce2">
            <text:p>Die richtige Antwort: In der Modellierungssprache Unified Modeling Language (UML) nennt sich ein Modellelement Assoziation, welches zur Verstärkung der sogenannten Assoziationsenden eine Komposition oder eine Aggregation zur Verfügung stellt. Bei einer Aggregation ist ein Objekt ein Teil eines Ganzen und kann auch ohne das Ganze existieren. Die Aggregation wird grafisch als eine nicht ausgefüllte Raute dargestellt.</text:p>
          </table:table-cell>
          <table:table-cell table:number-columns-repeated="16381"/>
        </table:table-row>
        <table:table-row table:style-name="ro3">
          <table:table-cell office:value-type="float" office:value="156" table:style-name="ce1">
            <text:p>156</text:p>
          </table:table-cell>
          <table:table-cell office:value-type="string" table:style-name="ce2">
            <text:p>156) Ergänze alle fehlenden Datentypen in diesem Klassendiagramm.</text:p>
          </table:table-cell>
          <table:table-cell office:value-type="string" table:style-name="ce2">
            <text:p>Die richtige Antwort:</text:p>
          </table:table-cell>
          <table:table-cell table:number-columns-repeated="16381"/>
        </table:table-row>
        <table:table-row table:style-name="ro3">
          <table:table-cell office:value-type="float" office:value="157" table:style-name="ce1">
            <text:p>157</text:p>
          </table:table-cell>
          <table:table-cell office:value-type="string" table:style-name="ce2">
            <text:p>157) Erkläre den Unterschied zwischen einem Objekt und einer Klasse.</text:p>
          </table:table-cell>
          <table:table-cell office:value-type="string" table:style-name="ce2">
            <text:p>Die richtige Antwort: Eine Klasse definiert mithilfe von Kategorien Objekte, die gleiche Attribute haben und gleiche Methoden benutzen. Durch Vererbung können neue Subklassen geschaffen werden, bei denen eine Erweiterung oder eine Einschränkung der ursprünglichen Klasse enthalten sein kann. Ein Objekt ist eine Instanz einer Klasse, die nach dem Bauplan der zugeordneten Klasse erschaffen wurde Ein Objekt verfügt damit über die Attribute und Methoden, die in der Klasse festgelegt worden sind.</text:p>
          </table:table-cell>
          <table:table-cell table:number-columns-repeated="16381"/>
        </table:table-row>
        <table:table-row table:style-name="ro3">
          <table:table-cell office:value-type="float" office:value="158" table:style-name="ce1">
            <text:p>158</text:p>
          </table:table-cell>
          <table:table-cell office:value-type="string" table:style-name="ce2">
            <text:p>158) Was versteht man in der Anwendungsentwicklung unter einem Mockup?</text:p>
          </table:table-cell>
          <table:table-cell office:value-type="string" table:style-name="ce2">
            <text:p>Die richtige Antwort: Ein Mockup stellt in der Programmierung einer Webseite, einer Anwenderoberfläche oder einer mobilen App einen grafischen Entwurf dar. Mockups dienen dazu. Ideen und Konzepte bezüglich des Designs, beispielsweise im Verlauf eines Webprojekts, zu visualisieren und zu evaluieren. Mockups müssen nicht perfekt sein, müssen jedoch Farbkonzept, Schriften und Anordnungen von Bedienelementen klar erkennen lassen.</text:p>
          </table:table-cell>
          <table:table-cell table:number-columns-repeated="16381"/>
        </table:table-row>
        <table:table-row table:style-name="ro3">
          <table:table-cell office:value-type="float" office:value="159" table:style-name="ce1">
            <text:p>159</text:p>
          </table:table-cell>
          <table:table-cell office:value-type="string" table:style-name="ce2">
            <text:p>159) Bitte ergänze die Kontrollstruktur, wenn die Summe zum Start gleich Null ist. Die Summe wird nach jedem erneuten Durchlauf um den Wert i erhöht und am Ende als Summe ausgegeben. </text:p>
          </table:table-cell>
          <table:table-cell table:style-name="ce2"/>
          <table:table-cell table:number-columns-repeated="16381"/>
        </table:table-row>
        <table:table-row table:style-name="ro3">
          <table:table-cell office:value-type="float" office:value="160" table:style-name="ce1">
            <text:p>160</text:p>
          </table:table-cell>
          <table:table-cell office:value-type="string" table:style-name="ce2">
            <text:p>160) Um welche Art von Kontrollstruktur handelt es sich hier?</text:p>
          </table:table-cell>
          <table:table-cell office:value-type="string" table:style-name="ce2">
            <text:p>Die richtige Antwort: Es handelt sich hier um einen Pseudocode, welcher zur Veranschaulichung eines Algorithmus dient. Pseudocode kann sowohl mit natürlicher Beschreibung als auch mit Elementen einer höheren Programmiersprache einen Programmablauf beschreiben Die Pseudocode-Beschreibung ist nicht verbindlich standardisiert und dient nur als Zwischenschritt bevor Programmcode in "echter“ Programmiersprache geschrieben wird.</text:p>
          </table:table-cell>
          <table:table-cell table:number-columns-repeated="16381"/>
        </table:table-row>
        <table:table-row table:style-name="ro3">
          <table:table-cell office:value-type="float" office:value="161" table:style-name="ce1">
            <text:p>161</text:p>
          </table:table-cell>
          <table:table-cell office:value-type="string" table:style-name="ce2">
            <text:p>161) Benenne die aufgeführten 3 Kontrollstrukturen.</text:p>
          </table:table-cell>
          <table:table-cell office:value-type="string" table:style-name="ce2">
            <text:p>1Programmablaufplan (PAP) 2 Use-Case-Diagramm (Anwendungsfall Diagramm) 3-Struktogramm (Nassi-Shneiderman-Diagramm)</text:p>
          </table:table-cell>
          <table:table-cell table:number-columns-repeated="16381"/>
        </table:table-row>
        <table:table-row table:style-name="ro3">
          <table:table-cell office:value-type="float" office:value="162" table:style-name="ce1">
            <text:p>162</text:p>
          </table:table-cell>
          <table:table-cell office:value-type="string" table:style-name="ce2">
            <text:p>162) Welche allgemeinen Anforderungen werden an ein Datenbanksystem gestellt?</text:p>
          </table:table-cell>
          <table:table-cell office:value-type="string" table:style-name="ce2">
            <text:p>Die richtige Antwort: Folgende allgemeine Anforderungen an ein Datenbanksystem sind: Datenunabhängigkeit Effizienter Speicherzugriff Paralleler Datenzugriff Datenkonsistenz Gemeinsame Datenbasis Datenintegrität Datensicherheit Wiederherstellungsverfahren Abfragesprache Keine / kontrollierte Redundanz</text:p>
          </table:table-cell>
          <table:table-cell table:number-columns-repeated="16381"/>
        </table:table-row>
        <table:table-row table:style-name="ro3">
          <table:table-cell office:value-type="float" office:value="163" table:style-name="ce1">
            <text:p>163</text:p>
          </table:table-cell>
          <table:table-cell office:value-type="string" table:style-name="ce2">
            <text:p>163) Welche 5 Arten von SQL-Kommandos werden unterschieden?</text:p>
          </table:table-cell>
          <table:table-cell office:value-type="string" table:style-name="ce2">
            <text:p>Die richtige Antwort: Man unterscheidet zwischen drei Arten von SQL-Kommandos: DML-Kommandos (Data Manipulation Language) DDL-Kommandos (Data Definition Language) DCL-Kommandos (Data Control Language) DQL-Kommandos (Data Query Language) TCL-Kommandos (Transaction Control Language)</text:p>
          </table:table-cell>
          <table:table-cell table:number-columns-repeated="16381"/>
        </table:table-row>
        <table:table-row table:style-name="ro3">
          <table:table-cell office:value-type="float" office:value="164" table:style-name="ce1">
            <text:p>164</text:p>
          </table:table-cell>
          <table:table-cell office:value-type="string" table:style-name="ce2">
            <text:p>164) Wie sieht das SQL-Kommando aus, um eine Tabelle „Verkauf“ mit folgenden Feldern neu zu erzeugen? Bestell_ID, als Primärschlüssel, fortlaufendautomatisch zugewiesen, Produktname, als Textfeld mit maximal 100 Zeichen, Anzahl, als Dezimalzahl, Preis, als Dezimalzahl, mit 4 Stellen und 2 Nachkommastellen</text:p>
          </table:table-cell>
          <table:table-cell office:value-type="string" table:style-name="ce2">
            <text:p>Die richtige Antwort: MS-SQL create table Verkauf ( Bestell_ID INT NOT NULL IDENTITY(1,1), Produktname VARCHAR(100) NOT NULL, Anzahl INT NOT NULL, Preis DECIMAL(4,2), PRIMARY KEY (Bestell_ID) ); MySQL create table Verkauf ( Bestell_ID INT NOT NULL AUTO_INCREMENT PRIMARY KEY, Produktname VARCHAR(100) NOT NULL, Anzahl INT NOT NULL, Preis DECIMAL(4, 2) );</text:p>
          </table:table-cell>
          <table:table-cell table:number-columns-repeated="16381"/>
        </table:table-row>
        <table:table-row table:style-name="ro3">
          <table:table-cell office:value-type="float" office:value="165" table:style-name="ce1">
            <text:p>165</text:p>
          </table:table-cell>
          <table:table-cell office:value-type="string" table:style-name="ce2">
            <text:p>165) Wie muss die SQL Abfrage lauten, wenn alle Werte eines Datensatzes mit der Postleitzahl zwischen 1000 und 2999 der Tabelle Personen angezeigt werden sollen?</text:p>
          </table:table-cell>
          <table:table-cell office:value-type="string" table:style-name="ce2">
            <text:p>Die richtige Antwort: SELECT* FROM Personen WHERE PLZ BETWEEN 1000 AND 2999;</text:p>
          </table:table-cell>
          <table:table-cell table:number-columns-repeated="16381"/>
        </table:table-row>
        <table:table-row table:style-name="ro3">
          <table:table-cell office:value-type="float" office:value="166" table:style-name="ce1">
            <text:p>166</text:p>
          </table:table-cell>
          <table:table-cell office:value-type="string" table:style-name="ce2">
            <text:p>166) Die Normalisierung eines Datenbankschemas ist wichtiger Bestandteil des Datenbank Designs. Nenne die ersten drei Normalformen und deren Zweck.</text:p>
          </table:table-cell>
          <table:table-cell office:value-type="string" table:style-name="ce2">
            <text:p>Die richtige Antwort: Allgemein dient die Normalisierung der Verhinderung von Datenredundanzen. Folgende 3 Normalformen gibt es: Die Erste Normalform (1NF) ist dann erfüllt, wenn alle Informationen in einer Tabelle atomar vorliegen. Die Zweite Normalform (2NF) liegt dann vor, wenn die Tabelle in der ersten Normalform vorliegt und jedes Nichtschlüsselattribut von jedem Schlüsselkandidaten voll funktional abhängig ist. Die Dritte Normalform (3NF) gilt als erfüllt, wenn er sich bereits in der zweiten Normalform (2NF) befindet und kein Nichtschlüsselattribut transitiv von einem Kandidatenschlüssel abhängt.</text:p>
          </table:table-cell>
          <table:table-cell table:number-columns-repeated="16381"/>
        </table:table-row>
        <table:table-row table:style-name="ro3">
          <table:table-cell office:value-type="float" office:value="167" table:style-name="ce1">
            <text:p>167</text:p>
          </table:table-cell>
          <table:table-cell office:value-type="string" table:style-name="ce2">
            <text:p>167) Die folgende Datenbanktabelle soll alle Mitarbeiter der Technik-Abteilung nach den Orten Hamburg oder München mithilfe eines SQL-Kommandos ausgeben.</text:p>
          </table:table-cell>
          <table:table-cell office:value-type="string" table:style-name="ce2">
            <text:p>Die richtige Antwort: SELECT* FROM Personen WHERE Abteilung =‘Technik‘ And (Ort =‘Hamburg’ OR Ort = ‘München’);</text:p>
          </table:table-cell>
          <table:table-cell table:number-columns-repeated="16381"/>
        </table:table-row>
        <table:table-row table:style-name="ro3">
          <table:table-cell office:value-type="float" office:value="168" table:style-name="ce1">
            <text:p>168</text:p>
          </table:table-cell>
          <table:table-cell office:value-type="string" table:style-name="ce2">
            <text:p>168) Es gibt 5 Typen von SQL Kommandos: DDL, DML, DCL, TCL, und DQL. Nenne bitte jeweils mindestens einen ausführbaren SQL-Befehl.</text:p>
          </table:table-cell>
          <table:table-cell office:value-type="string" table:style-name="ce2">
            <text:p>Die richtige Antwort: Data Definition Language (DDL) - CREATE. ALTER, DROP, TRUNCATE Data Manipulation Language (DML)- INSERT, UPDATE. DELETE Data Control Language (DCL) - GRANT, REVOKE Transaction Control Language (TCL)-COMMIT, ROLLBACK, SAVEPOINT Data Query Language (DQL) - Select</text:p>
          </table:table-cell>
          <table:table-cell table:number-columns-repeated="16381"/>
        </table:table-row>
        <table:table-row table:style-name="ro3">
          <table:table-cell office:value-type="float" office:value="169" table:style-name="ce1">
            <text:p>169</text:p>
          </table:table-cell>
          <table:table-cell office:value-type="string" table:style-name="ce2">
            <text:p>169) Dein Ausbildungsbetrieb ist ISO 9001 zertifiziert. Was bedeutet diese Norm für deinen Ausbildungsbetrieb?</text:p>
          </table:table-cell>
          <table:table-cell office:value-type="string" table:style-name="ce2">
            <text:p>Die richtige Antwort: Die ISO 9001 Norm legt die Anforderungen für Qualitätsmanagementsysteme fest. Ziel ist die Qualitätssicherung durch stetige Optimierung der Prozesse. Diese Zertifizierung ist weltweit anerkannt. ISO 9001 orientiert sich unter anderem an diesen Grundprinzipien: Kundenorientierung Prozessorientierung stetige Verbesserung Risikomanagement</text:p>
          </table:table-cell>
          <table:table-cell table:number-columns-repeated="16381"/>
        </table:table-row>
        <table:table-row table:style-name="ro3">
          <table:table-cell office:value-type="float" office:value="170" table:style-name="ce1">
            <text:p>170</text:p>
          </table:table-cell>
          <table:table-cell office:value-type="string" table:style-name="ce2">
            <text:p>170) Was bedeutet das Label "Energy Star"?</text:p>
          </table:table-cell>
          <table:table-cell office:value-type="string" table:style-name="ce2">
            <text:p>Die richtige Antwort: Der Energy Star bescheinigt z B. elektrischen Geräten, dass sie die Stromsparkriterien der US-Umweltschutzbehörde EPA (Environmental Protection Agency) und des US-Energieministeriums erfüllen. Ein wichtiges Kriterium dabei ist, dass sich ein eingeschaltetes Gerät nach einiger Zeit selbstständig ausschaltet oder in den Stromsparmodus wechselt. Bei Computern muss die Prozessorleistung heruntergefahren und der Datenträger abgeschaltet werden. Dieser Standby-Modus hat einen sehr niedrigen Stromverbrauch zur Folge.</text:p>
          </table:table-cell>
          <table:table-cell table:number-columns-repeated="16381"/>
        </table:table-row>
        <table:table-row table:style-name="ro3">
          <table:table-cell office:value-type="float" office:value="171" table:style-name="ce1">
            <text:p>171</text:p>
          </table:table-cell>
          <table:table-cell office:value-type="string" table:style-name="ce2">
            <text:p>171) Im Qualitätsmanagement spricht man oftmals, im Zusammenhang einer Zertifizierung, von einem Audit. Was versteht man unter einem Audit?</text:p>
          </table:table-cell>
          <table:table-cell office:value-type="string" table:style-name="ce2">
            <text:p>Die richtige Antwort: In einem Audit wird untersucht, ob Prozesse, Anforderungen. Normen und Richtlinien die geforderten Standards während eines Untersuchungsprozesses erfüllen, die im Rahmen eines Qualitätsmanagements turnusmäßig durchgeführt werden. Als Beispiel können hier die Zertifizierung bzw. Re-Zertifizierung der Normen ISO 9001 oder ISO 27001 genannt werden. Diese Audits werden in der Regel von speziell geschulten Auditoren durchgeführt und stellen oftmals die finale Phase beim Zertifizierungsprozess dar. Audits haben im Bereich des statischen Qualitätsmanagements Prüfungscharakter, im Bereich der dynamischen Qualitätssicherung dienen sie der Erfassung und der Erkennung von Entwicklungstrends, um anschließend die Wirksamkeit von Maßnahmen zu überprüfen.</text:p>
          </table:table-cell>
          <table:table-cell table:number-columns-repeated="16381"/>
        </table:table-row>
        <table:table-row table:style-name="ro3">
          <table:table-cell office:value-type="float" office:value="172" table:style-name="ce1">
            <text:p>172</text:p>
          </table:table-cell>
          <table:table-cell office:value-type="string" table:style-name="ce2">
            <text:p>172) Welchen Qualitätskriterien unterliegt Software?</text:p>
          </table:table-cell>
          <table:table-cell office:value-type="string" table:style-name="ce2">
            <text:p>Die richtige Antwort: Die Softwarequalitätskriterien werden in verschiedenen Modellen, zum Beispiel in der Norm ISO/IEC 9126, dargestellt. Die Qualitätssicherung (kurz: QS) dient dazu, sicherzustellen, dass die Software den vereinbarten Anforderungen/Kriterien entspricht. Allgemeine Kriterien, die eine Software erfüllen sollte, sind: Funktionalität Benutzbarkeit Zuverlässigkeit Effizienz Übertragbarkeit Änderbarkeit</text:p>
          </table:table-cell>
          <table:table-cell table:number-columns-repeated="16381"/>
        </table:table-row>
        <table:table-row table:style-name="ro3">
          <table:table-cell office:value-type="float" office:value="173" table:style-name="ce1">
            <text:p>173</text:p>
          </table:table-cell>
          <table:table-cell office:value-type="string" table:style-name="ce2">
            <text:p>173) Was bedeutet das Gütesiegel „Geprüfte Sicherheit“?</text:p>
          </table:table-cell>
          <table:table-cell office:value-type="string" table:style-name="ce2">
            <text:p>Die richtige Antwort: Das Gütesiegel „Geprüfte Sicherheit“ (GS) wird seit 1977 von der Deutschen Gesetzlichen Unfallversicherung e.V. (DGUV) für Produkte ausgestellt, die die Anforderungen des Produktsicherheitsgesetzes (ProdSG) erfüllen. Mit dem Gütesiegel „Geprüfte Sicherheit (GS)“ soll sichergestellt werden, dass verwendungsfertige Produkte durch eine zugelassene, unabhängige Prüf- und Zertifizierungsstelle einer Baumusterprüfung unterzogen wurden. Dabei wird sichergestellt, dass das Baumuster den sicherheitstechnischen Anforderungen des ProdSG entspricht sowie die Prüf- und Zertifizierungsstelle kontrolliert hat, dass die in den Handel bzw. Verkehr gebrachten Serienprodukte mit dem geprüften Baumuster identisch sind.</text:p>
          </table:table-cell>
          <table:table-cell table:number-columns-repeated="16381"/>
        </table:table-row>
        <table:table-row table:style-name="ro3">
          <table:table-cell office:value-type="float" office:value="174" table:style-name="ce1">
            <text:p>174</text:p>
          </table:table-cell>
          <table:table-cell office:value-type="string" table:style-name="ce2">
            <text:p>174) Der Blauer Engel, was steckt hinter diesem Zeichen?</text:p>
          </table:table-cell>
          <table:table-cell office:value-type="string" table:style-name="ce2">
            <text:p>Die richtige Antwort: Der Blaue Engel ist das Umweltzeichen der Bundesregierung. "Unabhängig und glaubwürdig setzt er anspruchsvolle Maßstäbe für umweltfreundliche Produkte und Dienstleistungen. Der Blaue Engel ist die Orientierung beim nachhaltigen Einkauf." (Quelle: https://www.blauer-engel.de/de-Abgerufen am 01.08.2021) Das Umweltzeichen wird immer dann verliehen, wenn Produkte und Dienstleistungen umweltfreundlicher sind als vergleichbare, konventionelle Produkte und Dienstleistungen. Die Vergaberegeln legt das Bundesministerium für Umwelt. Naturschutz und nukleare Sicherheit (BMU) als Zeicheninhaber fest.</text:p>
          </table:table-cell>
          <table:table-cell table:number-columns-repeated="16381"/>
        </table:table-row>
        <table:table-row table:style-name="ro3">
          <table:table-cell office:value-type="float" office:value="175" table:style-name="ce1">
            <text:p>175</text:p>
          </table:table-cell>
          <table:table-cell office:value-type="string" table:style-name="ce2">
            <text:p>175) Was sollte beim Recyclen von IT-Produkten beachtet werden?</text:p>
          </table:table-cell>
          <table:table-cell office:value-type="string" table:style-name="ce2">
            <text:p>Die richtige Antwort: Laut der WEEE-Richtlinie (Waste Electrical and Electronic Equipment), in der die Vorgaben für die Entsorgung von Elektro-Altgeräten (EAG) festlegt sind, gibt es ein grundlegendes Prinzip, welches besagt, dass die Hersteller in der abfallwirtschaftlichen Verantwortung für ihre Produkte während der gesamten Lebensdauer verantwortlich sind. Dabei wird in verschiedene Kategorien unterschieden, wie zum Beispiel: Informations- und Kommunikationstechnik-Geräte: Computer. Notebooks. Tablets, Datenspeicher. Monitore. Drucker, Handys, Telefone. Netzteile. TK-Anlagen Unterhaltungselektronik-Geräte (auch braune Ware genannt): Fernseher, Videorecorder. Digitalkameras, Konsolen, HiFi-Anlagen, Boxen. Radios, CD-/DVD-/Blu-ray-Player Merke: Elektronische Geräte gehören nicht in den Hausmüll und müssen fachgerecht sowie umweltgerecht entsorgt werden.</text:p>
          </table:table-cell>
          <table:table-cell table:number-columns-repeated="16381"/>
        </table:table-row>
        <table:table-row table:style-name="ro3">
          <table:table-cell office:value-type="float" office:value="176" table:style-name="ce1">
            <text:p>176</text:p>
          </table:table-cell>
          <table:table-cell office:value-type="string" table:style-name="ce2">
            <text:p>176) Was sollte man beim Verschrotten von Datenträgern unbedingt beachten?</text:p>
          </table:table-cell>
          <table:table-cell office:value-type="string" table:style-name="ce2">
            <text:p>Die richtige Antwort: Alle Daten sind vor der Verschrottung eines Datenträgers durch technische Verfahren, wie zum Beispiel durch mechanische, magnetische oder thermische Verfahren nach DIN 66399 sicher zu löschen. Anschließend sind die Datenträger umwelt- und fachgerecht durch ein zertifiziertes Entsorgungsunternehmen zu entsorgen.</text:p>
          </table:table-cell>
          <table:table-cell table:number-columns-repeated="16381"/>
        </table:table-row>
        <table:table-row table:style-name="ro3">
          <table:table-cell office:value-type="float" office:value="177" table:style-name="ce1">
            <text:p>177</text:p>
          </table:table-cell>
          <table:table-cell office:value-type="string" table:style-name="ce2">
            <text:p>177) Was bedeutet der Begriff MFA (Multi-Factor-Authentication) und wo kommt sie zum Einsatz?</text:p>
          </table:table-cell>
          <table:table-cell office:value-type="string" table:style-name="ce2">
            <text:p>Die richtige Antwort: Die Multi-Factor-Authentication (MFA) ist eine erweiterte Form der Zugangsberechtigung, die durch mehrere unabhängige Merkmale (Faktoren) überprüft wird und erst nach Eingabe eines starken Passworts sowie der Eingabe einer Nummer (via SMS oder App) oder Angabe einer Zertifikatsdatei erteilt wird. Einsatzbereiche sind: Online-Banking Debit- oder Kreditkartenzahlung Online-Ausweisfunktion des Personalausweises Absicherung jeglicher öffentlich zugänglicher Onlinezugänge</text:p>
          </table:table-cell>
          <table:table-cell table:number-columns-repeated="16381"/>
        </table:table-row>
        <table:table-row table:style-name="ro3">
          <table:table-cell office:value-type="float" office:value="178" table:style-name="ce1">
            <text:p>178</text:p>
          </table:table-cell>
          <table:table-cell office:value-type="string" table:style-name="ce2">
            <text:p>178) Beschreibe den Begriff Datensicherheit und nenne deren Schutzziele.</text:p>
          </table:table-cell>
          <table:table-cell office:value-type="string" table:style-name="ce2">
            <text:p>Die richtige Antwort: Datensicherheit, oftmals auch Informationssicherheit genannt, beinhaltet alle technischen und nicht-technischen Maßnahmen zur Sicherstellung der 3 Schutzziele Vertraulichkeit, Verfügbarkeit und Integrität. Ein weiteres Schutzziel ist noch die Authentizität. Hier geht es um die Eigenschaften der Echtheit, Überprüfbarkeit und Vertrauenswürdigkeit eines Objekts. Datensicherheit oder Informationssicherheit unterscheidet nicht nach Art der Daten (siehe Datenschutz, wo es um personenbezogene Daten geht). Es geht hier in erster Linie um den Schutz vor Gefahren/Bedrohungen bzw. der Vermeidung von wirtschaftlichen Schäden sowie der Minimierung von Risiken im IT-Bereich.</text:p>
          </table:table-cell>
          <table:table-cell table:number-columns-repeated="16381"/>
        </table:table-row>
        <table:table-row table:style-name="ro3">
          <table:table-cell office:value-type="float" office:value="179" table:style-name="ce1">
            <text:p>179</text:p>
          </table:table-cell>
          <table:table-cell office:value-type="string" table:style-name="ce2">
            <text:p>179) Worin unterscheiden sich Datensicherheit und Datenschutz?</text:p>
          </table:table-cell>
          <table:table-cell office:value-type="string" table:style-name="ce2">
            <text:p>Die richtige Antwort: Die Datensicherheit bzw. Informationssicherheit verfolgt die 3 Schutzziele Vertraulichkeit, Verfügbarkeit und Integrität sowie außerdem die Authentizität. Hier wird nicht nach der Art der Daten (z. B. personenbezogen o. Ä.) unterschieden. Der Datenschutz verfolgt das Ziel, personenbezogene Daten zu schützen sowie die Informationspflichten und Rechte der Personen, von denen Daten erhoben werden, zu gewährleisten.</text:p>
          </table:table-cell>
          <table:table-cell table:number-columns-repeated="16381"/>
        </table:table-row>
        <table:table-row table:style-name="ro3">
          <table:table-cell office:value-type="float" office:value="180" table:style-name="ce1">
            <text:p>180</text:p>
          </table:table-cell>
          <table:table-cell office:value-type="string" table:style-name="ce2">
            <text:p>180) Nenne die wesentlichen Vorteile einer ISO/IEC 27001 Zertifizierung für Unternehmen.</text:p>
          </table:table-cell>
          <table:table-cell office:value-type="string" table:style-name="ce2">
            <text:p>Die richtige Antwort: Die internationale Norm ISO/IEC 27001 beschreibt die Anforderungen an ein funktionsfähiges Informationssicherheits-Managementsystem (ISMS). Die Anforderungen geben vor, wie ein ISMS in Unternehmen zu errichten, umzusetzen und kontinuierlich weiterzuentwickeln ist. Eine erfolgreiche Zertifizierung trägt dazu bei, IT-Risiken zu minimieren, IT-Sicherheitsverfahren zu etablieren sowie die Qualität der IT-Systeme nachhaltig zu optimieren. Weitere Vorteile sind: IT-Risiken, mögliche Schäden und Folgekosten abschätzen bzw. minimieren Wettbewerbsvorteil durch anerkannten internationalen Standard Steigerung des Vertrauens gegenüber Partnern. Kunden sowie der Öffentlichkeit Compliance-Anforderungen werden sichergestellt Systematisches Aufdecken von Schwachstellen</text:p>
          </table:table-cell>
          <table:table-cell table:number-columns-repeated="16381"/>
        </table:table-row>
        <table:table-row table:style-name="ro3">
          <table:table-cell office:value-type="float" office:value="181" table:style-name="ce1">
            <text:p>181</text:p>
          </table:table-cell>
          <table:table-cell office:value-type="string" table:style-name="ce2">
            <text:p>181) In der Informationssicherheit kommt es neben Sicherheits- und Datenschutzaspekten auch auf die Datenminimierung an. Welches sind die Ziele bei der Datenminimierung?</text:p>
          </table:table-cell>
          <table:table-cell office:value-type="string" table:style-name="ce2">
            <text:p>Die richtige Antwort: Datenminimierung und Datensparsamkeit sind grundlegende Regeln im Bereich des Datenschutzes Diese Regel besagt, dass bei der Datenverarbeitung nur so viele personenbezogene Daten gesammelt werden, wie für die jeweiligen Verarbeitungszwecke unbedingt notwendig sind Es gilt hier der Grundsatz: „So viele Daten wie nötig, so wenige Daten wie möglich“. Betroffene sollen dadurch vor einer übermäßigen Speicherung personenbezogener Daten geschützt werden.</text:p>
          </table:table-cell>
          <table:table-cell table:number-columns-repeated="16381"/>
        </table:table-row>
        <table:table-row table:style-name="ro3">
          <table:table-cell office:value-type="float" office:value="182" table:style-name="ce1">
            <text:p>182</text:p>
          </table:table-cell>
          <table:table-cell office:value-type="string" table:style-name="ce2">
            <text:p>182) Der Datenschutz ist auf europäischer Ebene in Verordnungen in der DSGVO beschrieben. Welche Rechte hat eine Person betreffend ihrer personenbezogenen Daten?</text:p>
          </table:table-cell>
          <table:table-cell office:value-type="string" table:style-name="ce2">
            <text:p>Die richtige Antwort: In Kapitel 3 der DSGVO sind folgende Vorschriften enthalten: Informationspflicht und Recht auf Auskunft zu personenbezogenen Daten Informationspflicht bei Erhebung von personenbezogenen Daten bei der betroffenen Person Informationspflicht, wenn die personenbezogenen Daten nicht bei der betroffenen Person erhoben wurden Auskunftsrecht der betroffenen Person Recht auf Berichtigung und Löschung Recht auf Berichtigung Recht auf Löschung („Recht auf Vergessenwerden“) Recht auf Einschränkung der Verarbeitung Mitteilungspflicht im Zusammenhang mit der Berichtigung oder Löschung Personen bezogener Daten oder der Einschränkung der Verarbeitung Recht auf Datenübertragbarkeit Widerspruchsrecht und automatisierte Entscheidungsfindung im Einzelfall</text:p>
          </table:table-cell>
          <table:table-cell table:number-columns-repeated="16381"/>
        </table:table-row>
        <table:table-row table:style-name="ro3">
          <table:table-cell office:value-type="float" office:value="183" table:style-name="ce1">
            <text:p>183</text:p>
          </table:table-cell>
          <table:table-cell office:value-type="string" table:style-name="ce2">
            <text:p>183) Was ist eine PKI (Public Key Infrastructure)?</text:p>
          </table:table-cell>
          <table:table-cell office:value-type="string" table:style-name="ce2">
            <text:p>Die richtige Antwort: Mit einer Public-Key-Infrastruktur (PKI, englisch public key infrastructure) wird ein kryptologisches System bezeichnet, welches innerhalb einer Infrastruktur digitale Zertifikate ausstellen, verteilen und prüfen kann. Zum Einsatz kommt ein Asymmetrisches Kryptosystem, welches zur Absicherung des Datenverkehrs innerhalb eines Netzwerks dient und das die Daten digital signiert und verschlüsselt. Zu den Bestandteilen einer PKI gehören unter anderem die Zertifizierungsstellen (CAs), untergeordnete Registrierungsstellen, digitale Zertifikate, Verzeichnisdienste für Zertifikate. Zertifikatssperrlisten sowie Validierungsservices. Es gibt einstufige und mehrstufige Modelle einer Public Key Infrastructure (PKI).</text:p>
          </table:table-cell>
          <table:table-cell table:number-columns-repeated="16381"/>
        </table:table-row>
        <table:table-row table:style-name="ro3">
          <table:table-cell office:value-type="float" office:value="184" table:style-name="ce1">
            <text:p>184</text:p>
          </table:table-cell>
          <table:table-cell office:value-type="string" table:style-name="ce2">
            <text:p>184) Was versteht man unter einem digitalen Zertifikat? </text:p>
          </table:table-cell>
          <table:table-cell office:value-type="string" table:style-name="ce2">
            <text:p>Die richtige Antwort: Als digitales Zertifikat wird ein digitaler Datensatz bezeichnet, der mithilfe von kryptografischen Schlüsselpaaren beispielsweise die Authentizität von Webseiten, Einzelpersonen oder Organisationen überprüfen kann. Ein typisches digitales Zertifikat basiert in der Regel auf dem X.509 Standard (Public-Key-Zertifikat). Das digitale Zertifikat besteht aus einem öffentlichen Schlüssel und einem privaten Schlüssel, anderen Informationen zur Identität der mit dem Zertifikat verknüpften Entität sowie Informationen über die ausstellende Zertifizierungsstelle. Ein digitales Zertifikat soll die Schutzziele der Datensicherheit, wie Vertraulichkeit sowie Authentizität gewährleisten.</text:p>
          </table:table-cell>
          <table:table-cell table:number-columns-repeated="16381"/>
        </table:table-row>
        <table:table-row table:style-name="ro3">
          <table:table-cell office:value-type="float" office:value="185" table:style-name="ce1">
            <text:p>185</text:p>
          </table:table-cell>
          <table:table-cell office:value-type="string" table:style-name="ce2">
            <text:p>185) Was ist eine SPI (Stateful Packet Inspection) Firewall?</text:p>
          </table:table-cell>
          <table:table-cell office:value-type="string" table:style-name="ce2">
            <text:p>Die richtige Antwort: Im Gegensatz zur klassischen Firewall (paketorientiert), nutzt eine Stateful Packet Inspection Firewall eine zustandsorientierte Paketüberprüfung, bei der jedes Datenpaket auf der Vermittlungsschicht (3. Schicht des OSI-Modells) einer bestimmten aktiven Sitzung zugeordnet wird und der Verbindungsstatus in dynamischen Zustandstabellen zwischengespeichert wird. Mit Hilfe des Zustands der Verbindungen werden bei TCP die SYN-. ACK-, FIN- und RST-Bits ausgewertet und über die Weiterleitung von Datenpaketen entschieden. Die eigentlich zustandslosen Datenpakete UDP (User Datagram Protocol) können auch stateful behandelt werden.</text:p>
          </table:table-cell>
          <table:table-cell table:number-columns-repeated="16381"/>
        </table:table-row>
        <table:table-row table:style-name="ro3">
          <table:table-cell office:value-type="float" office:value="186" table:style-name="ce1">
            <text:p>186</text:p>
          </table:table-cell>
          <table:table-cell office:value-type="string" table:style-name="ce2">
            <text:p>186) Was versteht man unter dem Begriff Endpoint-Security?</text:p>
          </table:table-cell>
          <table:table-cell office:value-type="string" table:style-name="ce2">
            <text:p>Die richtige Antwort: Als Endpoint-Security-Management werden alle Maßnahmen und Richtlinien bezeichnet, bei denen Endgeräte, die auf ein Netzwerk zugreifen, vor schädlichen Angriffen bzw. Zugriffen seitens Dritter geschützt werden. Zu den Maßnahmen zählen unter anderem sowohl die Anwendungsisolation von E-Mail-und Office-Programmen als auch Überwachung bzw. Verwaltung von externen Datenträgern, die über eine Art Whitelist geregelt wird.</text:p>
          </table:table-cell>
          <table:table-cell table:number-columns-repeated="16381"/>
        </table:table-row>
        <table:table-row table:style-name="ro3">
          <table:table-cell office:value-type="float" office:value="187" table:style-name="ce1">
            <text:p>187</text:p>
          </table:table-cell>
          <table:table-cell office:value-type="string" table:style-name="ce2">
            <text:p>187) Welche Anwendungen oder Verfahren verwenden kryptografische Hashfunktionen?</text:p>
          </table:table-cell>
          <table:table-cell office:value-type="string" table:style-name="ce2">
            <text:p>Die richtige Antwort: Bei folgenden Anwendungen oder Verfahren kommt es zum Einsatz von kryptografischen Hashfunktionen: Integritätsprüfungen Erzeugung von Prüfsummen Erzeugung von Sitzungsschlüsseln Generatoren für Einmal-Passwörter Verfahren zur Authentifizierung mit digitalen Signaturen Speichern von Passwörtern</text:p>
          </table:table-cell>
          <table:table-cell table:number-columns-repeated="16381"/>
        </table:table-row>
        <table:table-row table:style-name="ro3">
          <table:table-cell office:value-type="float" office:value="188" table:style-name="ce1">
            <text:p>188</text:p>
          </table:table-cell>
          <table:table-cell office:value-type="string" table:style-name="ce2">
            <text:p>188) Nenne Einsatzbereiche und Verfahren von symmetrischen Schlüsseln.</text:p>
          </table:table-cell>
          <table:table-cell office:value-type="string" table:style-name="ce2">
            <text:p>Die richtige Antwort:</text:p>
          </table:table-cell>
          <table:table-cell table:number-columns-repeated="16381"/>
        </table:table-row>
        <table:table-row table:style-name="ro3">
          <table:table-cell office:value-type="float" office:value="189" table:style-name="ce1">
            <text:p>189</text:p>
          </table:table-cell>
          <table:table-cell office:value-type="string" table:style-name="ce2">
            <text:p>189) Erläutere den Unterschied zwischen einem differentiellen und inkrementellen Backup.</text:p>
          </table:table-cell>
          <table:table-cell office:value-type="string" table:style-name="ce2">
            <text:p>Die richtige Antwort: Differentielles Backup Ein differentielles Backup ist eine Datensicherungsform bei der, ausgehend von einem Vollbackup, alle Dateien kopiert werden, die seit der letzten vollständigen Sicherung verändert wurden oder neu hinzugekommen sind. Beim vollständigen Wiederherstellen der Daten benötigt man zuerst das letzte Vollbackup und danach das letzte differentielle Backup. Inkrementelles Backup Ein inkrementelles Backup ist eine Datensicherungsform bei der, ausgehend von einem Vollbackup, nur die Dateien, die seit der letzten inkrementellen Sicherung verändert wurden oder neu hinzugekommen sind, kopiert werden. Beim vollständigen Wiederherstellen der Daten benötigt man zunächst das letzte Vollbackup und danach in der richtigen Reihenfolge die jeweiligen inkrementellen Backups.</text:p>
          </table:table-cell>
          <table:table-cell table:number-columns-repeated="16381"/>
        </table:table-row>
        <table:table-row table:style-name="ro3">
          <table:table-cell office:value-type="float" office:value="190" table:style-name="ce1">
            <text:p>190</text:p>
          </table:table-cell>
          <table:table-cell office:value-type="string" table:style-name="ce2">
            <text:p>190) Wie gestaltet sich ein vollständiger Backupplan nach dem Großvater-Vater-Sohn-Prinzip?</text:p>
          </table:table-cell>
          <table:table-cell office:value-type="string" table:style-name="ce2">
            <text:p>Die richtige Antwort: Beim Großvater-Vater-Sohn-Prinzip geht es um ein Rotationsschema zur Datensicherung auf Speichermedien Im Rahmen einer 5-Tage Woche kommen dabei 20 Speichermedien zum Einsatz. 4x Sohn-Medien -&gt; tägliche Datensicherung (inkrementelles Backup) 4x Väter-Medien -&gt; wöchentliche Datensicherung (Vollbackup) 12x Großvater-Medien -&gt; monatliche Datensicherung (Vollbackup)</text:p>
          </table:table-cell>
          <table:table-cell table:number-columns-repeated="16381"/>
        </table:table-row>
        <table:table-row table:style-name="ro3">
          <table:table-cell office:value-type="float" office:value="191" table:style-name="ce1">
            <text:p>191</text:p>
          </table:table-cell>
          <table:table-cell office:value-type="string" table:style-name="ce2">
            <text:p>191) Unterscheide die Begriffe Malware, Ransomware und Trojaner.</text:p>
          </table:table-cell>
          <table:table-cell office:value-type="string" table:style-name="ce2">
            <text:p>Die richtige Antwort: Malware = Schadsoftware oder Schadprogramme. Es handelt sich hier um einen Oberbegriff für die Begriffe wie Adware, Spyware, Viren. Botnets, Trojaner, Würmer, Rootkits und Ransomware. Ransomware = Erpressersoftware Bei Ransomware werden Daten z. B. auf einem Computer in Geiselhaft genommen, durch bestimmte Verschlüsselungsmethoden verschlüsselt und es wird zur Zahlung eines Lösegelds (z. B. via Bitcoin) aufgefordert, wenn man diese Daten wieder entschlüsselt haben möchte. Trojaner = Harmlos wirkendes Computerprogramm, welches im Hintergrund ohne Wissen des Anwenders weitere Schadsoftware nachlädt und beispielsweise Backdoorprogramme oder Rootkits installiert.</text:p>
          </table:table-cell>
          <table:table-cell table:number-columns-repeated="16381"/>
        </table:table-row>
        <table:table-row table:style-name="ro3">
          <table:table-cell office:value-type="float" office:value="192" table:style-name="ce1">
            <text:p>192</text:p>
          </table:table-cell>
          <table:table-cell office:value-type="string" table:style-name="ce2">
            <text:p>192) In der datenverarbeitenden Industrie kommt dem Datenschutz große Bedeutung zu. Welchem Zweck dient das IT-Sicherheitsmanagement?</text:p>
          </table:table-cell>
          <table:table-cell office:value-type="string" table:style-name="ce2">
            <text:p>Die richtige Antwort: Das IT-Sicherheitsmanagement beschreibt den permanenten Prozess innerhalb einer Unternehmung oder Organisation zur Gewährleistung der IT-Sicherheit und des Datenschutzes Es sollen Gefahren oder Bedrohungen für die Informationssicherheit sowie den Datenschutz eines Unternehmens odereiner Organisation verhindert oder abgewehrt werden.</text:p>
          </table:table-cell>
          <table:table-cell table:number-columns-repeated="16381"/>
        </table:table-row>
        <table:table-row table:style-name="ro3">
          <table:table-cell office:value-type="float" office:value="193" table:style-name="ce1">
            <text:p>193</text:p>
          </table:table-cell>
          <table:table-cell office:value-type="string" table:style-name="ce2">
            <text:p>193) Welche Bedingungen muss ein ergonomischer PC-Arbeitsplatz erfüllen?</text:p>
          </table:table-cell>
          <table:table-cell office:value-type="string" table:style-name="ce2">
            <text:p>Die richtige Antwort: Allgemeine Ergonomie-Richtlinien sind in der Richtlinie 90/270/EWG geregelt Diese Richtlinie enthält Mindestvorschriften bezüglich der Arbeit an Bildschirmgeräten. Folgende Bedingungen muss ein ergonomischer PC-Arbeitsplatz erfüllen: Die oberste Bildschirmzeile des Monitors ist leicht unterhalb der Sehachse des Mitarbeitenden. Der Mindestabstand von 50 cm zum Bildschirm ist zu gewährleisten Der Bildschirm sollte so eingerichtet sein, dass er frei von störenden Reflexionen und Blendungen ist. Der Bildschirm muss frei stehen und muss leicht drehbar sowie neigbar sein Arbeitshöhe und Sitzhöhe müssen sich an die Körperhöhe anpassen lassen. Ein Winkel von 90° zwischen Ober- und Unterarm sowie Ober- und Unterschenkel ist optimal. Genug Bewegungsspielraum für die Beine. Eine natürliche Körperhaltung muss möglich sein. Des Weiteren gelten die Bestimmungen der Arbeitsstättenverordnung (ArbStättV).</text:p>
          </table:table-cell>
          <table:table-cell table:number-columns-repeated="16381"/>
        </table:table-row>
        <table:table-row table:style-name="ro3">
          <table:table-cell office:value-type="float" office:value="194" table:style-name="ce1">
            <text:p>194</text:p>
          </table:table-cell>
          <table:table-cell office:value-type="string" table:style-name="ce2">
            <text:p>194) Welche Aussagen trifft die Arbeitsstättenverordnung (ArbStättV) in Bezug auf Bildschirm und Tastatur?</text:p>
          </table:table-cell>
          <table:table-cell office:value-type="string" table:style-name="ce2">
            <text:p>Die richtige Antwort: Die Arbeitsstättenverordnung (ArbStättV) enthält im Anhang wesentliche Regelungen zum Einrichten eines Bildschirmarbeitsplatzes. Insbesondere folgende Punkte sind dabei zu beachten: Die Zeichen auf dem Bildschirm müssen scharf, deutlich und ausreichend groß dargestellt sein. Das Bild muss stabil, flimmerfrei und ohne Verzerrungen dargestellt werden. Die Helligkeit sowie der Kontrast des Bildschirms müssen einstellbar sein. Der Bildschirmarbeitsplatz muss so eingerichtet sein, dass er frei von störenden Reflexionen und Blendungen ist. Das Bildschirmgerät muss frei stehen und leicht drehbar sowie neigbar sein. Die Tastatur muss vom Bildschirmgerät getrennt und neigbar sein, damit eine ergonomische Arbeitshaltung eingenommen werden kann. Die Tastatur muss eine Auflagemöglichkeit für die Hände bieten. Die PC-Tastatur muss eine reflexionsarme Oberfläche besitzen. Die Tastaturbeschriftung muss sich vom Untergrund deutlich abheben und bei normaler Arbeitshaltung lesbar sein.</text:p>
          </table:table-cell>
          <table:table-cell table:number-columns-repeated="16381"/>
        </table:table-row>
        <table:table-row table:style-name="ro3">
          <table:table-cell office:value-type="float" office:value="195" table:style-name="ce1">
            <text:p>195</text:p>
          </table:table-cell>
          <table:table-cell office:value-type="string" table:style-name="ce2">
            <text:p>195) Welches sind die allgemeinen Kriterien einer Schutzbedarfsanalyse von IT-Systemen?</text:p>
          </table:table-cell>
          <table:table-cell office:value-type="string" table:style-name="ce2">
            <text:p>Die richtige Antwort: Folgende Kriterien sind für eine Schutzbedarfsanalyse wichtig: Wie hoch ist das Risiko, dass IT-Infrastrukturen angegriffen werden? Welche Objekte müssen in der IT-Infrastruktur besonders abgesichert werden? Welchen konkreten Bedrohungsszenarien ist die IT-Infrastruktur ausgesetzt? Wie groß sind mögliche Schäden durch Angriffe auf produktive IT-Infrastrukturen? Wie hoch ist das aktuelle Gefährdungspotenzial? Welche Maßnahmen sind geeignet, die IT-Infrastruktur gegen interne und externe Bedrohungen zu schützen? Wie sieht die Kosten-Nutzen Betrachtung bzw. Risikoberechnung aus?</text:p>
          </table:table-cell>
          <table:table-cell table:number-columns-repeated="16381"/>
        </table:table-row>
        <table:table-row table:style-name="ro3">
          <table:table-cell office:value-type="float" office:value="196" table:style-name="ce1">
            <text:p>196</text:p>
          </table:table-cell>
          <table:table-cell office:value-type="string" table:style-name="ce2">
            <text:p>196) Welche Maßnahmen sind geeignet, um Schäden an der IT-Infrastruktur zu vermeiden bzw. die Sicherheit der IT-Systeme zu erhöhen?</text:p>
          </table:table-cell>
          <table:table-cell office:value-type="string" table:style-name="ce2">
            <text:p>Die richtige Antwort: Die folgenden Maßnahmen sind geeignet potenzielle Schäden an der IT-Infrastruktur zu vermeiden: Datenverschlüsselung der Datenträger Konzept für Netzwerksegmentierung im Unternehmen, Einsatz von VLANs mehrstufiges Firewallkonzept sowie Regeln für die Endpoint-Security auf den Clientsystemen Rechtekonzept für Mitarbeitende und Administratoren regelmäßiges Patchen der IT-Systeme permanentes Logging und Auditing (Penetrationtest, kurz: Pentest) Einsatz einer Passwortrichtlinie sowie einer Multi-Factor-Authentication Verfahrensanweisung oder Vier-Augen-Prinzip regelmäßige Schulungen der Mitarbeitenden, um das Bewusstsein zu erhöhen bzw. Bedrohungen zu erkennen</text:p>
          </table:table-cell>
          <table:table-cell table:number-columns-repeated="16381"/>
        </table:table-row>
        <table:table-row table:style-name="ro3">
          <table:table-cell office:value-type="float" office:value="197" table:style-name="ce1">
            <text:p>197</text:p>
          </table:table-cell>
          <table:table-cell office:value-type="string" table:style-name="ce2">
            <text:p>197) Aus welchen Phasen besteht der Sicherheitsprozess laut BSI IT-Grundschutz?</text:p>
          </table:table-cell>
          <table:table-cell office:value-type="string" table:style-name="ce2">
            <text:p>Die richtige Antwort: Im Rahmen des IT-G Windschutzes (BSI-Standard 100-2) besteht der Sicherheitsprozess aus folgenden Phasen: Initiierung des Sicherheitsprozesses 1. Übernahme der Verantwortung durch die Leitungsebene 2. Konzeption und Planung des Sicherheitsprozesses 3. Erstellung der Leitlinie zur Informationssicherheit 4. Aufbau einer geeigneten Organisationsstruktur für das Informationssicherheitsmanagement 5. Bereitstellung von finanziellen, personellen und zeitlichen Ressourcen 6. Einbindung aller Mitarbeitenden in den Sicherheitsprozess Erstellung einer Sicherheitskonzeption Umsetzung der Sicherheitskonzeption Aufrechterhaltung der Informationssicherheit im laufenden Betrieb und kontinuierliche Verbesserung (Quelle:https://www.bsi.bund./SharedDocs/Downloads/DE/BSI/Publikatioren/ITGrundscnutzstandards/BSI-Stardard_1002.pdf- abgerufen am 01.06.2021)</text:p>
          </table:table-cell>
          <table:table-cell table:number-columns-repeated="16381"/>
        </table:table-row>
        <table:table-row table:style-name="ro3">
          <table:table-cell office:value-type="float" office:value="198" table:style-name="ce1">
            <text:p>198</text:p>
          </table:table-cell>
          <table:table-cell office:value-type="string" table:style-name="ce2">
            <text:p>198) Welche Themen sind für einen TÜV geprüften IT-Sicherheitsbeauftragten für die IT-Sicherheit im Unternehmen von Bedeutung?</text:p>
          </table:table-cell>
          <table:table-cell office:value-type="string" table:style-name="ce2">
            <text:p>Die richtige Antwort: Als TÜV geprüfter IT-Sicherheitsbeauftragter (Information Security-Officer) sind folgende Themen für die IT-Sicherheit in Unternehmen von Bedeutung: Informationssicherheit und Informationssicherheitsmanagement IS-Management-System nach ISO 27001 IS-Management-System nach BSI IT-Grundschutz Konzepte der Informationssicherheit Aktuelle Themenbereiche und Konzepte der Informationssicherheit Sicherheitsmaßnahmen/Konzepte im Hinblick auf Organisation, Infrastruktur, Netzwerksicherheit, Systemsicherheit und Anwendungssicherheit (Quelle: https://vww.tuev-nord.de/de/veiterbildung/seminare/information-security-officer-iso-tuev-a/-abgerufen am 01.08.2021)</text:p>
          </table:table-cell>
          <table:table-cell table:number-columns-repeated="16381"/>
        </table:table-row>
        <table:table-row table:style-name="ro3">
          <table:table-cell office:value-type="float" office:value="199" table:style-name="ce1">
            <text:p>199</text:p>
          </table:table-cell>
          <table:table-cell office:value-type="string" table:style-name="ce2">
            <text:p>199) Welche Kriterien müssen erfüllt sein, um die Warenannahme zu verweigern?</text:p>
          </table:table-cell>
          <table:table-cell office:value-type="string" table:style-name="ce2">
            <text:p>Die richtige Antwort: Jeder kann die Annahme einer Sendung verweigern, wenn diese nicht richtig adressiert wurde das Paket Transportschäden aufweist oder die Anzahl der zu liefernden Packstücke mit der Bestellung nicht übereinstimmt. Bei Transportschäden oder Falschlieferungen ist der Händler verpflichtet, kostenneutral die Ware erneut in einwandfreier und richtiger Anzahl zu liefern. Wichtig: Wenn jemand im Auftrag eines Unternehmens Ware aufgrund von Mängeln ablehnt, muss der Mangel sofort beim Lieferanten angezeigt werden.</text:p>
          </table:table-cell>
          <table:table-cell table:number-columns-repeated="16381"/>
        </table:table-row>
        <table:table-row table:style-name="ro3">
          <table:table-cell office:value-type="float" office:value="200" table:style-name="ce1">
            <text:p>200</text:p>
          </table:table-cell>
          <table:table-cell office:value-type="string" table:style-name="ce2">
            <text:p>200) Was versteht man unter dem Begriff Eskalationsstufe im 3-stufigen IT-Kundensupport-Modell?</text:p>
          </table:table-cell>
          <table:table-cell office:value-type="string" table:style-name="ce2">
            <text:p>Die richtige Antwort: Eskalationsstufen im IT-Kundensupport werden definiert anhand des Schweregrads eines Falls und deren Eskalationsansprechpartner. Auslöser von Eskalationen sind: Schweregrad eines Supportfalls Zeit (eine Eskalation erfolgt, wenn der Supportfall nicht innerhalb der in einem Service Level Agreement vereinbarten maximalen Lösungszeit gelöst werden kann) Supportfälle aufgrund hinterlegter Regeln Eskalationsansprechpartner in einer Eskalationshierarchie: 1st Level Support (erste Anlaufstelle für Probleme) 2nd Level Support (Incident Manager. Einsatz von IT-Spezialisten) 3rd Level Support (Einsatz von Produktexperten oder Entwicklern</text:p>
          </table:table-cell>
          <table:table-cell table:number-columns-repeated="16381"/>
        </table:table-row>
        <table:table-row table:style-name="ro3">
          <table:table-cell office:value-type="float" office:value="201" table:style-name="ce1">
            <text:p>201</text:p>
          </table:table-cell>
          <table:table-cell office:value-type="string" table:style-name="ce2">
            <text:p>201) Was versteht man in der Informationstechnologie unter dem Begriff Service Level Agreement (SLA)?</text:p>
          </table:table-cell>
          <table:table-cell office:value-type="string" table:style-name="ce2">
            <text:p>Die richtige Antwort: Mit den Service Level Agreements (SLAs) werden die Prioritäten bei der Bearbeitung von Service-Fällen zwischen Kunden und Anbieter definiert. Service Level Agreements dienen der Qualitätssicherung und werden in einer Vereinbarung anhand von Leistungseigenschaften und Gütestufen der Dienstleistung oder der Produkte vertraglich festgelegt. Zu diesen Vereinbarungen zählen beispielsweise: Vertragslaufzeit Vertragsziel, z. B. Gewährleistung von minimalen Ausfallzeiten Servicezeiten, z. B. Mo-Fr in der Zeit 07:00 - 18:00 Uhr Verantwortlichkeiten von Auftraggeber und -nehmer. z. B Meldepflichten Kommunikation zwischen Auftraggeber und Auftragnehmer, z. B. Mail. Fax, vor Ort Einsatz Supportlevel nach Kategorien Reaktionszeit, z. B. Fallbearbeitung innerhalb von 24 Stunden Sanktionen bei Nichterfüllung des Vertrages</text:p>
          </table:table-cell>
          <table:table-cell table:number-columns-repeated="16381"/>
        </table:table-row>
        <table:table-row table:style-name="ro3">
          <table:table-cell office:value-type="float" office:value="202" table:style-name="ce1">
            <text:p>202</text:p>
          </table:table-cell>
          <table:table-cell office:value-type="string" table:style-name="ce2">
            <text:p>202) Nenne die wesentlichen Bestandteile eines Kaufvertrags.</text:p>
          </table:table-cell>
          <table:table-cell office:value-type="string" table:style-name="ce2">
            <text:p>Die richtige Antwort: In einem Kaufvertrag können abweichend der Regelungen des Bürgerlichen Gesetzbuchs (BGB) oder des Handelsgesetzbuchs (HGB) verschiedene Inhalte vertraglich festgelegt werden. Grundsätzlich sind in §§ 433 bis 453 BGB (Allgemeine Vorschriften zum Kaufvertrag) Dinge geregelt wie: Vertragstypische Pflichten beim Kaufvertrag, z. B. Eigentumsübertragung, Zahlung des Kaufpreises Rechte des Käufers bei Mängeln, z. B. Nacherfüllung, Minderung Garantie, z. B. Garantiedauer über der gesetzlichen Mängelhaftung (Gewährleistung) Haftungsausschluss, z. B. Ausschließung bestimmter Sacheigenschaften</text:p>
          </table:table-cell>
          <table:table-cell table:number-columns-repeated="16381"/>
        </table:table-row>
        <table:table-row table:style-name="ro3">
          <table:table-cell office:value-type="float" office:value="203" table:style-name="ce1">
            <text:p>203</text:p>
          </table:table-cell>
          <table:table-cell office:value-type="string" table:style-name="ce2">
            <text:p>203) Erläutere das mehrstufige Prinzip des First-Level-, Second-Level- und Third-Level-Supports.</text:p>
          </table:table-cell>
          <table:table-cell office:value-type="string" table:style-name="ce2">
            <text:p>Die richtige Antwort: First-Level-Support First-Level Support gilt als erste Anlaufstelle für alle Supportanfragen Die Mitarbeiter erfassen dort alle vollständigen Daten zur Person und zum Fall sowie alle zusätzlichen Informationen, die nützlich sind, um den Fall schnell zu lösen. Im Normalen versuchen die Mitarbeiter den Fall weitestgehend selbstständig zu lösen, um ihn andernfalls weiter zu eskalieren. Second-Level-Support Der Second-Level-Support kommt zum Einsatz, wenn der Fall nicht durch den First-Level-Support gelöst werden konnte oder zu komplex ist. Neue Erkenntnisse oder Ergebnisse werden in eine Wissensdatenbank zur Unterstützung des First-Level Support eingetragen. Third-Level-Support Der Third-Level-Support ist die höchste Eskalationsstufe, in der sich Spezialisten des Falls annehmen, um auf Hersteller- oder Entwicklungsebene eine Lösung zu finden bzw. zu erarbeiten. Das Ergebnis eines Support-Falls bzw. dieser Lösungs</text:p>
          </table:table-cell>
          <table:table-cell table:number-columns-repeated="16381"/>
        </table:table-row>
        <table:table-row table:style-name="ro3">
          <table:table-cell office:value-type="float" office:value="204" table:style-name="ce1">
            <text:p>204</text:p>
          </table:table-cell>
          <table:table-cell office:value-type="string" table:style-name="ce2">
            <text:p>204) Welche Vertragsbestandteile sollten in einem Vertrag zur Softwareerstellung geregelt sein?</text:p>
          </table:table-cell>
          <table:table-cell office:value-type="string" table:style-name="ce2">
            <text:p>Die richtige Antwort: In einem Vertrag zur Softwareerstellung sollten beispielsweise folgende Inhalte geregelt sein: Vertragsgegenstand (Lastenheft) Entwicklung und Herstellung (Pflichtenheft) Qualitätsstandard Fertigstellungstermin Nutzungsrechte Haftung Abnahme Vergütung</text:p>
          </table:table-cell>
          <table:table-cell table:number-columns-repeated="16381"/>
        </table:table-row>
        <table:table-row table:style-name="ro3">
          <table:table-cell office:value-type="float" office:value="205" table:style-name="ce1">
            <text:p>205</text:p>
          </table:table-cell>
          <table:table-cell office:value-type="string" table:style-name="ce2">
            <text:p>205) Mit welchen Maßnahmen kann der Umweltschutz im IT-Betrieb verstärkt berücksichtigt werden?</text:p>
          </table:table-cell>
          <table:table-cell office:value-type="string" table:style-name="ce2">
            <text:p>Die richtige Antwort: Durch den Kauf von Green-IT Komponenten, Nutzung von Standby-Regeln für Monitor und Desktops, Nutzung von SSD- anstatt HDD-Datenträgem, Einsatz von Abschaltautomatiken sowie der Virtualisierung von Servern und Applikationen kann effektiv zum Umweltschutz beigetragen werden.</text:p>
          </table:table-cell>
          <table:table-cell table:number-columns-repeated="16381"/>
        </table:table-row>
        <table:table-row table:style-name="ro3">
          <table:table-cell office:value-type="float" office:value="206" table:style-name="ce1">
            <text:p>206</text:p>
          </table:table-cell>
          <table:table-cell office:value-type="string" table:style-name="ce2">
            <text:p>206) Welches sind die ökonomischen Ziele eines Unternehmens?</text:p>
          </table:table-cell>
          <table:table-cell office:value-type="string" table:style-name="ce2">
            <text:p>Die richtige Antwort: Die Ertragsziele, die Marktziele sowie die Leistungsziele zählen zu den ökonomischen Zielen eines Unternehmens. Zu den Ertragszielen zählt alles, was mit den Begriffen Umsatz, Gewinn und Kapital zusammenhängt. Marktziele definiert der Unternehmer selbst, indem er festlegt, welchen gewünschten Marktanteil er haben möchte bzw. welche Steigerung des Marktanteils er für sich in Aussicht stellt. Als Leistungsziel werden gewisse Qualitätsstandards sowie die Sicherstellung der Arbeitsplätze definiert.</text:p>
          </table:table-cell>
          <table:table-cell table:number-columns-repeated="16381"/>
        </table:table-row>
        <table:table-row table:style-name="ro3">
          <table:table-cell office:value-type="float" office:value="207" table:style-name="ce1">
            <text:p>207</text:p>
          </table:table-cell>
          <table:table-cell office:value-type="string" table:style-name="ce2">
            <text:p>207) Unterscheide die 3 Cloud-Computing Begriffe IaaS, SaaS und PaaS.</text:p>
          </table:table-cell>
          <table:table-cell office:value-type="string" table:style-name="ce2">
            <text:p>Die richtige Antwort: Beim Cloud-Computing unterscheidet man drei Cloud-Service-Ebenen, die wie bei einer Pyramide aufeinander aufbauen: Infrastructure as a Service (laaS) ist im Wesentlichen der Ersatz für traditionelle Rechenzentren. Platform as a Service (PaaS) beschreibt eine Architektur, in der die Entwicklungs- und Laufzeitumgebungen für Software bereitgestellt werden. Software as a Service (SaaS) beschreibt ein Konzept, bei dem Software nicht länger als Lizenz an einen Benutzer verkauft wird, sondern ihm gleich als Service zur Verfügung gestellt wird.</text:p>
          </table:table-cell>
          <table:table-cell table:number-columns-repeated="16381"/>
        </table:table-row>
        <table:table-row table:style-name="ro3">
          <table:table-cell office:value-type="float" office:value="208" table:style-name="ce1">
            <text:p>208</text:p>
          </table:table-cell>
          <table:table-cell office:value-type="string" table:style-name="ce2">
            <text:p>208) Was ist ein Organigramm?</text:p>
          </table:table-cell>
          <table:table-cell office:value-type="string" table:style-name="ce2">
            <text:p>Die richtige Antwort: Ein Organigramm ist eine Art Übersichtsbild der Organisation eines Unternehmens, auch Organisationsschaubild genannt, welches in grafischer Form die interne Struktur bzw. Aufbauorganisation des Unternehmens abbildet. Der Begriff Organigramm ist zusammengesetzt aus Organisation und Diagramm. Folgende Informationen über die interne Struktur sind im Organigramm enthalten: Übersicht der Standorte und Leitungen beim Unternehmensverbund Aufteilung der betrieblichen Aufgaben auf Stellen und Abteilungen Namentliche und personelle Besetzung (Stäbe, Abteilungen, Stellen) Struktur der Aufbau-bzw. Leitungsorganisation Abbildung der Weisungsbeziehungen Leitungshilfsstellen</text:p>
          </table:table-cell>
          <table:table-cell table:number-columns-repeated="16381"/>
        </table:table-row>
        <table:table-row table:style-name="ro3">
          <table:table-cell office:value-type="float" office:value="209" table:style-name="ce1">
            <text:p>209</text:p>
          </table:table-cell>
          <table:table-cell office:value-type="string" table:style-name="ce2">
            <text:p>209) Was versteht man unter einer Aufbauorganisation?</text:p>
          </table:table-cell>
          <table:table-cell office:value-type="string" table:style-name="ce2">
            <text:p>Die richtige Antwort: Eine Aufbauorganisation ist eine Art hierarchische Struktur eines Unternehmens, einer Behörde oder einer Organisation. Sie gliedert ein Unternehmen in Aufgabenbereiche und bestimmt dabei Abteilungen, Leitungsebenen sowie Stabsstellen. Das Ergebnis dieser Struktur wird in der Regel in Form eines Organigramms visualisiert. Es gibt zur Darstellung verschiedene Organisationsformen, wie das Einliniensystem, das Mehrliniensystem, die Stablinienorganisation sowie die Matrixorganisation.</text:p>
          </table:table-cell>
          <table:table-cell table:number-columns-repeated="16381"/>
        </table:table-row>
        <table:table-row table:style-name="ro3">
          <table:table-cell office:value-type="float" office:value="210" table:style-name="ce1">
            <text:p>210</text:p>
          </table:table-cell>
          <table:table-cell office:value-type="string" table:style-name="ce2">
            <text:p>210) Was versteht man bei den Leitungssystemen unter einem Mehrliniensystem?</text:p>
          </table:table-cell>
          <table:table-cell office:value-type="string" table:style-name="ce2">
            <text:p>Die richtige Antwort: Das Mehrliniensystem ist ein Begriff aus der klassischen Aufbauorganisation der Leitungssysteme. In einem Mehrliniensystem erhält die untergeordnete Stelle von mehreren übergeordneten Stellen Weisungen. Es gilt das Prinzip der kürzesten Wege.</text:p>
          </table:table-cell>
          <table:table-cell table:number-columns-repeated="16381"/>
        </table:table-row>
        <table:table-row table:style-name="ro3">
          <table:table-cell office:value-type="float" office:value="211" table:style-name="ce1">
            <text:p>211</text:p>
          </table:table-cell>
          <table:table-cell office:value-type="string" table:style-name="ce2">
            <text:p>211) Was versteht man bei Aufbauorganisationen unter einer Stabsstelle?</text:p>
          </table:table-cell>
          <table:table-cell office:value-type="string" table:style-name="ce2">
            <text:p>Die richtige Antwort: Eine Stabsstelle stellt in der Aufbauorganisation ein Element der Organisationseinheit dar. In einem Stabliniensystem bzw. Stablinienorganisation unterstützt die Stabsstelle andere Stellen oder Abteilungen und trägt zur Lösung einer Aufgabe bei. Stabsstellen dienen der Entscheidungsfindung und zur Lösung verschiedener Aufgaben im Unternehmen, sie treffen jedoch selbst keine Entscheidungen.</text:p>
          </table:table-cell>
          <table:table-cell table:number-columns-repeated="16381"/>
        </table:table-row>
        <table:table-row table:style-name="ro3">
          <table:table-cell office:value-type="float" office:value="212" table:style-name="ce1">
            <text:p>212</text:p>
          </table:table-cell>
          <table:table-cell office:value-type="string" table:style-name="ce2">
            <text:p>212) Wie ist eine Stablinienorganisation aufgebaut?</text:p>
          </table:table-cell>
          <table:table-cell office:value-type="string" table:style-name="ce2">
            <text:p>Die richtige Antwort: Das Stabliniensystem ist eine Form der Leitungssysteme und ergänzt das Einliniensystem durch Stabsstellen. Die Stabsstellen sollen andere Stellen/Abteilungen bei ihren Aufgaben entlasten und unterstützen. Stabsstellen können auch dem gesamten Unternehmen bzw. der Leitung zur Verfügung stehen und unterstützend wirken.</text:p>
          </table:table-cell>
          <table:table-cell table:number-columns-repeated="16381"/>
        </table:table-row>
        <table:table-row table:style-name="ro3">
          <table:table-cell office:value-type="float" office:value="213" table:style-name="ce1">
            <text:p>213</text:p>
          </table:table-cell>
          <table:table-cell office:value-type="string" table:style-name="ce2">
            <text:p>213) Was versteht man bei den Leitungssystemen unter dem Begriff Matrixorganisation?</text:p>
          </table:table-cell>
          <table:table-cell office:value-type="string" table:style-name="ce2">
            <text:p>Die richtige Antwort: Die Matrixorganisation stellt die Erweiterung des Mehrliniensystems dar. In einer Matrixorganisation wird jede stelle von zwei Entscheidungslinien der vertikalen Linie und der horizontalen Linie beeinflusst. Zu den Vorteilen der Matrixorganisation zählen die Förderung der Teamarbeit und flexible Berücksichtigung von Anforderungen. Nachteilig wirken sich der erhöhte Kommunikationsaufwand bzw. unklare Kompetenzregeln auf diese Form der Organisation aus.</text:p>
          </table:table-cell>
          <table:table-cell table:number-columns-repeated="16381"/>
        </table:table-row>
        <table:table-row table:style-name="ro3">
          <table:table-cell office:value-type="float" office:value="214" table:style-name="ce1">
            <text:p>214</text:p>
          </table:table-cell>
          <table:table-cell office:value-type="string" table:style-name="ce2">
            <text:p>214) Welche Bedeutung haben bei Unterschriften die Abkürzungen i. V., i. A. sowie ppa.</text:p>
          </table:table-cell>
          <table:table-cell office:value-type="string" table:style-name="ce2">
            <text:p>Die richtige Antwort: ppa. - per procura autoritate. Gemäß § 49 Abs. 1 HGB ermächtigt die Prokura „zu allen Arten von gerichtlichen und außergerichtlichen Geschäften und Rechtshandlungen, die der Betrieb eines Handelsgewerbes mit sich bringt“. Die Prokura muss mittels ausdrücklicher Erklärung erteilt werden (vgl. § 48 Abs. 1 HGB) und muss ins Handelsregister eingetragen werden (vgl. §53, Abs. 1 HGB). i. V. - in Vollmacht. Vollmacht nach BGB bzw. Handlungsvollmacht nach HGB; benötigt wird hier vom Arbeitgeber/Inhaber eine Bevollmächtigung i. A. - im Auftrag. Vollmacht nach BGB bzw. Handlungsvollmacht nach HGB, ist nicht klar geregelt HGB - Handelsgesetzbuch BGB - Bürgerliches Gesetzbuch</text:p>
          </table:table-cell>
          <table:table-cell table:number-columns-repeated="16381"/>
        </table:table-row>
        <table:table-row table:style-name="ro3">
          <table:table-cell office:value-type="float" office:value="215" table:style-name="ce1">
            <text:p>215</text:p>
          </table:table-cell>
          <table:table-cell office:value-type="string" table:style-name="ce2">
            <text:p>215) Was versteht man unter dem Begriff Prokura?</text:p>
          </table:table-cell>
          <table:table-cell office:value-type="string" table:style-name="ce2">
            <text:p>Die richtige Antwort: Die Prokura (handelsrechtliche Vollmacht) ermächtigt gemäß § 49 Abs. 1 HGB „zu allen Arten von gerichtlichen und außergerichtlichen Geschäften und Rechtshandlungen, die der Betrieb eines Handelsgewerbes mit sich bringt“. Die Prokura ist eine Art Handlungsvollmacht für Personen im Unternehmen. Sie kann nur vom Inhaber eines Handelsgewerbes oder dessen gesetzlichen Vertreter erteilt werden. Die Prokura ist ab Erteilung rechtskräftig, muss jedoch ins Handelsregister eingetragen werden. Erlischt die Prokura, muss auch das im Handelsregister vermerkt werden. Von der Prokura ausgenommen sind Unterzeichnung von Bilanzen und Steuererklärung, Beantragung von Einträgen ins Handelsregister. Erteilung der Prokura, Insolvenzantrag, Auflösung des Handelsgeschäfts, Verkauf oder Belastung von Grundstücken. Letzteres ist zulässig, wenn diese Befugnis besonders erteilt wurde. Formen der Prokura: Einzelprokura Filialprokura Gesamtprokura (vgl. §§ 48 ff. Handelsgesetzbuch)</text:p>
          </table:table-cell>
          <table:table-cell table:number-columns-repeated="16381"/>
        </table:table-row>
        <table:table-row table:style-name="ro3">
          <table:table-cell office:value-type="float" office:value="216" table:style-name="ce1">
            <text:p>216</text:p>
          </table:table-cell>
          <table:table-cell office:value-type="string" table:style-name="ce2">
            <text:p>216) Erläutere den Begriff der doppelten Buchführung</text:p>
          </table:table-cell>
          <table:table-cell office:value-type="string" table:style-name="ce2">
            <text:p>Die richtige Antwort: Die doppelte Buchführung auch Soll- und Haben-Buchung genannt, ist eine Methode der Buchhaltung, bei der jeder Geschäftsvorfall doppelt gebucht wird. Sie dient dem kaufmännischen Zweck, Mittelherkunft und Mittelverwendung nachvollziehbar zu machen. Es existieren zwei grundlegende Kontoarten, die Bestandskonten und die Erfolgskonten, siehe Bild (vereinfachte Darstellung).</text:p>
          </table:table-cell>
          <table:table-cell table:number-columns-repeated="16381"/>
        </table:table-row>
        <table:table-row table:style-name="ro3">
          <table:table-cell office:value-type="float" office:value="217" table:style-name="ce1">
            <text:p>217</text:p>
          </table:table-cell>
          <table:table-cell office:value-type="string" table:style-name="ce2">
            <text:p>217) Was versteht man unter den Begriffen berufliche Fortbildung und berufliche Umschulung?</text:p>
          </table:table-cell>
          <table:table-cell office:value-type="string" table:style-name="ce2">
            <text:p>Die richtige Antwort: Der Begriff berufliche Fortbildung ist ein Teilbereich der Berufsbildung und im Berufsbildungsgesetz (BBiG) geregelt, um die berufliche Handlungsfähigkeit zu erhalten, anzupassen oder eine höherqualifizierte Berufsbildung zu erlangen oder beruflich aufzusteigen. Anders ist es bei der beruflichen Umschulung. In § 1 Ziele und Begriffe der Berufsbildung des BBiG Abs. 5 heißt es: „Die berufliche Umschulung soll zu einer anderen beruflichen Tätigkeit befähigen“. (vgl. § 1 BBiG)</text:p>
          </table:table-cell>
          <table:table-cell table:number-columns-repeated="16381"/>
        </table:table-row>
        <table:table-row table:style-name="ro3">
          <table:table-cell office:value-type="float" office:value="218" table:style-name="ce1">
            <text:p>218</text:p>
          </table:table-cell>
          <table:table-cell office:value-type="string" table:style-name="ce2">
            <text:p>218) Was versteht man unter einer beruflichen Weiterbildung?</text:p>
          </table:table-cell>
          <table:table-cell office:value-type="string" table:style-name="ce2">
            <text:p>Die richtige Antwort: Die berufliche Weiterbildung ist die klassische Form der Vertiefung oder der Ergänzung der erlangten beruflichen Kenntnisse. Das können zum Beispiel sein: weiterführende Kurse und Seminare Erlangung von Zertifikaten und Zusatzqualifikationen Fachwirt-, Meister- oder Betriebswirtkurse Sprachunterricht, der die berufliche Tätigkeit unterstützt</text:p>
          </table:table-cell>
          <table:table-cell table:number-columns-repeated="16381"/>
        </table:table-row>
        <table:table-row table:style-name="ro3">
          <table:table-cell office:value-type="float" office:value="219" table:style-name="ce1">
            <text:p>219</text:p>
          </table:table-cell>
          <table:table-cell office:value-type="string" table:style-name="ce2">
            <text:p>219) Was bedeuten in der Anwendungsentwicklung die Begriffe Black-Box-Test und White-Box-Test?</text:p>
          </table:table-cell>
          <table:table-cell office:value-type="string" table:style-name="ce2">
            <text:p>Die richtige Antwort: Als Black-Box-Test wird eine Methode des Softwaretests bezeichnet Bei diesem Testverfahren geht es darum, dass der Tester ohne Kenntnisse über die innere Funktionsweise bzw. Implementierung des Systems das Verhalten bzw. die Funktionen testet. Es wird nur das sichtbare Verhalten der Funktion oder des Gesamtsystems betrachtet und getestet. Der White-Box-Tests hingegen richtet den Blick auf den implementierten Algorithmus und überprüft die Korrektheit des Quellcodes.</text:p>
          </table:table-cell>
          <table:table-cell table:number-columns-repeated="16381"/>
        </table:table-row>
        <table:table-row table:style-name="ro3">
          <table:table-cell office:value-type="float" office:value="220" table:style-name="ce1">
            <text:p>220</text:p>
          </table:table-cell>
          <table:table-cell office:value-type="string" table:style-name="ce2">
            <text:p>220) In der Anwendungsentwicklung sind Testverfahren unerlässlich. Welche Testverfahren kennst du?</text:p>
          </table:table-cell>
          <table:table-cell office:value-type="string" table:style-name="ce2">
            <text:p>Die richtige Antwort: Folgende Testverfahren werden in der Anwendungsentwicklung angewendet: Black-Box-Test / White-Box-Test Komponententest Unittest Modultest Integrationstest Systemtest Abnahmetest Lasttest</text:p>
          </table:table-cell>
          <table:table-cell table:number-columns-repeated="16381"/>
        </table:table-row>
        <table:table-row table:style-name="ro3">
          <table:table-cell office:value-type="float" office:value="221" table:style-name="ce1">
            <text:p>221</text:p>
          </table:table-cell>
          <table:table-cell office:value-type="string" table:style-name="ce2">
            <text:p>221) Was versteht man unter dem Begriff Nachhaltigkeit in der Informationstechnologie-Branche?</text:p>
          </table:table-cell>
          <table:table-cell office:value-type="string" table:style-name="ce2">
            <text:p>Die richtige Antwort: Mit Nachhaltigkeit ist generell ein bewusstes, verantwortungsvolles Handeln gemeint, welches die vorhandenen Ressourcen unserer Umwelt schont. Dazu gehören im Besonderen in der Informationstechnologie folgende Punkte: Einsparung an Energie durch Einsatz von Virtualisierungstechnologien Erhöhung der Energieeffizienz durch Nutzung von Standby-Technologien Nutzung regenerativer Energien zum Betreiben von Rechenzentren Einschränkung des Verbrauchs von Papier, Kunststoff, Druckerfarbe usw. Free Cooling (Nutzung von Kaltluft und kaltem Wasser aus der Umwelt)</text:p>
          </table:table-cell>
          <table:table-cell table:number-columns-repeated="16381"/>
        </table:table-row>
        <table:table-row table:style-name="ro3">
          <table:table-cell office:value-type="float" office:value="222" table:style-name="ce1">
            <text:p>222</text:p>
          </table:table-cell>
          <table:table-cell office:value-type="string" table:style-name="ce2">
            <text:p>222) Was verbirgt sich hinter dem Begriff Rollout?</text:p>
          </table:table-cell>
          <table:table-cell office:value-type="string" table:style-name="ce2">
            <text:p>Die richtige Antwort: Der Begriff Rollout kommt aus dem Englischen und bedeutet so viel wie „herausrollen" oder „ausrollen". Damit ist eine Art Prozess der Einführung von neuer Hard- und Software, aber auch die Markteinführung von neuen Produkten im Allgemeinen, gemeint. Bei einem IT-Hardware Rolloutprozess unterscheidet man zwischen einem Austausch alter Hardware gegen neue Hardware oder der Einführung komplett neuer Hardware in einem neuen Standort. Der Begriff Rollout wird auch im Bereich der Softwareverteilung in Unternehmen genutzt.</text:p>
          </table:table-cell>
          <table:table-cell table:number-columns-repeated="16381"/>
        </table:table-row>
        <table:table-row table:style-name="ro3">
          <table:table-cell office:value-type="float" office:value="223" table:style-name="ce1">
            <text:p>223</text:p>
          </table:table-cell>
          <table:table-cell office:value-type="string" table:style-name="ce2">
            <text:p>223) Welche Prozesse müssen bei einem Software-Rollout beachtet werden?</text:p>
          </table:table-cell>
          <table:table-cell office:value-type="string" table:style-name="ce2">
            <text:p>Die richtige Antwort: Bei einem Software-Rollout bzw. einer Softwareverteilung im Unternehmen muss die Software, die es zu veröffentlichen und zu verteilen gilt, hinsichtlich der Kompatibilität gegenüber der eingesetzten Hardware geprüft werden. Wenn die Software automatisch verteilt werden soll, dann muss die Software, die neu installiert oder als Update verteilt werden soll, mit Hilfe einer Paketierungssoftware für das Verteilen vorbereitet werden. In Abhängigkeit der Paketierung kommt eine entsprechende Verteilungssoftware zum Einsatz, welche die Veröffentlichung, auch deployen genannt, übernimmt.</text:p>
          </table:table-cell>
          <table:table-cell table:number-columns-repeated="16381"/>
        </table:table-row>
        <table:table-row table:style-name="ro3">
          <table:table-cell office:value-type="float" office:value="224" table:style-name="ce1">
            <text:p>224</text:p>
          </table:table-cell>
          <table:table-cell office:value-type="string" table:style-name="ce2">
            <text:p>224) Welche Dinge müssen bei einem IT-Hardware-Rollout beachtet werden?</text:p>
          </table:table-cell>
          <table:table-cell office:value-type="string" table:style-name="ce2">
            <text:p>Die richtige Antwort: Folgende Dinge müssen bei einem IT-Hardware-Rollout beachtet werden: Einsatz eines Rollout-Managers, der die Prozesse koordiniert und überwacht Datenmigration bei Austausch von alter gegen neue Hardware Ermittlung der Asset-Tags bzw. Dokumentation der Asset-Tags Kompatibilität der Software zur Hardware klären Backupkonzept zur Datensicherung der Systeme abstimmen Terminüberwachung des Rolloutprozesses durch den Rollout Manager Terminabstimmung mit Kunden wie, wo und wann der Rolloutprozess gestartet wird</text:p>
          </table:table-cell>
          <table:table-cell table:number-columns-repeated="16381"/>
        </table:table-row>
        <table:table-row table:style-name="ro3">
          <table:table-cell office:value-type="float" office:value="225" table:style-name="ce1">
            <text:p>225</text:p>
          </table:table-cell>
          <table:table-cell office:value-type="string" table:style-name="ce2">
            <text:p>225) Welche Unterscheidungsmerkmale haben Kauf, Miete und Leasing?</text:p>
          </table:table-cell>
          <table:table-cell office:value-type="string" table:style-name="ce2">
            <text:p>Die richtige Antwort: Kauf: Der Käufer erwirbt ein Wirtschaftsgut. Er ist zur Zahlung des vereinbarten Kaufpreises verpflichtet. Der Verkäufer ist verpflichtet, dem Käufer das Eigentum an diesem Wirtschaftsgut zu übertragen und ihm die Ware zu übergeben (falls nicht anders vereinbart). Miete: Der Vermieter ist Eigentümer eines Objekts. Dieses überlässt er dem Mieter gegen regelmäßige Zahlung zur Nutzung. Die Nutzungsdauer wird meist vertraglich im Vorfeld festgelegt. Der Vermieter sichert zu, dass das Objekt die vereinbarten Eigenschaften aufweist. Er bleibt Eigentümer der Sache und trägt alle Rechte, Risiken und Pflichten. Leasing: Besondere Form des Mietvertrags. Der Leasing-Nehmer least ein Wirtschaftsgut für eine bestimmte Laufzeit und übernimmt alle Rechte, Risiken und Pflichten des Leasing-Objektes, wie z. B. Abnutzung, Wartung und Reparatur Ausnahmen bilden sogenannte Full-Service Verträge Während der Leasinglaufzeit bleibt das Leasing-Objekt in der Regel juristisch und wirtschaftlich das Eigentum des Leasing-Gebers.</text:p>
          </table:table-cell>
          <table:table-cell table:number-columns-repeated="16381"/>
        </table:table-row>
        <table:table-row table:style-name="ro3">
          <table:table-cell office:value-type="float" office:value="226" table:style-name="ce1">
            <text:p>226</text:p>
          </table:table-cell>
          <table:table-cell office:value-type="string" table:style-name="ce2">
            <text:p>226) Welche Vor- und Nachteile hat der Kauf von IT-Hardware für Unternehmen?</text:p>
          </table:table-cell>
          <table:table-cell office:value-type="string" table:style-name="ce2">
            <text:p>Die richtige Antwort: Vorteile beim Kauf sind: Wirtschaftsobjekt wird nach dem Erwerb sofort juristisch und wirtschaftlich Eigentum volle Verfügungsgewalt über das erworbene Wirtschaftsobjekt Wiederverkauf ist jederzeit möglich Einsatz des Wirtschaftsobjekts ist an keine Laufzeiten gebunden Anschaffung von IT-Hardware kann steuerlich als Betriebsausgaben geltend gemacht werden Nachteile beim Kauf sind: Kauf von IT-Hardware bindet Unternehmensvermögen und kann die Liquidität des Unternehmens mindern oder sogar gefährden Nutzungsdauer von IT-Hardware ist oft länger als bei Leasing oder Miete (Überalterung der Hardware)</text:p>
          </table:table-cell>
          <table:table-cell table:number-columns-repeated="16381"/>
        </table:table-row>
        <table:table-row table:style-name="ro3">
          <table:table-cell office:value-type="float" office:value="227" table:style-name="ce1">
            <text:p>227</text:p>
          </table:table-cell>
          <table:table-cell office:value-type="string" table:style-name="ce2">
            <text:p>227) Welche Vor- und Nachteile hat ein Unternehmen beim Leasing von IT-Hardware?</text:p>
          </table:table-cell>
          <table:table-cell office:value-type="string" table:style-name="ce2">
            <text:p>Die richtige Antwort: Leasing Vorteile sind: Leasing ist eine Art Fremdfinanzierung, während jeder Kauf oft Eigenmittel erfordert. Leasing führt nicht zu einer sofortigen Belastung der Liquidität. Stattdessen sind die monatlichen Raten gut planbar. Leasing-Gegenstand gehört nicht zum Anlagevermögen. Leasing ist bilanzneutral Leasing-Geber (Hersteller) kümmert sich um Reparatur oder Ersatz Immer neue Technik Leasing Nachteile sind: Leasingobjekt bleibt Eigentum des Leasinggebers Verträge sind normalerweise nicht kündbar und haben eine feste Laufzeit (oft 1 - 5 Jahre) Gesamtkosten sind gegenüber einem Kauf oft höher</text:p>
          </table:table-cell>
          <table:table-cell table:number-columns-repeated="16381"/>
        </table:table-row>
        <table:table-row table:style-name="ro3">
          <table:table-cell office:value-type="float" office:value="228" table:style-name="ce1">
            <text:p>228</text:p>
          </table:table-cell>
          <table:table-cell office:value-type="string" table:style-name="ce2">
            <text:p>228) Bringe die Phasen des Teambildungsprozesses in die richtige Reihenfolge.</text:p>
          </table:table-cell>
          <table:table-cell table:style-name="ce2"/>
          <table:table-cell table:number-columns-repeated="16381"/>
        </table:table-row>
        <table:table-row table:style-name="ro3">
          <table:table-cell office:value-type="float" office:value="229" table:style-name="ce1">
            <text:p>229</text:p>
          </table:table-cell>
          <table:table-cell office:value-type="string" table:style-name="ce2">
            <text:p>229) Ordne den volkswirtschaftlichen Sektoren die richtigen Beispiele zu.</text:p>
          </table:table-cell>
          <table:table-cell table:style-name="ce2"/>
          <table:table-cell table:number-columns-repeated="16381"/>
        </table:table-row>
        <table:table-row table:style-name="ro3">
          <table:table-cell office:value-type="float" office:value="230" table:style-name="ce1">
            <text:p>230</text:p>
          </table:table-cell>
          <table:table-cell office:value-type="string" table:style-name="ce2">
            <text:p>230) Welches der folgenden RAID-Level besitzt nicht die Eigenschaft der Redundanz? RAID 0 RAID 1 RAID 5 RAID 6 RAID 10</text:p>
          </table:table-cell>
          <table:table-cell office:value-type="string" table:style-name="ce2">
            <text:p>✔RAID 0 RAID 1 RAID 5 RAID 6 RAID 10</text:p>
          </table:table-cell>
          <table:table-cell table:number-columns-repeated="16381"/>
        </table:table-row>
        <table:table-row table:style-name="ro3">
          <table:table-cell office:value-type="float" office:value="231" table:style-name="ce1">
            <text:p>231</text:p>
          </table:table-cell>
          <table:table-cell office:value-type="string" table:style-name="ce2">
            <text:p>231) Bei welchen der folgenden RAID-Level ist der Rechenaufwand eher als hoch einzustufen? RAID 0 RAID 1 RAID 5 RAID 6 RAID 10</text:p>
          </table:table-cell>
          <table:table-cell office:value-type="string" table:style-name="ce2">
            <text:p>RAID 0 RAID 1 RAID 5 ✔ RAID 6 ✔ RAID 10</text:p>
          </table:table-cell>
          <table:table-cell table:number-columns-repeated="16381"/>
        </table:table-row>
        <table:table-row table:style-name="ro3">
          <table:table-cell office:value-type="float" office:value="232" table:style-name="ce1">
            <text:p>232</text:p>
          </table:table-cell>
          <table:table-cell office:value-type="string" table:style-name="ce2">
            <text:p>232) Wie viele Datenträger werden mindestens benötigt? Ordne die RAID-Level richtig zu. 2 &gt;=3 &gt;=4 RAID 0 RAID 1 RAID 5 RAID 6 RAID 10</text:p>
          </table:table-cell>
          <table:table-cell office:value-type="string" table:style-name="ce2">
            <text:p>2 &gt;=3 &gt;=4 RAID 0 X RAID 1 X RAID 5 X RAID 6 X RAID 10 X</text:p>
          </table:table-cell>
          <table:table-cell table:number-columns-repeated="16381"/>
        </table:table-row>
        <table:table-row table:style-name="ro3">
          <table:table-cell office:value-type="float" office:value="233" table:style-name="ce1">
            <text:p>233</text:p>
          </table:table-cell>
          <table:table-cell office:value-type="string" table:style-name="ce2">
            <text:p>233) Welche Video-Schnittstellen sind für 4K Auflösung geeignet? DisplayPort 1.3 DisplayPort 1.4 HDMI 1.4 HDMI 2.0 HDMI 2.1</text:p>
          </table:table-cell>
          <table:table-cell office:value-type="string" table:style-name="ce2">
            <text:p>✔ DisplayPort 1.3 ✔DisplayPort 1.4 HDMI 1.4 ✔ HDMI 2.0 ✔ HDMI 2.1</text:p>
          </table:table-cell>
          <table:table-cell table:number-columns-repeated="16381"/>
        </table:table-row>
        <table:table-row table:style-name="ro3">
          <table:table-cell office:value-type="float" office:value="234" table:style-name="ce1">
            <text:p>234</text:p>
          </table:table-cell>
          <table:table-cell office:value-type="string" table:style-name="ce2">
            <text:p>234) Welche Video-Schnittstellen sind für 8K Auflösung geeignet? DisplayPort 1.3 DisplayPort 1.4 HDMI 1.4 HDMI 2.0 HDMI 2.1</text:p>
          </table:table-cell>
          <table:table-cell office:value-type="string" table:style-name="ce2">
            <text:p>✔ DisplayPort 1.3 ✔DisplayPort 1.4 HDMI 1.4 HDMI 2.0 ✔HDMI 2.1</text:p>
          </table:table-cell>
          <table:table-cell table:number-columns-repeated="16381"/>
        </table:table-row>
        <table:table-row table:number-rows-repeated="104834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style:style style:name="_50_0_32__37__32_-_32_Akzent1" style:display-name="20 % - Akzent1" style:family="table-cell" style:data-style-name="N0">
      <style:table-cell-properties fo:background-color="#D9E1F2"/>
    </style:style>
    <style:style style:name="_50_0_32__37__32_-_32_Akzent2" style:display-name="20 % - Akzent2" style:family="table-cell" style:data-style-name="N0">
      <style:table-cell-properties fo:background-color="#FCE4D6"/>
    </style:style>
    <style:style style:name="_50_0_32__37__32_-_32_Akzent3" style:display-name="20 % - Akzent3" style:family="table-cell" style:data-style-name="N0">
      <style:table-cell-properties fo:background-color="#EDEDED"/>
    </style:style>
    <style:style style:name="_50_0_32__37__32_-_32_Akzent4" style:display-name="20 % - Akzent4" style:family="table-cell" style:data-style-name="N0">
      <style:table-cell-properties fo:background-color="#FFF2CC"/>
    </style:style>
    <style:style style:name="_50_0_32__37__32_-_32_Akzent5" style:display-name="20 % - Akzent5" style:family="table-cell" style:data-style-name="N0">
      <style:table-cell-properties fo:background-color="#DDEBF7"/>
    </style:style>
    <style:style style:name="_50_0_32__37__32_-_32_Akzent6" style:display-name="20 % - Akzent6" style:family="table-cell" style:data-style-name="N0">
      <style:table-cell-properties fo:background-color="#E2EFDA"/>
    </style:style>
    <style:style style:name="_52_0_32__37__32_-_32_Akzent1" style:display-name="40 % - Akzent1" style:family="table-cell" style:data-style-name="N0">
      <style:table-cell-properties fo:background-color="#B4C6E7"/>
    </style:style>
    <style:style style:name="_52_0_32__37__32_-_32_Akzent2" style:display-name="40 % - Akzent2" style:family="table-cell" style:data-style-name="N0">
      <style:table-cell-properties fo:background-color="#F8CBAD"/>
    </style:style>
    <style:style style:name="_52_0_32__37__32_-_32_Akzent3" style:display-name="40 % - Akzent3" style:family="table-cell" style:data-style-name="N0">
      <style:table-cell-properties fo:background-color="#DBDBDB"/>
    </style:style>
    <style:style style:name="_52_0_32__37__32_-_32_Akzent4" style:display-name="40 % - Akzent4" style:family="table-cell" style:data-style-name="N0">
      <style:table-cell-properties fo:background-color="#FFE699"/>
    </style:style>
    <style:style style:name="_52_0_32__37__32_-_32_Akzent5" style:display-name="40 % - Akzent5" style:family="table-cell" style:data-style-name="N0">
      <style:table-cell-properties fo:background-color="#BDD7EE"/>
    </style:style>
    <style:style style:name="_52_0_32__37__32_-_32_Akzent6" style:display-name="40 % - Akzent6" style:family="table-cell" style:data-style-name="N0">
      <style:table-cell-properties fo:background-color="#C6E0B4"/>
    </style:style>
    <style:style style:name="_54_0_32__37__32_-_32_Akzent1" style:display-name="60 % - Akzent1" style:family="table-cell" style:data-style-name="N0">
      <style:table-cell-properties fo:background-color="#8EA9DB"/>
    </style:style>
    <style:style style:name="_54_0_32__37__32_-_32_Akzent2" style:display-name="60 % - Akzent2" style:family="table-cell" style:data-style-name="N0">
      <style:table-cell-properties fo:background-color="#F4B084"/>
    </style:style>
    <style:style style:name="_54_0_32__37__32_-_32_Akzent3" style:display-name="60 % - Akzent3" style:family="table-cell" style:data-style-name="N0">
      <style:table-cell-properties fo:background-color="#C9C9C9"/>
    </style:style>
    <style:style style:name="_54_0_32__37__32_-_32_Akzent4" style:display-name="60 % - Akzent4" style:family="table-cell" style:data-style-name="N0">
      <style:table-cell-properties fo:background-color="#FFD966"/>
    </style:style>
    <style:style style:name="_54_0_32__37__32_-_32_Akzent5" style:display-name="60 % - Akzent5" style:family="table-cell" style:data-style-name="N0">
      <style:table-cell-properties fo:background-color="#9BC2E6"/>
    </style:style>
    <style:style style:name="_54_0_32__37__32_-_32_Akzent6" style:display-name="60 % - Akzent6" style:family="table-cell" style:data-style-name="N0">
      <style:table-cell-properties fo:background-color="#A9D08E"/>
    </style:style>
    <style:style style:name="Akzent1" style:family="table-cell" style:data-style-name="N0">
      <style:table-cell-properties fo:background-color="#4472C4"/>
      <style:text-properties fo:color="#FFFFFF"/>
    </style:style>
    <style:style style:name="Akzent2" style:family="table-cell" style:data-style-name="N0">
      <style:table-cell-properties fo:background-color="#ED7D31"/>
      <style:text-properties fo:color="#FFFFFF"/>
    </style:style>
    <style:style style:name="Akzent3" style:family="table-cell" style:data-style-name="N0">
      <style:table-cell-properties fo:background-color="#A5A5A5"/>
      <style:text-properties fo:color="#FFFFFF"/>
    </style:style>
    <style:style style:name="Akzent4" style:family="table-cell" style:data-style-name="N0">
      <style:table-cell-properties fo:background-color="#FFC000"/>
      <style:text-properties fo:color="#FFFFFF"/>
    </style:style>
    <style:style style:name="Akzent5" style:family="table-cell" style:data-style-name="N0">
      <style:table-cell-properties fo:background-color="#5B9BD5"/>
      <style:text-properties fo:color="#FFFFFF"/>
    </style:style>
    <style:style style:name="Akzent6" style:family="table-cell" style:data-style-name="N0">
      <style:table-cell-properties fo:background-color="#70AD47"/>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44546A" style:font-name="Calibri Light" style:font-name-asian="Calibri Light" style:font-name-complex="Calibri Light" fo:font-size="18pt" style:font-size-asian="18pt" style:font-size-complex="18pt"/>
    </style:style>
    <style:style style:name="_220_berschrift_32_1" style:display-name="Überschrift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_220_berschrift_32_4" style:display-name="Überschrift 4" style:family="table-cell" style:data-style-name="N0">
      <style:text-properties fo:color="#44546A"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